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0.29pt"/>
    </style:style>
    <style:style style:name="co3" style:family="table-column">
      <style:table-column-properties fo:break-before="auto" style:column-width="280.4pt"/>
    </style:style>
    <style:style style:name="co4" style:family="table-column">
      <style:table-column-properties fo:break-before="auto" style:column-width="314.76pt"/>
    </style:style>
    <style:style style:name="co5" style:family="table-column">
      <style:table-column-properties fo:break-before="auto" style:column-width="275.95pt"/>
    </style:style>
    <style:style style:name="co6" style:family="table-column">
      <style:table-column-properties fo:break-before="auto" style:column-width="310.31pt"/>
    </style:style>
    <style:style style:name="co7" style:family="table-column">
      <style:table-column-properties fo:break-before="auto" style:column-width="285.14pt"/>
    </style:style>
    <style:style style:name="co8" style:family="table-column">
      <style:table-column-properties fo:break-before="auto" style:column-width="702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85pt" fo:break-before="auto" style:use-optimal-row-height="true"/>
    </style:style>
    <style:style style:name="ro3" style:family="table-row">
      <style:table-row-properties style:row-height="43.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ard Hand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and_type</text:p>
          </table:table-cell>
          <table:table-cell table:style-name="ce1" office:value-type="string" calcext:value-type="string">
            <text:p>dealer_value</text:p>
          </table:table-cell>
          <table:table-cell office:value-type="string" calcext:value-type="string">
            <text:p>player_valu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hash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COM.MICROSOFT.CONCAT(&quot;[&quot;;&quot;{&quot;;&quot;'dealer_value'&quot;;&quot; =&gt; &quot;;[.B2];&quot;,&quot;;&quot; 'player_value'&quot;;&quot; =&gt; &quot;;[.C2];&quot;,&quot;;&quot; 'action'&quot;;&quot; =&gt; &quot;;&quot;'&quot;;[.D2];&quot;'&quot;;&quot;}&quot;;&quot;,&quot;)" office:value-type="string" office:string-value="[{'dealer_value' =&gt; 2, 'player_value' =&gt; 5, 'action' =&gt; 'H'}," calcext:value-type="string">
            <text:p>[{'dealer_value' =&gt; 2, 'player_value' =&gt; 5, 'action' =&gt; 'H'},</text:p>
          </table:table-cell>
          <table:table-cell office:value-type="string" calcext:value-type="string">
            <text:p>[{'dealer_value' =&gt; 2, 'player_value' =&gt; 5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3];&quot;,&quot;;&quot; 'player_value'&quot;;&quot; =&gt; &quot;;[.C3];&quot;,&quot;;&quot; 'action'&quot;;&quot; =&gt; &quot;;&quot;'&quot;;[.D3];&quot;'&quot;;&quot;}&quot;;&quot;,&quot;)" office:value-type="string" office:string-value="{'dealer_value' =&gt; 2, 'player_value' =&gt; 6, 'action' =&gt; 'H'}," calcext:value-type="string">
            <text:p>{'dealer_value' =&gt; 2, 'player_value' =&gt; 6, 'action' =&gt; 'H'},</text:p>
          </table:table-cell>
          <table:table-cell office:value-type="string" calcext:value-type="string">
            <text:p>{'dealer_value' =&gt; 2, 'player_value' =&gt; 6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4];&quot;,&quot;;&quot; 'player_value'&quot;;&quot; =&gt; &quot;;[.C4];&quot;,&quot;;&quot; 'action'&quot;;&quot; =&gt; &quot;;&quot;'&quot;;[.D4];&quot;'&quot;;&quot;}&quot;;&quot;,&quot;)" office:value-type="string" office:string-value="{'dealer_value' =&gt; 2, 'player_value' =&gt; 7, 'action' =&gt; 'H'}," calcext:value-type="string">
            <text:p>{'dealer_value' =&gt; 2, 'player_value' =&gt; 7, 'action' =&gt; 'H'},</text:p>
          </table:table-cell>
          <table:table-cell office:value-type="string" calcext:value-type="string">
            <text:p>{'dealer_value' =&gt; 2, 'player_value' =&gt; 7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5];&quot;,&quot;;&quot; 'player_value'&quot;;&quot; =&gt; &quot;;[.C5];&quot;,&quot;;&quot; 'action'&quot;;&quot; =&gt; &quot;;&quot;'&quot;;[.D5];&quot;'&quot;;&quot;}&quot;;&quot;,&quot;)" office:value-type="string" office:string-value="{'dealer_value' =&gt; 2, 'player_value' =&gt; 8, 'action' =&gt; 'H'}," calcext:value-type="string">
            <text:p>{'dealer_value' =&gt; 2, 'player_value' =&gt; 8, 'action' =&gt; 'H'},</text:p>
          </table:table-cell>
          <table:table-cell office:value-type="string" calcext:value-type="string">
            <text:p>{'dealer_value' =&gt; 2, 'player_value' =&gt; 8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6];&quot;,&quot;;&quot; 'player_value'&quot;;&quot; =&gt; &quot;;[.C6];&quot;,&quot;;&quot; 'action'&quot;;&quot; =&gt; &quot;;&quot;'&quot;;[.D6];&quot;'&quot;;&quot;}&quot;;&quot;,&quot;)" office:value-type="string" office:string-value="{'dealer_value' =&gt; 2, 'player_value' =&gt; 9, 'action' =&gt; 'Dh'}," calcext:value-type="string">
            <text:p>{'dealer_value' =&gt; 2, 'player_value' =&gt; 9, 'action' =&gt; 'Dh'},</text:p>
          </table:table-cell>
          <table:table-cell office:value-type="string" calcext:value-type="string">
            <text:p>{'dealer_value' =&gt; 2, 'player_value' =&gt; 9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7];&quot;,&quot;;&quot; 'player_value'&quot;;&quot; =&gt; &quot;;[.C7];&quot;,&quot;;&quot; 'action'&quot;;&quot; =&gt; &quot;;&quot;'&quot;;[.D7];&quot;'&quot;;&quot;}&quot;;&quot;,&quot;)" office:value-type="string" office:string-value="{'dealer_value' =&gt; 2, 'player_value' =&gt; 10, 'action' =&gt; 'Dh'}," calcext:value-type="string">
            <text:p>{'dealer_value' =&gt; 2, 'player_value' =&gt; 10, 'action' =&gt; 'Dh'},</text:p>
          </table:table-cell>
          <table:table-cell office:value-type="string" calcext:value-type="string">
            <text:p>{'dealer_value' =&gt; 2, 'player_value' =&gt; 10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8];&quot;,&quot;;&quot; 'player_value'&quot;;&quot; =&gt; &quot;;[.C8];&quot;,&quot;;&quot; 'action'&quot;;&quot; =&gt; &quot;;&quot;'&quot;;[.D8];&quot;'&quot;;&quot;}&quot;;&quot;,&quot;)" office:value-type="string" office:string-value="{'dealer_value' =&gt; 2, 'player_value' =&gt; 11, 'action' =&gt; 'Dh'}," calcext:value-type="string">
            <text:p>{'dealer_value' =&gt; 2, 'player_value' =&gt; 11, 'action' =&gt; 'Dh'},</text:p>
          </table:table-cell>
          <table:table-cell office:value-type="string" calcext:value-type="string">
            <text:p>{'dealer_value' =&gt; 2, 'player_value' =&gt; 11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9];&quot;,&quot;;&quot; 'player_value'&quot;;&quot; =&gt; &quot;;[.C9];&quot;,&quot;;&quot; 'action'&quot;;&quot; =&gt; &quot;;&quot;'&quot;;[.D9];&quot;'&quot;;&quot;}&quot;;&quot;,&quot;)" office:value-type="string" office:string-value="{'dealer_value' =&gt; 2, 'player_value' =&gt; 12, 'action' =&gt; 'H'}," calcext:value-type="string">
            <text:p>{'dealer_value' =&gt; 2, 'player_value' =&gt; 12, 'action' =&gt; 'H'},</text:p>
          </table:table-cell>
          <table:table-cell office:value-type="string" calcext:value-type="string">
            <text:p>{'dealer_value' =&gt; 2, 'player_value' =&gt; 12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0];&quot;,&quot;;&quot; 'player_value'&quot;;&quot; =&gt; &quot;;[.C10];&quot;,&quot;;&quot; 'action'&quot;;&quot; =&gt; &quot;;&quot;'&quot;;[.D10];&quot;'&quot;;&quot;}&quot;;&quot;,&quot;)" office:value-type="string" office:string-value="{'dealer_value' =&gt; 2, 'player_value' =&gt; 13, 'action' =&gt; 'S'}," calcext:value-type="string">
            <text:p>{'dealer_value' =&gt; 2, 'player_value' =&gt; 13, 'action' =&gt; 'S'},</text:p>
          </table:table-cell>
          <table:table-cell office:value-type="string" calcext:value-type="string">
            <text:p>{'dealer_value' =&gt; 2, 'player_value' =&gt; 13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1];&quot;,&quot;;&quot; 'player_value'&quot;;&quot; =&gt; &quot;;[.C11];&quot;,&quot;;&quot; 'action'&quot;;&quot; =&gt; &quot;;&quot;'&quot;;[.D11];&quot;'&quot;;&quot;}&quot;;&quot;,&quot;)" office:value-type="string" office:string-value="{'dealer_value' =&gt; 2, 'player_value' =&gt; 14, 'action' =&gt; 'S'}," calcext:value-type="string">
            <text:p>{'dealer_value' =&gt; 2, 'player_value' =&gt; 14, 'action' =&gt; 'S'},</text:p>
          </table:table-cell>
          <table:table-cell office:value-type="string" calcext:value-type="string">
            <text:p>{'dealer_value' =&gt; 2, 'player_value' =&gt; 14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2];&quot;,&quot;;&quot; 'player_value'&quot;;&quot; =&gt; &quot;;[.C12];&quot;,&quot;;&quot; 'action'&quot;;&quot; =&gt; &quot;;&quot;'&quot;;[.D12];&quot;'&quot;;&quot;}&quot;;&quot;,&quot;)" office:value-type="string" office:string-value="{'dealer_value' =&gt; 2, 'player_value' =&gt; 15, 'action' =&gt; 'S'}," calcext:value-type="string">
            <text:p>{'dealer_value' =&gt; 2, 'player_value' =&gt; 15, 'action' =&gt; 'S'},</text:p>
          </table:table-cell>
          <table:table-cell office:value-type="string" calcext:value-type="string">
            <text:p>{'dealer_value' =&gt; 2, 'player_value' =&gt; 15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3];&quot;,&quot;;&quot; 'player_value'&quot;;&quot; =&gt; &quot;;[.C13];&quot;,&quot;;&quot; 'action'&quot;;&quot; =&gt; &quot;;&quot;'&quot;;[.D13];&quot;'&quot;;&quot;}&quot;;&quot;,&quot;)" office:value-type="string" office:string-value="{'dealer_value' =&gt; 2, 'player_value' =&gt; 16, 'action' =&gt; 'S'}," calcext:value-type="string">
            <text:p>{'dealer_value' =&gt; 2, 'player_value' =&gt; 16, 'action' =&gt; 'S'},</text:p>
          </table:table-cell>
          <table:table-cell office:value-type="string" calcext:value-type="string">
            <text:p>{'dealer_value' =&gt; 2, 'player_value' =&gt; 16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4];&quot;,&quot;;&quot; 'player_value'&quot;;&quot; =&gt; &quot;;[.C14];&quot;,&quot;;&quot; 'action'&quot;;&quot; =&gt; &quot;;&quot;'&quot;;[.D14];&quot;'&quot;;&quot;}&quot;;&quot;,&quot;)" office:value-type="string" office:string-value="{'dealer_value' =&gt; 2, 'player_value' =&gt; 17, 'action' =&gt; 'S'}," calcext:value-type="string">
            <text:p>{'dealer_value' =&gt; 2, 'player_value' =&gt; 17, 'action' =&gt; 'S'},</text:p>
          </table:table-cell>
          <table:table-cell office:value-type="string" calcext:value-type="string">
            <text:p>{'dealer_value' =&gt; 2, 'player_value' =&gt; 17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5];&quot;,&quot;;&quot; 'player_value'&quot;;&quot; =&gt; &quot;;[.C15];&quot;,&quot;;&quot; 'action'&quot;;&quot; =&gt; &quot;;&quot;'&quot;;[.D15];&quot;'&quot;;&quot;}&quot;;&quot;,&quot;)" office:value-type="string" office:string-value="{'dealer_value' =&gt; 2, 'player_value' =&gt; 18, 'action' =&gt; 'S'}," calcext:value-type="string">
            <text:p>{'dealer_value' =&gt; 2, 'player_value' =&gt; 18, 'action' =&gt; 'S'},</text:p>
          </table:table-cell>
          <table:table-cell office:value-type="string" calcext:value-type="string">
            <text:p>{'dealer_value' =&gt; 2, 'player_value' =&gt; 18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6];&quot;,&quot;;&quot; 'player_value'&quot;;&quot; =&gt; &quot;;[.C16];&quot;,&quot;;&quot; 'action'&quot;;&quot; =&gt; &quot;;&quot;'&quot;;[.D16];&quot;'&quot;;&quot;}&quot;;&quot;,&quot;)" office:value-type="string" office:string-value="{'dealer_value' =&gt; 2, 'player_value' =&gt; 19, 'action' =&gt; 'S'}," calcext:value-type="string">
            <text:p>{'dealer_value' =&gt; 2, 'player_value' =&gt; 19, 'action' =&gt; 'S'},</text:p>
          </table:table-cell>
          <table:table-cell office:value-type="string" calcext:value-type="string">
            <text:p>{'dealer_value' =&gt; 2, 'player_value' =&gt; 19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7];&quot;,&quot;;&quot; 'player_value'&quot;;&quot; =&gt; &quot;;[.C17];&quot;,&quot;;&quot; 'action'&quot;;&quot; =&gt; &quot;;&quot;'&quot;;[.D17];&quot;'&quot;;&quot;}&quot;;&quot;,&quot;)" office:value-type="string" office:string-value="{'dealer_value' =&gt; 2, 'player_value' =&gt; 20, 'action' =&gt; 'S'}," calcext:value-type="string">
            <text:p>{'dealer_value' =&gt; 2, 'player_value' =&gt; 20, 'action' =&gt; 'S'},</text:p>
          </table:table-cell>
          <table:table-cell office:value-type="string" calcext:value-type="string">
            <text:p>{'dealer_value' =&gt; 2, 'player_value' =&gt; 20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8];&quot;,&quot;;&quot; 'player_value'&quot;;&quot; =&gt; &quot;;[.C18];&quot;,&quot;;&quot; 'action'&quot;;&quot; =&gt; &quot;;&quot;'&quot;;[.D18];&quot;'&quot;;&quot;}&quot;;&quot;,&quot;)" office:value-type="string" office:string-value="{'dealer_value' =&gt; 2, 'player_value' =&gt; 21, 'action' =&gt; 'S'}," calcext:value-type="string">
            <text:p>{'dealer_value' =&gt; 2, 'player_value' =&gt; 21, 'action' =&gt; 'S'},</text:p>
          </table:table-cell>
          <table:table-cell office:value-type="string" calcext:value-type="string">
            <text:p>{'dealer_value' =&gt; 2, 'player_value' =&gt; 21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9];&quot;,&quot;;&quot; 'player_value'&quot;;&quot; =&gt; &quot;;[.C19];&quot;,&quot;;&quot; 'action'&quot;;&quot; =&gt; &quot;;&quot;'&quot;;[.D19];&quot;'&quot;;&quot;}&quot;;&quot;,&quot;)" office:value-type="string" office:string-value="{'dealer_value' =&gt; 3, 'player_value' =&gt; 5, 'action' =&gt; 'H'}," calcext:value-type="string">
            <text:p>{'dealer_value' =&gt; 3, 'player_value' =&gt; 5, 'action' =&gt; 'H'},</text:p>
          </table:table-cell>
          <table:table-cell office:value-type="string" calcext:value-type="string">
            <text:p>{'dealer_value' =&gt; 3, 'player_value' =&gt; 5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20];&quot;,&quot;;&quot; 'player_value'&quot;;&quot; =&gt; &quot;;[.C20];&quot;,&quot;;&quot; 'action'&quot;;&quot; =&gt; &quot;;&quot;'&quot;;[.D20];&quot;'&quot;;&quot;}&quot;;&quot;,&quot;)" office:value-type="string" office:string-value="{'dealer_value' =&gt; 3, 'player_value' =&gt; 6, 'action' =&gt; 'H'}," calcext:value-type="string">
            <text:p>{'dealer_value' =&gt; 3, 'player_value' =&gt; 6, 'action' =&gt; 'H'},</text:p>
          </table:table-cell>
          <table:table-cell office:value-type="string" calcext:value-type="string">
            <text:p>{'dealer_value' =&gt; 3, 'player_value' =&gt; 6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21];&quot;,&quot;;&quot; 'player_value'&quot;;&quot; =&gt; &quot;;[.C21];&quot;,&quot;;&quot; 'action'&quot;;&quot; =&gt; &quot;;&quot;'&quot;;[.D21];&quot;'&quot;;&quot;}&quot;;&quot;,&quot;)" office:value-type="string" office:string-value="{'dealer_value' =&gt; 3, 'player_value' =&gt; 7, 'action' =&gt; 'H'}," calcext:value-type="string">
            <text:p>{'dealer_value' =&gt; 3, 'player_value' =&gt; 7, 'action' =&gt; 'H'},</text:p>
          </table:table-cell>
          <table:table-cell office:value-type="string" calcext:value-type="string">
            <text:p>{'dealer_value' =&gt; 3, 'player_value' =&gt; 7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22];&quot;,&quot;;&quot; 'player_value'&quot;;&quot; =&gt; &quot;;[.C22];&quot;,&quot;;&quot; 'action'&quot;;&quot; =&gt; &quot;;&quot;'&quot;;[.D22];&quot;'&quot;;&quot;}&quot;;&quot;,&quot;)" office:value-type="string" office:string-value="{'dealer_value' =&gt; 3, 'player_value' =&gt; 8, 'action' =&gt; 'H'}," calcext:value-type="string">
            <text:p>{'dealer_value' =&gt; 3, 'player_value' =&gt; 8, 'action' =&gt; 'H'},</text:p>
          </table:table-cell>
          <table:table-cell office:value-type="string" calcext:value-type="string">
            <text:p>{'dealer_value' =&gt; 3, 'player_value' =&gt; 8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23];&quot;,&quot;;&quot; 'player_value'&quot;;&quot; =&gt; &quot;;[.C23];&quot;,&quot;;&quot; 'action'&quot;;&quot; =&gt; &quot;;&quot;'&quot;;[.D23];&quot;'&quot;;&quot;}&quot;;&quot;,&quot;)" office:value-type="string" office:string-value="{'dealer_value' =&gt; 3, 'player_value' =&gt; 9, 'action' =&gt; 'Dh'}," calcext:value-type="string">
            <text:p>{'dealer_value' =&gt; 3, 'player_value' =&gt; 9, 'action' =&gt; 'Dh'},</text:p>
          </table:table-cell>
          <table:table-cell office:value-type="string" calcext:value-type="string">
            <text:p>{'dealer_value' =&gt; 3, 'player_value' =&gt; 9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24];&quot;,&quot;;&quot; 'player_value'&quot;;&quot; =&gt; &quot;;[.C24];&quot;,&quot;;&quot; 'action'&quot;;&quot; =&gt; &quot;;&quot;'&quot;;[.D24];&quot;'&quot;;&quot;}&quot;;&quot;,&quot;)" office:value-type="string" office:string-value="{'dealer_value' =&gt; 3, 'player_value' =&gt; 10, 'action' =&gt; 'Dh'}," calcext:value-type="string">
            <text:p>{'dealer_value' =&gt; 3, 'player_value' =&gt; 10, 'action' =&gt; 'Dh'},</text:p>
          </table:table-cell>
          <table:table-cell office:value-type="string" calcext:value-type="string">
            <text:p>{'dealer_value' =&gt; 3, 'player_value' =&gt; 10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25];&quot;,&quot;;&quot; 'player_value'&quot;;&quot; =&gt; &quot;;[.C25];&quot;,&quot;;&quot; 'action'&quot;;&quot; =&gt; &quot;;&quot;'&quot;;[.D25];&quot;'&quot;;&quot;}&quot;;&quot;,&quot;)" office:value-type="string" office:string-value="{'dealer_value' =&gt; 3, 'player_value' =&gt; 11, 'action' =&gt; 'Dh'}," calcext:value-type="string">
            <text:p>{'dealer_value' =&gt; 3, 'player_value' =&gt; 11, 'action' =&gt; 'Dh'},</text:p>
          </table:table-cell>
          <table:table-cell office:value-type="string" calcext:value-type="string">
            <text:p>{'dealer_value' =&gt; 3, 'player_value' =&gt; 11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26];&quot;,&quot;;&quot; 'player_value'&quot;;&quot; =&gt; &quot;;[.C26];&quot;,&quot;;&quot; 'action'&quot;;&quot; =&gt; &quot;;&quot;'&quot;;[.D26];&quot;'&quot;;&quot;}&quot;;&quot;,&quot;)" office:value-type="string" office:string-value="{'dealer_value' =&gt; 3, 'player_value' =&gt; 12, 'action' =&gt; 'H'}," calcext:value-type="string">
            <text:p>{'dealer_value' =&gt; 3, 'player_value' =&gt; 12, 'action' =&gt; 'H'},</text:p>
          </table:table-cell>
          <table:table-cell office:value-type="string" calcext:value-type="string">
            <text:p>{'dealer_value' =&gt; 3, 'player_value' =&gt; 12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27];&quot;,&quot;;&quot; 'player_value'&quot;;&quot; =&gt; &quot;;[.C27];&quot;,&quot;;&quot; 'action'&quot;;&quot; =&gt; &quot;;&quot;'&quot;;[.D27];&quot;'&quot;;&quot;}&quot;;&quot;,&quot;)" office:value-type="string" office:string-value="{'dealer_value' =&gt; 3, 'player_value' =&gt; 13, 'action' =&gt; 'S'}," calcext:value-type="string">
            <text:p>{'dealer_value' =&gt; 3, 'player_value' =&gt; 13, 'action' =&gt; 'S'},</text:p>
          </table:table-cell>
          <table:table-cell office:value-type="string" calcext:value-type="string">
            <text:p>{'dealer_value' =&gt; 3, 'player_value' =&gt; 13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28];&quot;,&quot;;&quot; 'player_value'&quot;;&quot; =&gt; &quot;;[.C28];&quot;,&quot;;&quot; 'action'&quot;;&quot; =&gt; &quot;;&quot;'&quot;;[.D28];&quot;'&quot;;&quot;}&quot;;&quot;,&quot;)" office:value-type="string" office:string-value="{'dealer_value' =&gt; 3, 'player_value' =&gt; 14, 'action' =&gt; 'S'}," calcext:value-type="string">
            <text:p>{'dealer_value' =&gt; 3, 'player_value' =&gt; 14, 'action' =&gt; 'S'},</text:p>
          </table:table-cell>
          <table:table-cell office:value-type="string" calcext:value-type="string">
            <text:p>{'dealer_value' =&gt; 3, 'player_value' =&gt; 14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29];&quot;,&quot;;&quot; 'player_value'&quot;;&quot; =&gt; &quot;;[.C29];&quot;,&quot;;&quot; 'action'&quot;;&quot; =&gt; &quot;;&quot;'&quot;;[.D29];&quot;'&quot;;&quot;}&quot;;&quot;,&quot;)" office:value-type="string" office:string-value="{'dealer_value' =&gt; 3, 'player_value' =&gt; 15, 'action' =&gt; 'S'}," calcext:value-type="string">
            <text:p>{'dealer_value' =&gt; 3, 'player_value' =&gt; 15, 'action' =&gt; 'S'},</text:p>
          </table:table-cell>
          <table:table-cell office:value-type="string" calcext:value-type="string">
            <text:p>{'dealer_value' =&gt; 3, 'player_value' =&gt; 15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30];&quot;,&quot;;&quot; 'player_value'&quot;;&quot; =&gt; &quot;;[.C30];&quot;,&quot;;&quot; 'action'&quot;;&quot; =&gt; &quot;;&quot;'&quot;;[.D30];&quot;'&quot;;&quot;}&quot;;&quot;,&quot;)" office:value-type="string" office:string-value="{'dealer_value' =&gt; 3, 'player_value' =&gt; 16, 'action' =&gt; 'S'}," calcext:value-type="string">
            <text:p>{'dealer_value' =&gt; 3, 'player_value' =&gt; 16, 'action' =&gt; 'S'},</text:p>
          </table:table-cell>
          <table:table-cell office:value-type="string" calcext:value-type="string">
            <text:p>{'dealer_value' =&gt; 3, 'player_value' =&gt; 16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31];&quot;,&quot;;&quot; 'player_value'&quot;;&quot; =&gt; &quot;;[.C31];&quot;,&quot;;&quot; 'action'&quot;;&quot; =&gt; &quot;;&quot;'&quot;;[.D31];&quot;'&quot;;&quot;}&quot;;&quot;,&quot;)" office:value-type="string" office:string-value="{'dealer_value' =&gt; 3, 'player_value' =&gt; 17, 'action' =&gt; 'S'}," calcext:value-type="string">
            <text:p>{'dealer_value' =&gt; 3, 'player_value' =&gt; 17, 'action' =&gt; 'S'},</text:p>
          </table:table-cell>
          <table:table-cell office:value-type="string" calcext:value-type="string">
            <text:p>{'dealer_value' =&gt; 3, 'player_value' =&gt; 17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32];&quot;,&quot;;&quot; 'player_value'&quot;;&quot; =&gt; &quot;;[.C32];&quot;,&quot;;&quot; 'action'&quot;;&quot; =&gt; &quot;;&quot;'&quot;;[.D32];&quot;'&quot;;&quot;}&quot;;&quot;,&quot;)" office:value-type="string" office:string-value="{'dealer_value' =&gt; 3, 'player_value' =&gt; 18, 'action' =&gt; 'S'}," calcext:value-type="string">
            <text:p>{'dealer_value' =&gt; 3, 'player_value' =&gt; 18, 'action' =&gt; 'S'},</text:p>
          </table:table-cell>
          <table:table-cell office:value-type="string" calcext:value-type="string">
            <text:p>{'dealer_value' =&gt; 3, 'player_value' =&gt; 18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33];&quot;,&quot;;&quot; 'player_value'&quot;;&quot; =&gt; &quot;;[.C33];&quot;,&quot;;&quot; 'action'&quot;;&quot; =&gt; &quot;;&quot;'&quot;;[.D33];&quot;'&quot;;&quot;}&quot;;&quot;,&quot;)" office:value-type="string" office:string-value="{'dealer_value' =&gt; 3, 'player_value' =&gt; 19, 'action' =&gt; 'S'}," calcext:value-type="string">
            <text:p>{'dealer_value' =&gt; 3, 'player_value' =&gt; 19, 'action' =&gt; 'S'},</text:p>
          </table:table-cell>
          <table:table-cell office:value-type="string" calcext:value-type="string">
            <text:p>{'dealer_value' =&gt; 3, 'player_value' =&gt; 19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34];&quot;,&quot;;&quot; 'player_value'&quot;;&quot; =&gt; &quot;;[.C34];&quot;,&quot;;&quot; 'action'&quot;;&quot; =&gt; &quot;;&quot;'&quot;;[.D34];&quot;'&quot;;&quot;}&quot;;&quot;,&quot;)" office:value-type="string" office:string-value="{'dealer_value' =&gt; 3, 'player_value' =&gt; 20, 'action' =&gt; 'S'}," calcext:value-type="string">
            <text:p>{'dealer_value' =&gt; 3, 'player_value' =&gt; 20, 'action' =&gt; 'S'},</text:p>
          </table:table-cell>
          <table:table-cell office:value-type="string" calcext:value-type="string">
            <text:p>{'dealer_value' =&gt; 3, 'player_value' =&gt; 20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35];&quot;,&quot;;&quot; 'player_value'&quot;;&quot; =&gt; &quot;;[.C35];&quot;,&quot;;&quot; 'action'&quot;;&quot; =&gt; &quot;;&quot;'&quot;;[.D35];&quot;'&quot;;&quot;}&quot;;&quot;,&quot;)" office:value-type="string" office:string-value="{'dealer_value' =&gt; 3, 'player_value' =&gt; 21, 'action' =&gt; 'S'}," calcext:value-type="string">
            <text:p>{'dealer_value' =&gt; 3, 'player_value' =&gt; 21, 'action' =&gt; 'S'},</text:p>
          </table:table-cell>
          <table:table-cell office:value-type="string" calcext:value-type="string">
            <text:p>{'dealer_value' =&gt; 3, 'player_value' =&gt; 21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36];&quot;,&quot;;&quot; 'player_value'&quot;;&quot; =&gt; &quot;;[.C36];&quot;,&quot;;&quot; 'action'&quot;;&quot; =&gt; &quot;;&quot;'&quot;;[.D36];&quot;'&quot;;&quot;}&quot;;&quot;,&quot;)" office:value-type="string" office:string-value="{'dealer_value' =&gt; 4, 'player_value' =&gt; 5, 'action' =&gt; 'H'}," calcext:value-type="string">
            <text:p>{'dealer_value' =&gt; 4, 'player_value' =&gt; 5, 'action' =&gt; 'H'},</text:p>
          </table:table-cell>
          <table:table-cell office:value-type="string" calcext:value-type="string">
            <text:p>{'dealer_value' =&gt; 4, 'player_value' =&gt; 5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37];&quot;,&quot;;&quot; 'player_value'&quot;;&quot; =&gt; &quot;;[.C37];&quot;,&quot;;&quot; 'action'&quot;;&quot; =&gt; &quot;;&quot;'&quot;;[.D37];&quot;'&quot;;&quot;}&quot;;&quot;,&quot;)" office:value-type="string" office:string-value="{'dealer_value' =&gt; 4, 'player_value' =&gt; 6, 'action' =&gt; 'H'}," calcext:value-type="string">
            <text:p>{'dealer_value' =&gt; 4, 'player_value' =&gt; 6, 'action' =&gt; 'H'},</text:p>
          </table:table-cell>
          <table:table-cell office:value-type="string" calcext:value-type="string">
            <text:p>{'dealer_value' =&gt; 4, 'player_value' =&gt; 6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38];&quot;,&quot;;&quot; 'player_value'&quot;;&quot; =&gt; &quot;;[.C38];&quot;,&quot;;&quot; 'action'&quot;;&quot; =&gt; &quot;;&quot;'&quot;;[.D38];&quot;'&quot;;&quot;}&quot;;&quot;,&quot;)" office:value-type="string" office:string-value="{'dealer_value' =&gt; 4, 'player_value' =&gt; 7, 'action' =&gt; 'H'}," calcext:value-type="string">
            <text:p>{'dealer_value' =&gt; 4, 'player_value' =&gt; 7, 'action' =&gt; 'H'},</text:p>
          </table:table-cell>
          <table:table-cell office:value-type="string" calcext:value-type="string">
            <text:p>{'dealer_value' =&gt; 4, 'player_value' =&gt; 7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39];&quot;,&quot;;&quot; 'player_value'&quot;;&quot; =&gt; &quot;;[.C39];&quot;,&quot;;&quot; 'action'&quot;;&quot; =&gt; &quot;;&quot;'&quot;;[.D39];&quot;'&quot;;&quot;}&quot;;&quot;,&quot;)" office:value-type="string" office:string-value="{'dealer_value' =&gt; 4, 'player_value' =&gt; 8, 'action' =&gt; 'H'}," calcext:value-type="string">
            <text:p>{'dealer_value' =&gt; 4, 'player_value' =&gt; 8, 'action' =&gt; 'H'},</text:p>
          </table:table-cell>
          <table:table-cell office:value-type="string" calcext:value-type="string">
            <text:p>{'dealer_value' =&gt; 4, 'player_value' =&gt; 8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40];&quot;,&quot;;&quot; 'player_value'&quot;;&quot; =&gt; &quot;;[.C40];&quot;,&quot;;&quot; 'action'&quot;;&quot; =&gt; &quot;;&quot;'&quot;;[.D40];&quot;'&quot;;&quot;}&quot;;&quot;,&quot;)" office:value-type="string" office:string-value="{'dealer_value' =&gt; 4, 'player_value' =&gt; 9, 'action' =&gt; 'Dh'}," calcext:value-type="string">
            <text:p>{'dealer_value' =&gt; 4, 'player_value' =&gt; 9, 'action' =&gt; 'Dh'},</text:p>
          </table:table-cell>
          <table:table-cell office:value-type="string" calcext:value-type="string">
            <text:p>{'dealer_value' =&gt; 4, 'player_value' =&gt; 9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41];&quot;,&quot;;&quot; 'player_value'&quot;;&quot; =&gt; &quot;;[.C41];&quot;,&quot;;&quot; 'action'&quot;;&quot; =&gt; &quot;;&quot;'&quot;;[.D41];&quot;'&quot;;&quot;}&quot;;&quot;,&quot;)" office:value-type="string" office:string-value="{'dealer_value' =&gt; 4, 'player_value' =&gt; 10, 'action' =&gt; 'Dh'}," calcext:value-type="string">
            <text:p>{'dealer_value' =&gt; 4, 'player_value' =&gt; 10, 'action' =&gt; 'Dh'},</text:p>
          </table:table-cell>
          <table:table-cell office:value-type="string" calcext:value-type="string">
            <text:p>{'dealer_value' =&gt; 4, 'player_value' =&gt; 10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42];&quot;,&quot;;&quot; 'player_value'&quot;;&quot; =&gt; &quot;;[.C42];&quot;,&quot;;&quot; 'action'&quot;;&quot; =&gt; &quot;;&quot;'&quot;;[.D42];&quot;'&quot;;&quot;}&quot;;&quot;,&quot;)" office:value-type="string" office:string-value="{'dealer_value' =&gt; 4, 'player_value' =&gt; 11, 'action' =&gt; 'Dh'}," calcext:value-type="string">
            <text:p>{'dealer_value' =&gt; 4, 'player_value' =&gt; 11, 'action' =&gt; 'Dh'},</text:p>
          </table:table-cell>
          <table:table-cell office:value-type="string" calcext:value-type="string">
            <text:p>{'dealer_value' =&gt; 4, 'player_value' =&gt; 11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43];&quot;,&quot;;&quot; 'player_value'&quot;;&quot; =&gt; &quot;;[.C43];&quot;,&quot;;&quot; 'action'&quot;;&quot; =&gt; &quot;;&quot;'&quot;;[.D43];&quot;'&quot;;&quot;}&quot;;&quot;,&quot;)" office:value-type="string" office:string-value="{'dealer_value' =&gt; 4, 'player_value' =&gt; 12, 'action' =&gt; 'S'}," calcext:value-type="string">
            <text:p>{'dealer_value' =&gt; 4, 'player_value' =&gt; 12, 'action' =&gt; 'S'},</text:p>
          </table:table-cell>
          <table:table-cell office:value-type="string" calcext:value-type="string">
            <text:p>{'dealer_value' =&gt; 4, 'player_value' =&gt; 12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44];&quot;,&quot;;&quot; 'player_value'&quot;;&quot; =&gt; &quot;;[.C44];&quot;,&quot;;&quot; 'action'&quot;;&quot; =&gt; &quot;;&quot;'&quot;;[.D44];&quot;'&quot;;&quot;}&quot;;&quot;,&quot;)" office:value-type="string" office:string-value="{'dealer_value' =&gt; 4, 'player_value' =&gt; 13, 'action' =&gt; 'S'}," calcext:value-type="string">
            <text:p>{'dealer_value' =&gt; 4, 'player_value' =&gt; 13, 'action' =&gt; 'S'},</text:p>
          </table:table-cell>
          <table:table-cell office:value-type="string" calcext:value-type="string">
            <text:p>{'dealer_value' =&gt; 4, 'player_value' =&gt; 13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45];&quot;,&quot;;&quot; 'player_value'&quot;;&quot; =&gt; &quot;;[.C45];&quot;,&quot;;&quot; 'action'&quot;;&quot; =&gt; &quot;;&quot;'&quot;;[.D45];&quot;'&quot;;&quot;}&quot;;&quot;,&quot;)" office:value-type="string" office:string-value="{'dealer_value' =&gt; 4, 'player_value' =&gt; 14, 'action' =&gt; 'S'}," calcext:value-type="string">
            <text:p>{'dealer_value' =&gt; 4, 'player_value' =&gt; 14, 'action' =&gt; 'S'},</text:p>
          </table:table-cell>
          <table:table-cell office:value-type="string" calcext:value-type="string">
            <text:p>{'dealer_value' =&gt; 4, 'player_value' =&gt; 14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46];&quot;,&quot;;&quot; 'player_value'&quot;;&quot; =&gt; &quot;;[.C46];&quot;,&quot;;&quot; 'action'&quot;;&quot; =&gt; &quot;;&quot;'&quot;;[.D46];&quot;'&quot;;&quot;}&quot;;&quot;,&quot;)" office:value-type="string" office:string-value="{'dealer_value' =&gt; 4, 'player_value' =&gt; 15, 'action' =&gt; 'S'}," calcext:value-type="string">
            <text:p>{'dealer_value' =&gt; 4, 'player_value' =&gt; 15, 'action' =&gt; 'S'},</text:p>
          </table:table-cell>
          <table:table-cell office:value-type="string" calcext:value-type="string">
            <text:p>{'dealer_value' =&gt; 4, 'player_value' =&gt; 15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47];&quot;,&quot;;&quot; 'player_value'&quot;;&quot; =&gt; &quot;;[.C47];&quot;,&quot;;&quot; 'action'&quot;;&quot; =&gt; &quot;;&quot;'&quot;;[.D47];&quot;'&quot;;&quot;}&quot;;&quot;,&quot;)" office:value-type="string" office:string-value="{'dealer_value' =&gt; 4, 'player_value' =&gt; 16, 'action' =&gt; 'S'}," calcext:value-type="string">
            <text:p>{'dealer_value' =&gt; 4, 'player_value' =&gt; 16, 'action' =&gt; 'S'},</text:p>
          </table:table-cell>
          <table:table-cell office:value-type="string" calcext:value-type="string">
            <text:p>{'dealer_value' =&gt; 4, 'player_value' =&gt; 16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48];&quot;,&quot;;&quot; 'player_value'&quot;;&quot; =&gt; &quot;;[.C48];&quot;,&quot;;&quot; 'action'&quot;;&quot; =&gt; &quot;;&quot;'&quot;;[.D48];&quot;'&quot;;&quot;}&quot;;&quot;,&quot;)" office:value-type="string" office:string-value="{'dealer_value' =&gt; 4, 'player_value' =&gt; 17, 'action' =&gt; 'S'}," calcext:value-type="string">
            <text:p>{'dealer_value' =&gt; 4, 'player_value' =&gt; 17, 'action' =&gt; 'S'},</text:p>
          </table:table-cell>
          <table:table-cell office:value-type="string" calcext:value-type="string">
            <text:p>{'dealer_value' =&gt; 4, 'player_value' =&gt; 17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49];&quot;,&quot;;&quot; 'player_value'&quot;;&quot; =&gt; &quot;;[.C49];&quot;,&quot;;&quot; 'action'&quot;;&quot; =&gt; &quot;;&quot;'&quot;;[.D49];&quot;'&quot;;&quot;}&quot;;&quot;,&quot;)" office:value-type="string" office:string-value="{'dealer_value' =&gt; 4, 'player_value' =&gt; 18, 'action' =&gt; 'S'}," calcext:value-type="string">
            <text:p>{'dealer_value' =&gt; 4, 'player_value' =&gt; 18, 'action' =&gt; 'S'},</text:p>
          </table:table-cell>
          <table:table-cell office:value-type="string" calcext:value-type="string">
            <text:p>{'dealer_value' =&gt; 4, 'player_value' =&gt; 18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50];&quot;,&quot;;&quot; 'player_value'&quot;;&quot; =&gt; &quot;;[.C50];&quot;,&quot;;&quot; 'action'&quot;;&quot; =&gt; &quot;;&quot;'&quot;;[.D50];&quot;'&quot;;&quot;}&quot;;&quot;,&quot;)" office:value-type="string" office:string-value="{'dealer_value' =&gt; 4, 'player_value' =&gt; 19, 'action' =&gt; 'S'}," calcext:value-type="string">
            <text:p>{'dealer_value' =&gt; 4, 'player_value' =&gt; 19, 'action' =&gt; 'S'},</text:p>
          </table:table-cell>
          <table:table-cell office:value-type="string" calcext:value-type="string">
            <text:p>{'dealer_value' =&gt; 4, 'player_value' =&gt; 19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51];&quot;,&quot;;&quot; 'player_value'&quot;;&quot; =&gt; &quot;;[.C51];&quot;,&quot;;&quot; 'action'&quot;;&quot; =&gt; &quot;;&quot;'&quot;;[.D51];&quot;'&quot;;&quot;}&quot;;&quot;,&quot;)" office:value-type="string" office:string-value="{'dealer_value' =&gt; 4, 'player_value' =&gt; 20, 'action' =&gt; 'S'}," calcext:value-type="string">
            <text:p>{'dealer_value' =&gt; 4, 'player_value' =&gt; 20, 'action' =&gt; 'S'},</text:p>
          </table:table-cell>
          <table:table-cell office:value-type="string" calcext:value-type="string">
            <text:p>{'dealer_value' =&gt; 4, 'player_value' =&gt; 20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52];&quot;,&quot;;&quot; 'player_value'&quot;;&quot; =&gt; &quot;;[.C52];&quot;,&quot;;&quot; 'action'&quot;;&quot; =&gt; &quot;;&quot;'&quot;;[.D52];&quot;'&quot;;&quot;}&quot;;&quot;,&quot;)" office:value-type="string" office:string-value="{'dealer_value' =&gt; 4, 'player_value' =&gt; 21, 'action' =&gt; 'S'}," calcext:value-type="string">
            <text:p>{'dealer_value' =&gt; 4, 'player_value' =&gt; 21, 'action' =&gt; 'S'},</text:p>
          </table:table-cell>
          <table:table-cell office:value-type="string" calcext:value-type="string">
            <text:p>{'dealer_value' =&gt; 4, 'player_value' =&gt; 21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53];&quot;,&quot;;&quot; 'player_value'&quot;;&quot; =&gt; &quot;;[.C53];&quot;,&quot;;&quot; 'action'&quot;;&quot; =&gt; &quot;;&quot;'&quot;;[.D53];&quot;'&quot;;&quot;}&quot;;&quot;,&quot;)" office:value-type="string" office:string-value="{'dealer_value' =&gt; 5, 'player_value' =&gt; 5, 'action' =&gt; 'H'}," calcext:value-type="string">
            <text:p>{'dealer_value' =&gt; 5, 'player_value' =&gt; 5, 'action' =&gt; 'H'},</text:p>
          </table:table-cell>
          <table:table-cell office:value-type="string" calcext:value-type="string">
            <text:p>{'dealer_value' =&gt; 5, 'player_value' =&gt; 5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54];&quot;,&quot;;&quot; 'player_value'&quot;;&quot; =&gt; &quot;;[.C54];&quot;,&quot;;&quot; 'action'&quot;;&quot; =&gt; &quot;;&quot;'&quot;;[.D54];&quot;'&quot;;&quot;}&quot;;&quot;,&quot;)" office:value-type="string" office:string-value="{'dealer_value' =&gt; 5, 'player_value' =&gt; 6, 'action' =&gt; 'H'}," calcext:value-type="string">
            <text:p>{'dealer_value' =&gt; 5, 'player_value' =&gt; 6, 'action' =&gt; 'H'},</text:p>
          </table:table-cell>
          <table:table-cell office:value-type="string" calcext:value-type="string">
            <text:p>{'dealer_value' =&gt; 5, 'player_value' =&gt; 6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55];&quot;,&quot;;&quot; 'player_value'&quot;;&quot; =&gt; &quot;;[.C55];&quot;,&quot;;&quot; 'action'&quot;;&quot; =&gt; &quot;;&quot;'&quot;;[.D55];&quot;'&quot;;&quot;}&quot;;&quot;,&quot;)" office:value-type="string" office:string-value="{'dealer_value' =&gt; 5, 'player_value' =&gt; 7, 'action' =&gt; 'H'}," calcext:value-type="string">
            <text:p>{'dealer_value' =&gt; 5, 'player_value' =&gt; 7, 'action' =&gt; 'H'},</text:p>
          </table:table-cell>
          <table:table-cell office:value-type="string" calcext:value-type="string">
            <text:p>{'dealer_value' =&gt; 5, 'player_value' =&gt; 7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56];&quot;,&quot;;&quot; 'player_value'&quot;;&quot; =&gt; &quot;;[.C56];&quot;,&quot;;&quot; 'action'&quot;;&quot; =&gt; &quot;;&quot;'&quot;;[.D56];&quot;'&quot;;&quot;}&quot;;&quot;,&quot;)" office:value-type="string" office:string-value="{'dealer_value' =&gt; 5, 'player_value' =&gt; 8, 'action' =&gt; 'Dh'}," calcext:value-type="string">
            <text:p>{'dealer_value' =&gt; 5, 'player_value' =&gt; 8, 'action' =&gt; 'Dh'},</text:p>
          </table:table-cell>
          <table:table-cell office:value-type="string" calcext:value-type="string">
            <text:p>{'dealer_value' =&gt; 5, 'player_value' =&gt; 8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57];&quot;,&quot;;&quot; 'player_value'&quot;;&quot; =&gt; &quot;;[.C57];&quot;,&quot;;&quot; 'action'&quot;;&quot; =&gt; &quot;;&quot;'&quot;;[.D57];&quot;'&quot;;&quot;}&quot;;&quot;,&quot;)" office:value-type="string" office:string-value="{'dealer_value' =&gt; 5, 'player_value' =&gt; 9, 'action' =&gt; 'Dh'}," calcext:value-type="string">
            <text:p>{'dealer_value' =&gt; 5, 'player_value' =&gt; 9, 'action' =&gt; 'Dh'},</text:p>
          </table:table-cell>
          <table:table-cell office:value-type="string" calcext:value-type="string">
            <text:p>{'dealer_value' =&gt; 5, 'player_value' =&gt; 9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58];&quot;,&quot;;&quot; 'player_value'&quot;;&quot; =&gt; &quot;;[.C58];&quot;,&quot;;&quot; 'action'&quot;;&quot; =&gt; &quot;;&quot;'&quot;;[.D58];&quot;'&quot;;&quot;}&quot;;&quot;,&quot;)" office:value-type="string" office:string-value="{'dealer_value' =&gt; 5, 'player_value' =&gt; 10, 'action' =&gt; 'Dh'}," calcext:value-type="string">
            <text:p>{'dealer_value' =&gt; 5, 'player_value' =&gt; 10, 'action' =&gt; 'Dh'},</text:p>
          </table:table-cell>
          <table:table-cell office:value-type="string" calcext:value-type="string">
            <text:p>{'dealer_value' =&gt; 5, 'player_value' =&gt; 10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59];&quot;,&quot;;&quot; 'player_value'&quot;;&quot; =&gt; &quot;;[.C59];&quot;,&quot;;&quot; 'action'&quot;;&quot; =&gt; &quot;;&quot;'&quot;;[.D59];&quot;'&quot;;&quot;}&quot;;&quot;,&quot;)" office:value-type="string" office:string-value="{'dealer_value' =&gt; 5, 'player_value' =&gt; 11, 'action' =&gt; 'Dh'}," calcext:value-type="string">
            <text:p>{'dealer_value' =&gt; 5, 'player_value' =&gt; 11, 'action' =&gt; 'Dh'},</text:p>
          </table:table-cell>
          <table:table-cell office:value-type="string" calcext:value-type="string">
            <text:p>{'dealer_value' =&gt; 5, 'player_value' =&gt; 11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60];&quot;,&quot;;&quot; 'player_value'&quot;;&quot; =&gt; &quot;;[.C60];&quot;,&quot;;&quot; 'action'&quot;;&quot; =&gt; &quot;;&quot;'&quot;;[.D60];&quot;'&quot;;&quot;}&quot;;&quot;,&quot;)" office:value-type="string" office:string-value="{'dealer_value' =&gt; 5, 'player_value' =&gt; 12, 'action' =&gt; 'S'}," calcext:value-type="string">
            <text:p>{'dealer_value' =&gt; 5, 'player_value' =&gt; 12, 'action' =&gt; 'S'},</text:p>
          </table:table-cell>
          <table:table-cell office:value-type="string" calcext:value-type="string">
            <text:p>{'dealer_value' =&gt; 5, 'player_value' =&gt; 12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61];&quot;,&quot;;&quot; 'player_value'&quot;;&quot; =&gt; &quot;;[.C61];&quot;,&quot;;&quot; 'action'&quot;;&quot; =&gt; &quot;;&quot;'&quot;;[.D61];&quot;'&quot;;&quot;}&quot;;&quot;,&quot;)" office:value-type="string" office:string-value="{'dealer_value' =&gt; 5, 'player_value' =&gt; 13, 'action' =&gt; 'S'}," calcext:value-type="string">
            <text:p>{'dealer_value' =&gt; 5, 'player_value' =&gt; 13, 'action' =&gt; 'S'},</text:p>
          </table:table-cell>
          <table:table-cell office:value-type="string" calcext:value-type="string">
            <text:p>{'dealer_value' =&gt; 5, 'player_value' =&gt; 13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62];&quot;,&quot;;&quot; 'player_value'&quot;;&quot; =&gt; &quot;;[.C62];&quot;,&quot;;&quot; 'action'&quot;;&quot; =&gt; &quot;;&quot;'&quot;;[.D62];&quot;'&quot;;&quot;}&quot;;&quot;,&quot;)" office:value-type="string" office:string-value="{'dealer_value' =&gt; 5, 'player_value' =&gt; 14, 'action' =&gt; 'S'}," calcext:value-type="string">
            <text:p>{'dealer_value' =&gt; 5, 'player_value' =&gt; 14, 'action' =&gt; 'S'},</text:p>
          </table:table-cell>
          <table:table-cell office:value-type="string" calcext:value-type="string">
            <text:p>{'dealer_value' =&gt; 5, 'player_value' =&gt; 14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63];&quot;,&quot;;&quot; 'player_value'&quot;;&quot; =&gt; &quot;;[.C63];&quot;,&quot;;&quot; 'action'&quot;;&quot; =&gt; &quot;;&quot;'&quot;;[.D63];&quot;'&quot;;&quot;}&quot;;&quot;,&quot;)" office:value-type="string" office:string-value="{'dealer_value' =&gt; 5, 'player_value' =&gt; 15, 'action' =&gt; 'S'}," calcext:value-type="string">
            <text:p>{'dealer_value' =&gt; 5, 'player_value' =&gt; 15, 'action' =&gt; 'S'},</text:p>
          </table:table-cell>
          <table:table-cell office:value-type="string" calcext:value-type="string">
            <text:p>{'dealer_value' =&gt; 5, 'player_value' =&gt; 15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64];&quot;,&quot;;&quot; 'player_value'&quot;;&quot; =&gt; &quot;;[.C64];&quot;,&quot;;&quot; 'action'&quot;;&quot; =&gt; &quot;;&quot;'&quot;;[.D64];&quot;'&quot;;&quot;}&quot;;&quot;,&quot;)" office:value-type="string" office:string-value="{'dealer_value' =&gt; 5, 'player_value' =&gt; 16, 'action' =&gt; 'S'}," calcext:value-type="string">
            <text:p>{'dealer_value' =&gt; 5, 'player_value' =&gt; 16, 'action' =&gt; 'S'},</text:p>
          </table:table-cell>
          <table:table-cell office:value-type="string" calcext:value-type="string">
            <text:p>{'dealer_value' =&gt; 5, 'player_value' =&gt; 16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65];&quot;,&quot;;&quot; 'player_value'&quot;;&quot; =&gt; &quot;;[.C65];&quot;,&quot;;&quot; 'action'&quot;;&quot; =&gt; &quot;;&quot;'&quot;;[.D65];&quot;'&quot;;&quot;}&quot;;&quot;,&quot;)" office:value-type="string" office:string-value="{'dealer_value' =&gt; 5, 'player_value' =&gt; 17, 'action' =&gt; 'S'}," calcext:value-type="string">
            <text:p>{'dealer_value' =&gt; 5, 'player_value' =&gt; 17, 'action' =&gt; 'S'},</text:p>
          </table:table-cell>
          <table:table-cell office:value-type="string" calcext:value-type="string">
            <text:p>{'dealer_value' =&gt; 5, 'player_value' =&gt; 17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66];&quot;,&quot;;&quot; 'player_value'&quot;;&quot; =&gt; &quot;;[.C66];&quot;,&quot;;&quot; 'action'&quot;;&quot; =&gt; &quot;;&quot;'&quot;;[.D66];&quot;'&quot;;&quot;}&quot;;&quot;,&quot;)" office:value-type="string" office:string-value="{'dealer_value' =&gt; 5, 'player_value' =&gt; 18, 'action' =&gt; 'S'}," calcext:value-type="string">
            <text:p>{'dealer_value' =&gt; 5, 'player_value' =&gt; 18, 'action' =&gt; 'S'},</text:p>
          </table:table-cell>
          <table:table-cell office:value-type="string" calcext:value-type="string">
            <text:p>{'dealer_value' =&gt; 5, 'player_value' =&gt; 18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67];&quot;,&quot;;&quot; 'player_value'&quot;;&quot; =&gt; &quot;;[.C67];&quot;,&quot;;&quot; 'action'&quot;;&quot; =&gt; &quot;;&quot;'&quot;;[.D67];&quot;'&quot;;&quot;}&quot;;&quot;,&quot;)" office:value-type="string" office:string-value="{'dealer_value' =&gt; 5, 'player_value' =&gt; 19, 'action' =&gt; 'S'}," calcext:value-type="string">
            <text:p>{'dealer_value' =&gt; 5, 'player_value' =&gt; 19, 'action' =&gt; 'S'},</text:p>
          </table:table-cell>
          <table:table-cell office:value-type="string" calcext:value-type="string">
            <text:p>{'dealer_value' =&gt; 5, 'player_value' =&gt; 19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68];&quot;,&quot;;&quot; 'player_value'&quot;;&quot; =&gt; &quot;;[.C68];&quot;,&quot;;&quot; 'action'&quot;;&quot; =&gt; &quot;;&quot;'&quot;;[.D68];&quot;'&quot;;&quot;}&quot;;&quot;,&quot;)" office:value-type="string" office:string-value="{'dealer_value' =&gt; 5, 'player_value' =&gt; 20, 'action' =&gt; 'S'}," calcext:value-type="string">
            <text:p>{'dealer_value' =&gt; 5, 'player_value' =&gt; 20, 'action' =&gt; 'S'},</text:p>
          </table:table-cell>
          <table:table-cell office:value-type="string" calcext:value-type="string">
            <text:p>{'dealer_value' =&gt; 5, 'player_value' =&gt; 20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69];&quot;,&quot;;&quot; 'player_value'&quot;;&quot; =&gt; &quot;;[.C69];&quot;,&quot;;&quot; 'action'&quot;;&quot; =&gt; &quot;;&quot;'&quot;;[.D69];&quot;'&quot;;&quot;}&quot;;&quot;,&quot;)" office:value-type="string" office:string-value="{'dealer_value' =&gt; 5, 'player_value' =&gt; 21, 'action' =&gt; 'S'}," calcext:value-type="string">
            <text:p>{'dealer_value' =&gt; 5, 'player_value' =&gt; 21, 'action' =&gt; 'S'},</text:p>
          </table:table-cell>
          <table:table-cell office:value-type="string" calcext:value-type="string">
            <text:p>{'dealer_value' =&gt; 5, 'player_value' =&gt; 21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70];&quot;,&quot;;&quot; 'player_value'&quot;;&quot; =&gt; &quot;;[.C70];&quot;,&quot;;&quot; 'action'&quot;;&quot; =&gt; &quot;;&quot;'&quot;;[.D70];&quot;'&quot;;&quot;}&quot;;&quot;,&quot;)" office:value-type="string" office:string-value="{'dealer_value' =&gt; 6, 'player_value' =&gt; 5, 'action' =&gt; 'H'}," calcext:value-type="string">
            <text:p>{'dealer_value' =&gt; 6, 'player_value' =&gt; 5, 'action' =&gt; 'H'},</text:p>
          </table:table-cell>
          <table:table-cell office:value-type="string" calcext:value-type="string">
            <text:p>{'dealer_value' =&gt; 6, 'player_value' =&gt; 5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71];&quot;,&quot;;&quot; 'player_value'&quot;;&quot; =&gt; &quot;;[.C71];&quot;,&quot;;&quot; 'action'&quot;;&quot; =&gt; &quot;;&quot;'&quot;;[.D71];&quot;'&quot;;&quot;}&quot;;&quot;,&quot;)" office:value-type="string" office:string-value="{'dealer_value' =&gt; 6, 'player_value' =&gt; 6, 'action' =&gt; 'H'}," calcext:value-type="string">
            <text:p>{'dealer_value' =&gt; 6, 'player_value' =&gt; 6, 'action' =&gt; 'H'},</text:p>
          </table:table-cell>
          <table:table-cell office:value-type="string" calcext:value-type="string">
            <text:p>{'dealer_value' =&gt; 6, 'player_value' =&gt; 6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72];&quot;,&quot;;&quot; 'player_value'&quot;;&quot; =&gt; &quot;;[.C72];&quot;,&quot;;&quot; 'action'&quot;;&quot; =&gt; &quot;;&quot;'&quot;;[.D72];&quot;'&quot;;&quot;}&quot;;&quot;,&quot;)" office:value-type="string" office:string-value="{'dealer_value' =&gt; 6, 'player_value' =&gt; 7, 'action' =&gt; 'H'}," calcext:value-type="string">
            <text:p>{'dealer_value' =&gt; 6, 'player_value' =&gt; 7, 'action' =&gt; 'H'},</text:p>
          </table:table-cell>
          <table:table-cell office:value-type="string" calcext:value-type="string">
            <text:p>{'dealer_value' =&gt; 6, 'player_value' =&gt; 7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73];&quot;,&quot;;&quot; 'player_value'&quot;;&quot; =&gt; &quot;;[.C73];&quot;,&quot;;&quot; 'action'&quot;;&quot; =&gt; &quot;;&quot;'&quot;;[.D73];&quot;'&quot;;&quot;}&quot;;&quot;,&quot;)" office:value-type="string" office:string-value="{'dealer_value' =&gt; 6, 'player_value' =&gt; 8, 'action' =&gt; 'Dh'}," calcext:value-type="string">
            <text:p>{'dealer_value' =&gt; 6, 'player_value' =&gt; 8, 'action' =&gt; 'Dh'},</text:p>
          </table:table-cell>
          <table:table-cell office:value-type="string" calcext:value-type="string">
            <text:p>{'dealer_value' =&gt; 6, 'player_value' =&gt; 8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74];&quot;,&quot;;&quot; 'player_value'&quot;;&quot; =&gt; &quot;;[.C74];&quot;,&quot;;&quot; 'action'&quot;;&quot; =&gt; &quot;;&quot;'&quot;;[.D74];&quot;'&quot;;&quot;}&quot;;&quot;,&quot;)" office:value-type="string" office:string-value="{'dealer_value' =&gt; 6, 'player_value' =&gt; 9, 'action' =&gt; 'Dh'}," calcext:value-type="string">
            <text:p>{'dealer_value' =&gt; 6, 'player_value' =&gt; 9, 'action' =&gt; 'Dh'},</text:p>
          </table:table-cell>
          <table:table-cell office:value-type="string" calcext:value-type="string">
            <text:p>{'dealer_value' =&gt; 6, 'player_value' =&gt; 9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75];&quot;,&quot;;&quot; 'player_value'&quot;;&quot; =&gt; &quot;;[.C75];&quot;,&quot;;&quot; 'action'&quot;;&quot; =&gt; &quot;;&quot;'&quot;;[.D75];&quot;'&quot;;&quot;}&quot;;&quot;,&quot;)" office:value-type="string" office:string-value="{'dealer_value' =&gt; 6, 'player_value' =&gt; 10, 'action' =&gt; 'Dh'}," calcext:value-type="string">
            <text:p>{'dealer_value' =&gt; 6, 'player_value' =&gt; 10, 'action' =&gt; 'Dh'},</text:p>
          </table:table-cell>
          <table:table-cell office:value-type="string" calcext:value-type="string">
            <text:p>{'dealer_value' =&gt; 6, 'player_value' =&gt; 10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76];&quot;,&quot;;&quot; 'player_value'&quot;;&quot; =&gt; &quot;;[.C76];&quot;,&quot;;&quot; 'action'&quot;;&quot; =&gt; &quot;;&quot;'&quot;;[.D76];&quot;'&quot;;&quot;}&quot;;&quot;,&quot;)" office:value-type="string" office:string-value="{'dealer_value' =&gt; 6, 'player_value' =&gt; 11, 'action' =&gt; 'Dh'}," calcext:value-type="string">
            <text:p>{'dealer_value' =&gt; 6, 'player_value' =&gt; 11, 'action' =&gt; 'Dh'},</text:p>
          </table:table-cell>
          <table:table-cell office:value-type="string" calcext:value-type="string">
            <text:p>{'dealer_value' =&gt; 6, 'player_value' =&gt; 11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77];&quot;,&quot;;&quot; 'player_value'&quot;;&quot; =&gt; &quot;;[.C77];&quot;,&quot;;&quot; 'action'&quot;;&quot; =&gt; &quot;;&quot;'&quot;;[.D77];&quot;'&quot;;&quot;}&quot;;&quot;,&quot;)" office:value-type="string" office:string-value="{'dealer_value' =&gt; 6, 'player_value' =&gt; 12, 'action' =&gt; 'S'}," calcext:value-type="string">
            <text:p>{'dealer_value' =&gt; 6, 'player_value' =&gt; 12, 'action' =&gt; 'S'},</text:p>
          </table:table-cell>
          <table:table-cell office:value-type="string" calcext:value-type="string">
            <text:p>{'dealer_value' =&gt; 6, 'player_value' =&gt; 12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78];&quot;,&quot;;&quot; 'player_value'&quot;;&quot; =&gt; &quot;;[.C78];&quot;,&quot;;&quot; 'action'&quot;;&quot; =&gt; &quot;;&quot;'&quot;;[.D78];&quot;'&quot;;&quot;}&quot;;&quot;,&quot;)" office:value-type="string" office:string-value="{'dealer_value' =&gt; 6, 'player_value' =&gt; 13, 'action' =&gt; 'S'}," calcext:value-type="string">
            <text:p>{'dealer_value' =&gt; 6, 'player_value' =&gt; 13, 'action' =&gt; 'S'},</text:p>
          </table:table-cell>
          <table:table-cell office:value-type="string" calcext:value-type="string">
            <text:p>{'dealer_value' =&gt; 6, 'player_value' =&gt; 13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79];&quot;,&quot;;&quot; 'player_value'&quot;;&quot; =&gt; &quot;;[.C79];&quot;,&quot;;&quot; 'action'&quot;;&quot; =&gt; &quot;;&quot;'&quot;;[.D79];&quot;'&quot;;&quot;}&quot;;&quot;,&quot;)" office:value-type="string" office:string-value="{'dealer_value' =&gt; 6, 'player_value' =&gt; 14, 'action' =&gt; 'S'}," calcext:value-type="string">
            <text:p>{'dealer_value' =&gt; 6, 'player_value' =&gt; 14, 'action' =&gt; 'S'},</text:p>
          </table:table-cell>
          <table:table-cell office:value-type="string" calcext:value-type="string">
            <text:p>{'dealer_value' =&gt; 6, 'player_value' =&gt; 14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80];&quot;,&quot;;&quot; 'player_value'&quot;;&quot; =&gt; &quot;;[.C80];&quot;,&quot;;&quot; 'action'&quot;;&quot; =&gt; &quot;;&quot;'&quot;;[.D80];&quot;'&quot;;&quot;}&quot;;&quot;,&quot;)" office:value-type="string" office:string-value="{'dealer_value' =&gt; 6, 'player_value' =&gt; 15, 'action' =&gt; 'S'}," calcext:value-type="string">
            <text:p>{'dealer_value' =&gt; 6, 'player_value' =&gt; 15, 'action' =&gt; 'S'},</text:p>
          </table:table-cell>
          <table:table-cell office:value-type="string" calcext:value-type="string">
            <text:p>{'dealer_value' =&gt; 6, 'player_value' =&gt; 15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81];&quot;,&quot;;&quot; 'player_value'&quot;;&quot; =&gt; &quot;;[.C81];&quot;,&quot;;&quot; 'action'&quot;;&quot; =&gt; &quot;;&quot;'&quot;;[.D81];&quot;'&quot;;&quot;}&quot;;&quot;,&quot;)" office:value-type="string" office:string-value="{'dealer_value' =&gt; 6, 'player_value' =&gt; 16, 'action' =&gt; 'S'}," calcext:value-type="string">
            <text:p>{'dealer_value' =&gt; 6, 'player_value' =&gt; 16, 'action' =&gt; 'S'},</text:p>
          </table:table-cell>
          <table:table-cell office:value-type="string" calcext:value-type="string">
            <text:p>{'dealer_value' =&gt; 6, 'player_value' =&gt; 16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82];&quot;,&quot;;&quot; 'player_value'&quot;;&quot; =&gt; &quot;;[.C82];&quot;,&quot;;&quot; 'action'&quot;;&quot; =&gt; &quot;;&quot;'&quot;;[.D82];&quot;'&quot;;&quot;}&quot;;&quot;,&quot;)" office:value-type="string" office:string-value="{'dealer_value' =&gt; 6, 'player_value' =&gt; 17, 'action' =&gt; 'S'}," calcext:value-type="string">
            <text:p>{'dealer_value' =&gt; 6, 'player_value' =&gt; 17, 'action' =&gt; 'S'},</text:p>
          </table:table-cell>
          <table:table-cell office:value-type="string" calcext:value-type="string">
            <text:p>{'dealer_value' =&gt; 6, 'player_value' =&gt; 17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83];&quot;,&quot;;&quot; 'player_value'&quot;;&quot; =&gt; &quot;;[.C83];&quot;,&quot;;&quot; 'action'&quot;;&quot; =&gt; &quot;;&quot;'&quot;;[.D83];&quot;'&quot;;&quot;}&quot;;&quot;,&quot;)" office:value-type="string" office:string-value="{'dealer_value' =&gt; 6, 'player_value' =&gt; 18, 'action' =&gt; 'S'}," calcext:value-type="string">
            <text:p>{'dealer_value' =&gt; 6, 'player_value' =&gt; 18, 'action' =&gt; 'S'},</text:p>
          </table:table-cell>
          <table:table-cell office:value-type="string" calcext:value-type="string">
            <text:p>{'dealer_value' =&gt; 6, 'player_value' =&gt; 18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84];&quot;,&quot;;&quot; 'player_value'&quot;;&quot; =&gt; &quot;;[.C84];&quot;,&quot;;&quot; 'action'&quot;;&quot; =&gt; &quot;;&quot;'&quot;;[.D84];&quot;'&quot;;&quot;}&quot;;&quot;,&quot;)" office:value-type="string" office:string-value="{'dealer_value' =&gt; 6, 'player_value' =&gt; 19, 'action' =&gt; 'S'}," calcext:value-type="string">
            <text:p>{'dealer_value' =&gt; 6, 'player_value' =&gt; 19, 'action' =&gt; 'S'},</text:p>
          </table:table-cell>
          <table:table-cell office:value-type="string" calcext:value-type="string">
            <text:p>{'dealer_value' =&gt; 6, 'player_value' =&gt; 19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85];&quot;,&quot;;&quot; 'player_value'&quot;;&quot; =&gt; &quot;;[.C85];&quot;,&quot;;&quot; 'action'&quot;;&quot; =&gt; &quot;;&quot;'&quot;;[.D85];&quot;'&quot;;&quot;}&quot;;&quot;,&quot;)" office:value-type="string" office:string-value="{'dealer_value' =&gt; 6, 'player_value' =&gt; 20, 'action' =&gt; 'S'}," calcext:value-type="string">
            <text:p>{'dealer_value' =&gt; 6, 'player_value' =&gt; 20, 'action' =&gt; 'S'},</text:p>
          </table:table-cell>
          <table:table-cell office:value-type="string" calcext:value-type="string">
            <text:p>{'dealer_value' =&gt; 6, 'player_value' =&gt; 20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86];&quot;,&quot;;&quot; 'player_value'&quot;;&quot; =&gt; &quot;;[.C86];&quot;,&quot;;&quot; 'action'&quot;;&quot; =&gt; &quot;;&quot;'&quot;;[.D86];&quot;'&quot;;&quot;}&quot;;&quot;,&quot;)" office:value-type="string" office:string-value="{'dealer_value' =&gt; 6, 'player_value' =&gt; 21, 'action' =&gt; 'S'}," calcext:value-type="string">
            <text:p>{'dealer_value' =&gt; 6, 'player_value' =&gt; 21, 'action' =&gt; 'S'},</text:p>
          </table:table-cell>
          <table:table-cell office:value-type="string" calcext:value-type="string">
            <text:p>{'dealer_value' =&gt; 6, 'player_value' =&gt; 21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87];&quot;,&quot;;&quot; 'player_value'&quot;;&quot; =&gt; &quot;;[.C87];&quot;,&quot;;&quot; 'action'&quot;;&quot; =&gt; &quot;;&quot;'&quot;;[.D87];&quot;'&quot;;&quot;}&quot;;&quot;,&quot;)" office:value-type="string" office:string-value="{'dealer_value' =&gt; 7, 'player_value' =&gt; 5, 'action' =&gt; 'H'}," calcext:value-type="string">
            <text:p>{'dealer_value' =&gt; 7, 'player_value' =&gt; 5, 'action' =&gt; 'H'},</text:p>
          </table:table-cell>
          <table:table-cell office:value-type="string" calcext:value-type="string">
            <text:p>{'dealer_value' =&gt; 7, 'player_value' =&gt; 5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88];&quot;,&quot;;&quot; 'player_value'&quot;;&quot; =&gt; &quot;;[.C88];&quot;,&quot;;&quot; 'action'&quot;;&quot; =&gt; &quot;;&quot;'&quot;;[.D88];&quot;'&quot;;&quot;}&quot;;&quot;,&quot;)" office:value-type="string" office:string-value="{'dealer_value' =&gt; 7, 'player_value' =&gt; 6, 'action' =&gt; 'H'}," calcext:value-type="string">
            <text:p>{'dealer_value' =&gt; 7, 'player_value' =&gt; 6, 'action' =&gt; 'H'},</text:p>
          </table:table-cell>
          <table:table-cell office:value-type="string" calcext:value-type="string">
            <text:p>{'dealer_value' =&gt; 7, 'player_value' =&gt; 6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89];&quot;,&quot;;&quot; 'player_value'&quot;;&quot; =&gt; &quot;;[.C89];&quot;,&quot;;&quot; 'action'&quot;;&quot; =&gt; &quot;;&quot;'&quot;;[.D89];&quot;'&quot;;&quot;}&quot;;&quot;,&quot;)" office:value-type="string" office:string-value="{'dealer_value' =&gt; 7, 'player_value' =&gt; 7, 'action' =&gt; 'H'}," calcext:value-type="string">
            <text:p>{'dealer_value' =&gt; 7, 'player_value' =&gt; 7, 'action' =&gt; 'H'},</text:p>
          </table:table-cell>
          <table:table-cell office:value-type="string" calcext:value-type="string">
            <text:p>{'dealer_value' =&gt; 7, 'player_value' =&gt; 7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90];&quot;,&quot;;&quot; 'player_value'&quot;;&quot; =&gt; &quot;;[.C90];&quot;,&quot;;&quot; 'action'&quot;;&quot; =&gt; &quot;;&quot;'&quot;;[.D90];&quot;'&quot;;&quot;}&quot;;&quot;,&quot;)" office:value-type="string" office:string-value="{'dealer_value' =&gt; 7, 'player_value' =&gt; 8, 'action' =&gt; 'H'}," calcext:value-type="string">
            <text:p>{'dealer_value' =&gt; 7, 'player_value' =&gt; 8, 'action' =&gt; 'H'},</text:p>
          </table:table-cell>
          <table:table-cell office:value-type="string" calcext:value-type="string">
            <text:p>{'dealer_value' =&gt; 7, 'player_value' =&gt; 8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91];&quot;,&quot;;&quot; 'player_value'&quot;;&quot; =&gt; &quot;;[.C91];&quot;,&quot;;&quot; 'action'&quot;;&quot; =&gt; &quot;;&quot;'&quot;;[.D91];&quot;'&quot;;&quot;}&quot;;&quot;,&quot;)" office:value-type="string" office:string-value="{'dealer_value' =&gt; 7, 'player_value' =&gt; 9, 'action' =&gt; 'H'}," calcext:value-type="string">
            <text:p>{'dealer_value' =&gt; 7, 'player_value' =&gt; 9, 'action' =&gt; 'H'},</text:p>
          </table:table-cell>
          <table:table-cell office:value-type="string" calcext:value-type="string">
            <text:p>{'dealer_value' =&gt; 7, 'player_value' =&gt; 9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92];&quot;,&quot;;&quot; 'player_value'&quot;;&quot; =&gt; &quot;;[.C92];&quot;,&quot;;&quot; 'action'&quot;;&quot; =&gt; &quot;;&quot;'&quot;;[.D92];&quot;'&quot;;&quot;}&quot;;&quot;,&quot;)" office:value-type="string" office:string-value="{'dealer_value' =&gt; 7, 'player_value' =&gt; 10, 'action' =&gt; 'Dh'}," calcext:value-type="string">
            <text:p>{'dealer_value' =&gt; 7, 'player_value' =&gt; 10, 'action' =&gt; 'Dh'},</text:p>
          </table:table-cell>
          <table:table-cell office:value-type="string" calcext:value-type="string">
            <text:p>{'dealer_value' =&gt; 7, 'player_value' =&gt; 10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93];&quot;,&quot;;&quot; 'player_value'&quot;;&quot; =&gt; &quot;;[.C93];&quot;,&quot;;&quot; 'action'&quot;;&quot; =&gt; &quot;;&quot;'&quot;;[.D93];&quot;'&quot;;&quot;}&quot;;&quot;,&quot;)" office:value-type="string" office:string-value="{'dealer_value' =&gt; 7, 'player_value' =&gt; 11, 'action' =&gt; 'Dh'}," calcext:value-type="string">
            <text:p>{'dealer_value' =&gt; 7, 'player_value' =&gt; 11, 'action' =&gt; 'Dh'},</text:p>
          </table:table-cell>
          <table:table-cell office:value-type="string" calcext:value-type="string">
            <text:p>{'dealer_value' =&gt; 7, 'player_value' =&gt; 11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94];&quot;,&quot;;&quot; 'player_value'&quot;;&quot; =&gt; &quot;;[.C94];&quot;,&quot;;&quot; 'action'&quot;;&quot; =&gt; &quot;;&quot;'&quot;;[.D94];&quot;'&quot;;&quot;}&quot;;&quot;,&quot;)" office:value-type="string" office:string-value="{'dealer_value' =&gt; 7, 'player_value' =&gt; 12, 'action' =&gt; 'H'}," calcext:value-type="string">
            <text:p>{'dealer_value' =&gt; 7, 'player_value' =&gt; 12, 'action' =&gt; 'H'},</text:p>
          </table:table-cell>
          <table:table-cell office:value-type="string" calcext:value-type="string">
            <text:p>{'dealer_value' =&gt; 7, 'player_value' =&gt; 12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95];&quot;,&quot;;&quot; 'player_value'&quot;;&quot; =&gt; &quot;;[.C95];&quot;,&quot;;&quot; 'action'&quot;;&quot; =&gt; &quot;;&quot;'&quot;;[.D95];&quot;'&quot;;&quot;}&quot;;&quot;,&quot;)" office:value-type="string" office:string-value="{'dealer_value' =&gt; 7, 'player_value' =&gt; 13, 'action' =&gt; 'H'}," calcext:value-type="string">
            <text:p>{'dealer_value' =&gt; 7, 'player_value' =&gt; 13, 'action' =&gt; 'H'},</text:p>
          </table:table-cell>
          <table:table-cell office:value-type="string" calcext:value-type="string">
            <text:p>{'dealer_value' =&gt; 7, 'player_value' =&gt; 13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96];&quot;,&quot;;&quot; 'player_value'&quot;;&quot; =&gt; &quot;;[.C96];&quot;,&quot;;&quot; 'action'&quot;;&quot; =&gt; &quot;;&quot;'&quot;;[.D96];&quot;'&quot;;&quot;}&quot;;&quot;,&quot;)" office:value-type="string" office:string-value="{'dealer_value' =&gt; 7, 'player_value' =&gt; 14, 'action' =&gt; 'H'}," calcext:value-type="string">
            <text:p>{'dealer_value' =&gt; 7, 'player_value' =&gt; 14, 'action' =&gt; 'H'},</text:p>
          </table:table-cell>
          <table:table-cell office:value-type="string" calcext:value-type="string">
            <text:p>{'dealer_value' =&gt; 7, 'player_value' =&gt; 14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97];&quot;,&quot;;&quot; 'player_value'&quot;;&quot; =&gt; &quot;;[.C97];&quot;,&quot;;&quot; 'action'&quot;;&quot; =&gt; &quot;;&quot;'&quot;;[.D97];&quot;'&quot;;&quot;}&quot;;&quot;,&quot;)" office:value-type="string" office:string-value="{'dealer_value' =&gt; 7, 'player_value' =&gt; 15, 'action' =&gt; 'H'}," calcext:value-type="string">
            <text:p>{'dealer_value' =&gt; 7, 'player_value' =&gt; 15, 'action' =&gt; 'H'},</text:p>
          </table:table-cell>
          <table:table-cell office:value-type="string" calcext:value-type="string">
            <text:p>{'dealer_value' =&gt; 7, 'player_value' =&gt; 15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98];&quot;,&quot;;&quot; 'player_value'&quot;;&quot; =&gt; &quot;;[.C98];&quot;,&quot;;&quot; 'action'&quot;;&quot; =&gt; &quot;;&quot;'&quot;;[.D98];&quot;'&quot;;&quot;}&quot;;&quot;,&quot;)" office:value-type="string" office:string-value="{'dealer_value' =&gt; 7, 'player_value' =&gt; 16, 'action' =&gt; 'H'}," calcext:value-type="string">
            <text:p>{'dealer_value' =&gt; 7, 'player_value' =&gt; 16, 'action' =&gt; 'H'},</text:p>
          </table:table-cell>
          <table:table-cell office:value-type="string" calcext:value-type="string">
            <text:p>{'dealer_value' =&gt; 7, 'player_value' =&gt; 16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99];&quot;,&quot;;&quot; 'player_value'&quot;;&quot; =&gt; &quot;;[.C99];&quot;,&quot;;&quot; 'action'&quot;;&quot; =&gt; &quot;;&quot;'&quot;;[.D99];&quot;'&quot;;&quot;}&quot;;&quot;,&quot;)" office:value-type="string" office:string-value="{'dealer_value' =&gt; 7, 'player_value' =&gt; 17, 'action' =&gt; 'S'}," calcext:value-type="string">
            <text:p>{'dealer_value' =&gt; 7, 'player_value' =&gt; 17, 'action' =&gt; 'S'},</text:p>
          </table:table-cell>
          <table:table-cell office:value-type="string" calcext:value-type="string">
            <text:p>{'dealer_value' =&gt; 7, 'player_value' =&gt; 17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00];&quot;,&quot;;&quot; 'player_value'&quot;;&quot; =&gt; &quot;;[.C100];&quot;,&quot;;&quot; 'action'&quot;;&quot; =&gt; &quot;;&quot;'&quot;;[.D100];&quot;'&quot;;&quot;}&quot;;&quot;,&quot;)" office:value-type="string" office:string-value="{'dealer_value' =&gt; 7, 'player_value' =&gt; 18, 'action' =&gt; 'S'}," calcext:value-type="string">
            <text:p>{'dealer_value' =&gt; 7, 'player_value' =&gt; 18, 'action' =&gt; 'S'},</text:p>
          </table:table-cell>
          <table:table-cell office:value-type="string" calcext:value-type="string">
            <text:p>{'dealer_value' =&gt; 7, 'player_value' =&gt; 18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01];&quot;,&quot;;&quot; 'player_value'&quot;;&quot; =&gt; &quot;;[.C101];&quot;,&quot;;&quot; 'action'&quot;;&quot; =&gt; &quot;;&quot;'&quot;;[.D101];&quot;'&quot;;&quot;}&quot;;&quot;,&quot;)" office:value-type="string" office:string-value="{'dealer_value' =&gt; 7, 'player_value' =&gt; 19, 'action' =&gt; 'S'}," calcext:value-type="string">
            <text:p>{'dealer_value' =&gt; 7, 'player_value' =&gt; 19, 'action' =&gt; 'S'},</text:p>
          </table:table-cell>
          <table:table-cell office:value-type="string" calcext:value-type="string">
            <text:p>{'dealer_value' =&gt; 7, 'player_value' =&gt; 19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02];&quot;,&quot;;&quot; 'player_value'&quot;;&quot; =&gt; &quot;;[.C102];&quot;,&quot;;&quot; 'action'&quot;;&quot; =&gt; &quot;;&quot;'&quot;;[.D102];&quot;'&quot;;&quot;}&quot;;&quot;,&quot;)" office:value-type="string" office:string-value="{'dealer_value' =&gt; 7, 'player_value' =&gt; 20, 'action' =&gt; 'S'}," calcext:value-type="string">
            <text:p>{'dealer_value' =&gt; 7, 'player_value' =&gt; 20, 'action' =&gt; 'S'},</text:p>
          </table:table-cell>
          <table:table-cell office:value-type="string" calcext:value-type="string">
            <text:p>{'dealer_value' =&gt; 7, 'player_value' =&gt; 20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03];&quot;,&quot;;&quot; 'player_value'&quot;;&quot; =&gt; &quot;;[.C103];&quot;,&quot;;&quot; 'action'&quot;;&quot; =&gt; &quot;;&quot;'&quot;;[.D103];&quot;'&quot;;&quot;}&quot;;&quot;,&quot;)" office:value-type="string" office:string-value="{'dealer_value' =&gt; 7, 'player_value' =&gt; 21, 'action' =&gt; 'S'}," calcext:value-type="string">
            <text:p>{'dealer_value' =&gt; 7, 'player_value' =&gt; 21, 'action' =&gt; 'S'},</text:p>
          </table:table-cell>
          <table:table-cell office:value-type="string" calcext:value-type="string">
            <text:p>{'dealer_value' =&gt; 7, 'player_value' =&gt; 21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04];&quot;,&quot;;&quot; 'player_value'&quot;;&quot; =&gt; &quot;;[.C104];&quot;,&quot;;&quot; 'action'&quot;;&quot; =&gt; &quot;;&quot;'&quot;;[.D104];&quot;'&quot;;&quot;}&quot;;&quot;,&quot;)" office:value-type="string" office:string-value="{'dealer_value' =&gt; 8, 'player_value' =&gt; 5, 'action' =&gt; 'H'}," calcext:value-type="string">
            <text:p>{'dealer_value' =&gt; 8, 'player_value' =&gt; 5, 'action' =&gt; 'H'},</text:p>
          </table:table-cell>
          <table:table-cell office:value-type="string" calcext:value-type="string">
            <text:p>{'dealer_value' =&gt; 8, 'player_value' =&gt; 5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05];&quot;,&quot;;&quot; 'player_value'&quot;;&quot; =&gt; &quot;;[.C105];&quot;,&quot;;&quot; 'action'&quot;;&quot; =&gt; &quot;;&quot;'&quot;;[.D105];&quot;'&quot;;&quot;}&quot;;&quot;,&quot;)" office:value-type="string" office:string-value="{'dealer_value' =&gt; 8, 'player_value' =&gt; 6, 'action' =&gt; 'H'}," calcext:value-type="string">
            <text:p>{'dealer_value' =&gt; 8, 'player_value' =&gt; 6, 'action' =&gt; 'H'},</text:p>
          </table:table-cell>
          <table:table-cell office:value-type="string" calcext:value-type="string">
            <text:p>{'dealer_value' =&gt; 8, 'player_value' =&gt; 6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06];&quot;,&quot;;&quot; 'player_value'&quot;;&quot; =&gt; &quot;;[.C106];&quot;,&quot;;&quot; 'action'&quot;;&quot; =&gt; &quot;;&quot;'&quot;;[.D106];&quot;'&quot;;&quot;}&quot;;&quot;,&quot;)" office:value-type="string" office:string-value="{'dealer_value' =&gt; 8, 'player_value' =&gt; 7, 'action' =&gt; 'H'}," calcext:value-type="string">
            <text:p>{'dealer_value' =&gt; 8, 'player_value' =&gt; 7, 'action' =&gt; 'H'},</text:p>
          </table:table-cell>
          <table:table-cell office:value-type="string" calcext:value-type="string">
            <text:p>{'dealer_value' =&gt; 8, 'player_value' =&gt; 7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07];&quot;,&quot;;&quot; 'player_value'&quot;;&quot; =&gt; &quot;;[.C107];&quot;,&quot;;&quot; 'action'&quot;;&quot; =&gt; &quot;;&quot;'&quot;;[.D107];&quot;'&quot;;&quot;}&quot;;&quot;,&quot;)" office:value-type="string" office:string-value="{'dealer_value' =&gt; 8, 'player_value' =&gt; 8, 'action' =&gt; 'H'}," calcext:value-type="string">
            <text:p>{'dealer_value' =&gt; 8, 'player_value' =&gt; 8, 'action' =&gt; 'H'},</text:p>
          </table:table-cell>
          <table:table-cell office:value-type="string" calcext:value-type="string">
            <text:p>{'dealer_value' =&gt; 8, 'player_value' =&gt; 8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08];&quot;,&quot;;&quot; 'player_value'&quot;;&quot; =&gt; &quot;;[.C108];&quot;,&quot;;&quot; 'action'&quot;;&quot; =&gt; &quot;;&quot;'&quot;;[.D108];&quot;'&quot;;&quot;}&quot;;&quot;,&quot;)" office:value-type="string" office:string-value="{'dealer_value' =&gt; 8, 'player_value' =&gt; 9, 'action' =&gt; 'H'}," calcext:value-type="string">
            <text:p>{'dealer_value' =&gt; 8, 'player_value' =&gt; 9, 'action' =&gt; 'H'},</text:p>
          </table:table-cell>
          <table:table-cell office:value-type="string" calcext:value-type="string">
            <text:p>{'dealer_value' =&gt; 8, 'player_value' =&gt; 9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109];&quot;,&quot;;&quot; 'player_value'&quot;;&quot; =&gt; &quot;;[.C109];&quot;,&quot;;&quot; 'action'&quot;;&quot; =&gt; &quot;;&quot;'&quot;;[.D109];&quot;'&quot;;&quot;}&quot;;&quot;,&quot;)" office:value-type="string" office:string-value="{'dealer_value' =&gt; 8, 'player_value' =&gt; 10, 'action' =&gt; 'Dh'}," calcext:value-type="string">
            <text:p>{'dealer_value' =&gt; 8, 'player_value' =&gt; 10, 'action' =&gt; 'Dh'},</text:p>
          </table:table-cell>
          <table:table-cell office:value-type="string" calcext:value-type="string">
            <text:p>{'dealer_value' =&gt; 8, 'player_value' =&gt; 10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110];&quot;,&quot;;&quot; 'player_value'&quot;;&quot; =&gt; &quot;;[.C110];&quot;,&quot;;&quot; 'action'&quot;;&quot; =&gt; &quot;;&quot;'&quot;;[.D110];&quot;'&quot;;&quot;}&quot;;&quot;,&quot;)" office:value-type="string" office:string-value="{'dealer_value' =&gt; 8, 'player_value' =&gt; 11, 'action' =&gt; 'Dh'}," calcext:value-type="string">
            <text:p>{'dealer_value' =&gt; 8, 'player_value' =&gt; 11, 'action' =&gt; 'Dh'},</text:p>
          </table:table-cell>
          <table:table-cell office:value-type="string" calcext:value-type="string">
            <text:p>{'dealer_value' =&gt; 8, 'player_value' =&gt; 11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11];&quot;,&quot;;&quot; 'player_value'&quot;;&quot; =&gt; &quot;;[.C111];&quot;,&quot;;&quot; 'action'&quot;;&quot; =&gt; &quot;;&quot;'&quot;;[.D111];&quot;'&quot;;&quot;}&quot;;&quot;,&quot;)" office:value-type="string" office:string-value="{'dealer_value' =&gt; 8, 'player_value' =&gt; 12, 'action' =&gt; 'H'}," calcext:value-type="string">
            <text:p>{'dealer_value' =&gt; 8, 'player_value' =&gt; 12, 'action' =&gt; 'H'},</text:p>
          </table:table-cell>
          <table:table-cell office:value-type="string" calcext:value-type="string">
            <text:p>{'dealer_value' =&gt; 8, 'player_value' =&gt; 12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12];&quot;,&quot;;&quot; 'player_value'&quot;;&quot; =&gt; &quot;;[.C112];&quot;,&quot;;&quot; 'action'&quot;;&quot; =&gt; &quot;;&quot;'&quot;;[.D112];&quot;'&quot;;&quot;}&quot;;&quot;,&quot;)" office:value-type="string" office:string-value="{'dealer_value' =&gt; 8, 'player_value' =&gt; 13, 'action' =&gt; 'H'}," calcext:value-type="string">
            <text:p>{'dealer_value' =&gt; 8, 'player_value' =&gt; 13, 'action' =&gt; 'H'},</text:p>
          </table:table-cell>
          <table:table-cell office:value-type="string" calcext:value-type="string">
            <text:p>{'dealer_value' =&gt; 8, 'player_value' =&gt; 13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13];&quot;,&quot;;&quot; 'player_value'&quot;;&quot; =&gt; &quot;;[.C113];&quot;,&quot;;&quot; 'action'&quot;;&quot; =&gt; &quot;;&quot;'&quot;;[.D113];&quot;'&quot;;&quot;}&quot;;&quot;,&quot;)" office:value-type="string" office:string-value="{'dealer_value' =&gt; 8, 'player_value' =&gt; 14, 'action' =&gt; 'H'}," calcext:value-type="string">
            <text:p>{'dealer_value' =&gt; 8, 'player_value' =&gt; 14, 'action' =&gt; 'H'},</text:p>
          </table:table-cell>
          <table:table-cell office:value-type="string" calcext:value-type="string">
            <text:p>{'dealer_value' =&gt; 8, 'player_value' =&gt; 14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14];&quot;,&quot;;&quot; 'player_value'&quot;;&quot; =&gt; &quot;;[.C114];&quot;,&quot;;&quot; 'action'&quot;;&quot; =&gt; &quot;;&quot;'&quot;;[.D114];&quot;'&quot;;&quot;}&quot;;&quot;,&quot;)" office:value-type="string" office:string-value="{'dealer_value' =&gt; 8, 'player_value' =&gt; 15, 'action' =&gt; 'H'}," calcext:value-type="string">
            <text:p>{'dealer_value' =&gt; 8, 'player_value' =&gt; 15, 'action' =&gt; 'H'},</text:p>
          </table:table-cell>
          <table:table-cell office:value-type="string" calcext:value-type="string">
            <text:p>{'dealer_value' =&gt; 8, 'player_value' =&gt; 15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15];&quot;,&quot;;&quot; 'player_value'&quot;;&quot; =&gt; &quot;;[.C115];&quot;,&quot;;&quot; 'action'&quot;;&quot; =&gt; &quot;;&quot;'&quot;;[.D115];&quot;'&quot;;&quot;}&quot;;&quot;,&quot;)" office:value-type="string" office:string-value="{'dealer_value' =&gt; 8, 'player_value' =&gt; 16, 'action' =&gt; 'H'}," calcext:value-type="string">
            <text:p>{'dealer_value' =&gt; 8, 'player_value' =&gt; 16, 'action' =&gt; 'H'},</text:p>
          </table:table-cell>
          <table:table-cell office:value-type="string" calcext:value-type="string">
            <text:p>{'dealer_value' =&gt; 8, 'player_value' =&gt; 16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16];&quot;,&quot;;&quot; 'player_value'&quot;;&quot; =&gt; &quot;;[.C116];&quot;,&quot;;&quot; 'action'&quot;;&quot; =&gt; &quot;;&quot;'&quot;;[.D116];&quot;'&quot;;&quot;}&quot;;&quot;,&quot;)" office:value-type="string" office:string-value="{'dealer_value' =&gt; 8, 'player_value' =&gt; 17, 'action' =&gt; 'S'}," calcext:value-type="string">
            <text:p>{'dealer_value' =&gt; 8, 'player_value' =&gt; 17, 'action' =&gt; 'S'},</text:p>
          </table:table-cell>
          <table:table-cell office:value-type="string" calcext:value-type="string">
            <text:p>{'dealer_value' =&gt; 8, 'player_value' =&gt; 17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17];&quot;,&quot;;&quot; 'player_value'&quot;;&quot; =&gt; &quot;;[.C117];&quot;,&quot;;&quot; 'action'&quot;;&quot; =&gt; &quot;;&quot;'&quot;;[.D117];&quot;'&quot;;&quot;}&quot;;&quot;,&quot;)" office:value-type="string" office:string-value="{'dealer_value' =&gt; 8, 'player_value' =&gt; 18, 'action' =&gt; 'S'}," calcext:value-type="string">
            <text:p>{'dealer_value' =&gt; 8, 'player_value' =&gt; 18, 'action' =&gt; 'S'},</text:p>
          </table:table-cell>
          <table:table-cell office:value-type="string" calcext:value-type="string">
            <text:p>{'dealer_value' =&gt; 8, 'player_value' =&gt; 18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18];&quot;,&quot;;&quot; 'player_value'&quot;;&quot; =&gt; &quot;;[.C118];&quot;,&quot;;&quot; 'action'&quot;;&quot; =&gt; &quot;;&quot;'&quot;;[.D118];&quot;'&quot;;&quot;}&quot;;&quot;,&quot;)" office:value-type="string" office:string-value="{'dealer_value' =&gt; 8, 'player_value' =&gt; 19, 'action' =&gt; 'S'}," calcext:value-type="string">
            <text:p>{'dealer_value' =&gt; 8, 'player_value' =&gt; 19, 'action' =&gt; 'S'},</text:p>
          </table:table-cell>
          <table:table-cell office:value-type="string" calcext:value-type="string">
            <text:p>{'dealer_value' =&gt; 8, 'player_value' =&gt; 19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19];&quot;,&quot;;&quot; 'player_value'&quot;;&quot; =&gt; &quot;;[.C119];&quot;,&quot;;&quot; 'action'&quot;;&quot; =&gt; &quot;;&quot;'&quot;;[.D119];&quot;'&quot;;&quot;}&quot;;&quot;,&quot;)" office:value-type="string" office:string-value="{'dealer_value' =&gt; 8, 'player_value' =&gt; 20, 'action' =&gt; 'S'}," calcext:value-type="string">
            <text:p>{'dealer_value' =&gt; 8, 'player_value' =&gt; 20, 'action' =&gt; 'S'},</text:p>
          </table:table-cell>
          <table:table-cell office:value-type="string" calcext:value-type="string">
            <text:p>{'dealer_value' =&gt; 8, 'player_value' =&gt; 20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20];&quot;,&quot;;&quot; 'player_value'&quot;;&quot; =&gt; &quot;;[.C120];&quot;,&quot;;&quot; 'action'&quot;;&quot; =&gt; &quot;;&quot;'&quot;;[.D120];&quot;'&quot;;&quot;}&quot;;&quot;,&quot;)" office:value-type="string" office:string-value="{'dealer_value' =&gt; 8, 'player_value' =&gt; 21, 'action' =&gt; 'S'}," calcext:value-type="string">
            <text:p>{'dealer_value' =&gt; 8, 'player_value' =&gt; 21, 'action' =&gt; 'S'},</text:p>
          </table:table-cell>
          <table:table-cell office:value-type="string" calcext:value-type="string">
            <text:p>{'dealer_value' =&gt; 8, 'player_value' =&gt; 21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21];&quot;,&quot;;&quot; 'player_value'&quot;;&quot; =&gt; &quot;;[.C121];&quot;,&quot;;&quot; 'action'&quot;;&quot; =&gt; &quot;;&quot;'&quot;;[.D121];&quot;'&quot;;&quot;}&quot;;&quot;,&quot;)" office:value-type="string" office:string-value="{'dealer_value' =&gt; 9, 'player_value' =&gt; 5, 'action' =&gt; 'H'}," calcext:value-type="string">
            <text:p>{'dealer_value' =&gt; 9, 'player_value' =&gt; 5, 'action' =&gt; 'H'},</text:p>
          </table:table-cell>
          <table:table-cell office:value-type="string" calcext:value-type="string">
            <text:p>{'dealer_value' =&gt; 9, 'player_value' =&gt; 5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22];&quot;,&quot;;&quot; 'player_value'&quot;;&quot; =&gt; &quot;;[.C122];&quot;,&quot;;&quot; 'action'&quot;;&quot; =&gt; &quot;;&quot;'&quot;;[.D122];&quot;'&quot;;&quot;}&quot;;&quot;,&quot;)" office:value-type="string" office:string-value="{'dealer_value' =&gt; 9, 'player_value' =&gt; 6, 'action' =&gt; 'H'}," calcext:value-type="string">
            <text:p>{'dealer_value' =&gt; 9, 'player_value' =&gt; 6, 'action' =&gt; 'H'},</text:p>
          </table:table-cell>
          <table:table-cell office:value-type="string" calcext:value-type="string">
            <text:p>{'dealer_value' =&gt; 9, 'player_value' =&gt; 6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23];&quot;,&quot;;&quot; 'player_value'&quot;;&quot; =&gt; &quot;;[.C123];&quot;,&quot;;&quot; 'action'&quot;;&quot; =&gt; &quot;;&quot;'&quot;;[.D123];&quot;'&quot;;&quot;}&quot;;&quot;,&quot;)" office:value-type="string" office:string-value="{'dealer_value' =&gt; 9, 'player_value' =&gt; 7, 'action' =&gt; 'H'}," calcext:value-type="string">
            <text:p>{'dealer_value' =&gt; 9, 'player_value' =&gt; 7, 'action' =&gt; 'H'},</text:p>
          </table:table-cell>
          <table:table-cell office:value-type="string" calcext:value-type="string">
            <text:p>{'dealer_value' =&gt; 9, 'player_value' =&gt; 7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24];&quot;,&quot;;&quot; 'player_value'&quot;;&quot; =&gt; &quot;;[.C124];&quot;,&quot;;&quot; 'action'&quot;;&quot; =&gt; &quot;;&quot;'&quot;;[.D124];&quot;'&quot;;&quot;}&quot;;&quot;,&quot;)" office:value-type="string" office:string-value="{'dealer_value' =&gt; 9, 'player_value' =&gt; 8, 'action' =&gt; 'H'}," calcext:value-type="string">
            <text:p>{'dealer_value' =&gt; 9, 'player_value' =&gt; 8, 'action' =&gt; 'H'},</text:p>
          </table:table-cell>
          <table:table-cell office:value-type="string" calcext:value-type="string">
            <text:p>{'dealer_value' =&gt; 9, 'player_value' =&gt; 8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25];&quot;,&quot;;&quot; 'player_value'&quot;;&quot; =&gt; &quot;;[.C125];&quot;,&quot;;&quot; 'action'&quot;;&quot; =&gt; &quot;;&quot;'&quot;;[.D125];&quot;'&quot;;&quot;}&quot;;&quot;,&quot;)" office:value-type="string" office:string-value="{'dealer_value' =&gt; 9, 'player_value' =&gt; 9, 'action' =&gt; 'H'}," calcext:value-type="string">
            <text:p>{'dealer_value' =&gt; 9, 'player_value' =&gt; 9, 'action' =&gt; 'H'},</text:p>
          </table:table-cell>
          <table:table-cell office:value-type="string" calcext:value-type="string">
            <text:p>{'dealer_value' =&gt; 9, 'player_value' =&gt; 9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126];&quot;,&quot;;&quot; 'player_value'&quot;;&quot; =&gt; &quot;;[.C126];&quot;,&quot;;&quot; 'action'&quot;;&quot; =&gt; &quot;;&quot;'&quot;;[.D126];&quot;'&quot;;&quot;}&quot;;&quot;,&quot;)" office:value-type="string" office:string-value="{'dealer_value' =&gt; 9, 'player_value' =&gt; 10, 'action' =&gt; 'Dh'}," calcext:value-type="string">
            <text:p>{'dealer_value' =&gt; 9, 'player_value' =&gt; 10, 'action' =&gt; 'Dh'},</text:p>
          </table:table-cell>
          <table:table-cell office:value-type="string" calcext:value-type="string">
            <text:p>{'dealer_value' =&gt; 9, 'player_value' =&gt; 10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127];&quot;,&quot;;&quot; 'player_value'&quot;;&quot; =&gt; &quot;;[.C127];&quot;,&quot;;&quot; 'action'&quot;;&quot; =&gt; &quot;;&quot;'&quot;;[.D127];&quot;'&quot;;&quot;}&quot;;&quot;,&quot;)" office:value-type="string" office:string-value="{'dealer_value' =&gt; 9, 'player_value' =&gt; 11, 'action' =&gt; 'Dh'}," calcext:value-type="string">
            <text:p>{'dealer_value' =&gt; 9, 'player_value' =&gt; 11, 'action' =&gt; 'Dh'},</text:p>
          </table:table-cell>
          <table:table-cell office:value-type="string" calcext:value-type="string">
            <text:p>{'dealer_value' =&gt; 9, 'player_value' =&gt; 11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28];&quot;,&quot;;&quot; 'player_value'&quot;;&quot; =&gt; &quot;;[.C128];&quot;,&quot;;&quot; 'action'&quot;;&quot; =&gt; &quot;;&quot;'&quot;;[.D128];&quot;'&quot;;&quot;}&quot;;&quot;,&quot;)" office:value-type="string" office:string-value="{'dealer_value' =&gt; 9, 'player_value' =&gt; 12, 'action' =&gt; 'H'}," calcext:value-type="string">
            <text:p>{'dealer_value' =&gt; 9, 'player_value' =&gt; 12, 'action' =&gt; 'H'},</text:p>
          </table:table-cell>
          <table:table-cell office:value-type="string" calcext:value-type="string">
            <text:p>{'dealer_value' =&gt; 9, 'player_value' =&gt; 12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29];&quot;,&quot;;&quot; 'player_value'&quot;;&quot; =&gt; &quot;;[.C129];&quot;,&quot;;&quot; 'action'&quot;;&quot; =&gt; &quot;;&quot;'&quot;;[.D129];&quot;'&quot;;&quot;}&quot;;&quot;,&quot;)" office:value-type="string" office:string-value="{'dealer_value' =&gt; 9, 'player_value' =&gt; 13, 'action' =&gt; 'H'}," calcext:value-type="string">
            <text:p>{'dealer_value' =&gt; 9, 'player_value' =&gt; 13, 'action' =&gt; 'H'},</text:p>
          </table:table-cell>
          <table:table-cell office:value-type="string" calcext:value-type="string">
            <text:p>{'dealer_value' =&gt; 9, 'player_value' =&gt; 13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30];&quot;,&quot;;&quot; 'player_value'&quot;;&quot; =&gt; &quot;;[.C130];&quot;,&quot;;&quot; 'action'&quot;;&quot; =&gt; &quot;;&quot;'&quot;;[.D130];&quot;'&quot;;&quot;}&quot;;&quot;,&quot;)" office:value-type="string" office:string-value="{'dealer_value' =&gt; 9, 'player_value' =&gt; 14, 'action' =&gt; 'H'}," calcext:value-type="string">
            <text:p>{'dealer_value' =&gt; 9, 'player_value' =&gt; 14, 'action' =&gt; 'H'},</text:p>
          </table:table-cell>
          <table:table-cell office:value-type="string" calcext:value-type="string">
            <text:p>{'dealer_value' =&gt; 9, 'player_value' =&gt; 14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31];&quot;,&quot;;&quot; 'player_value'&quot;;&quot; =&gt; &quot;;[.C131];&quot;,&quot;;&quot; 'action'&quot;;&quot; =&gt; &quot;;&quot;'&quot;;[.D131];&quot;'&quot;;&quot;}&quot;;&quot;,&quot;)" office:value-type="string" office:string-value="{'dealer_value' =&gt; 9, 'player_value' =&gt; 15, 'action' =&gt; 'H'}," calcext:value-type="string">
            <text:p>{'dealer_value' =&gt; 9, 'player_value' =&gt; 15, 'action' =&gt; 'H'},</text:p>
          </table:table-cell>
          <table:table-cell office:value-type="string" calcext:value-type="string">
            <text:p>{'dealer_value' =&gt; 9, 'player_value' =&gt; 15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32];&quot;,&quot;;&quot; 'player_value'&quot;;&quot; =&gt; &quot;;[.C132];&quot;,&quot;;&quot; 'action'&quot;;&quot; =&gt; &quot;;&quot;'&quot;;[.D132];&quot;'&quot;;&quot;}&quot;;&quot;,&quot;)" office:value-type="string" office:string-value="{'dealer_value' =&gt; 9, 'player_value' =&gt; 16, 'action' =&gt; 'H'}," calcext:value-type="string">
            <text:p>{'dealer_value' =&gt; 9, 'player_value' =&gt; 16, 'action' =&gt; 'H'},</text:p>
          </table:table-cell>
          <table:table-cell office:value-type="string" calcext:value-type="string">
            <text:p>{'dealer_value' =&gt; 9, 'player_value' =&gt; 16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33];&quot;,&quot;;&quot; 'player_value'&quot;;&quot; =&gt; &quot;;[.C133];&quot;,&quot;;&quot; 'action'&quot;;&quot; =&gt; &quot;;&quot;'&quot;;[.D133];&quot;'&quot;;&quot;}&quot;;&quot;,&quot;)" office:value-type="string" office:string-value="{'dealer_value' =&gt; 9, 'player_value' =&gt; 17, 'action' =&gt; 'S'}," calcext:value-type="string">
            <text:p>{'dealer_value' =&gt; 9, 'player_value' =&gt; 17, 'action' =&gt; 'S'},</text:p>
          </table:table-cell>
          <table:table-cell office:value-type="string" calcext:value-type="string">
            <text:p>{'dealer_value' =&gt; 9, 'player_value' =&gt; 17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34];&quot;,&quot;;&quot; 'player_value'&quot;;&quot; =&gt; &quot;;[.C134];&quot;,&quot;;&quot; 'action'&quot;;&quot; =&gt; &quot;;&quot;'&quot;;[.D134];&quot;'&quot;;&quot;}&quot;;&quot;,&quot;)" office:value-type="string" office:string-value="{'dealer_value' =&gt; 9, 'player_value' =&gt; 18, 'action' =&gt; 'S'}," calcext:value-type="string">
            <text:p>{'dealer_value' =&gt; 9, 'player_value' =&gt; 18, 'action' =&gt; 'S'},</text:p>
          </table:table-cell>
          <table:table-cell office:value-type="string" calcext:value-type="string">
            <text:p>{'dealer_value' =&gt; 9, 'player_value' =&gt; 18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35];&quot;,&quot;;&quot; 'player_value'&quot;;&quot; =&gt; &quot;;[.C135];&quot;,&quot;;&quot; 'action'&quot;;&quot; =&gt; &quot;;&quot;'&quot;;[.D135];&quot;'&quot;;&quot;}&quot;;&quot;,&quot;)" office:value-type="string" office:string-value="{'dealer_value' =&gt; 9, 'player_value' =&gt; 19, 'action' =&gt; 'S'}," calcext:value-type="string">
            <text:p>{'dealer_value' =&gt; 9, 'player_value' =&gt; 19, 'action' =&gt; 'S'},</text:p>
          </table:table-cell>
          <table:table-cell office:value-type="string" calcext:value-type="string">
            <text:p>{'dealer_value' =&gt; 9, 'player_value' =&gt; 19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36];&quot;,&quot;;&quot; 'player_value'&quot;;&quot; =&gt; &quot;;[.C136];&quot;,&quot;;&quot; 'action'&quot;;&quot; =&gt; &quot;;&quot;'&quot;;[.D136];&quot;'&quot;;&quot;}&quot;;&quot;,&quot;)" office:value-type="string" office:string-value="{'dealer_value' =&gt; 9, 'player_value' =&gt; 20, 'action' =&gt; 'S'}," calcext:value-type="string">
            <text:p>{'dealer_value' =&gt; 9, 'player_value' =&gt; 20, 'action' =&gt; 'S'},</text:p>
          </table:table-cell>
          <table:table-cell office:value-type="string" calcext:value-type="string">
            <text:p>{'dealer_value' =&gt; 9, 'player_value' =&gt; 20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37];&quot;,&quot;;&quot; 'player_value'&quot;;&quot; =&gt; &quot;;[.C137];&quot;,&quot;;&quot; 'action'&quot;;&quot; =&gt; &quot;;&quot;'&quot;;[.D137];&quot;'&quot;;&quot;}&quot;;&quot;,&quot;)" office:value-type="string" office:string-value="{'dealer_value' =&gt; 9, 'player_value' =&gt; 21, 'action' =&gt; 'S'}," calcext:value-type="string">
            <text:p>{'dealer_value' =&gt; 9, 'player_value' =&gt; 21, 'action' =&gt; 'S'},</text:p>
          </table:table-cell>
          <table:table-cell office:value-type="string" calcext:value-type="string">
            <text:p>{'dealer_value' =&gt; 9, 'player_value' =&gt; 21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38];&quot;,&quot;;&quot; 'player_value'&quot;;&quot; =&gt; &quot;;[.C138];&quot;,&quot;;&quot; 'action'&quot;;&quot; =&gt; &quot;;&quot;'&quot;;[.D138];&quot;'&quot;;&quot;}&quot;;&quot;,&quot;)" office:value-type="string" office:string-value="{'dealer_value' =&gt; 10, 'player_value' =&gt; 5, 'action' =&gt; 'H'}," calcext:value-type="string">
            <text:p>{'dealer_value' =&gt; 10, 'player_value' =&gt; 5, 'action' =&gt; 'H'},</text:p>
          </table:table-cell>
          <table:table-cell office:value-type="string" calcext:value-type="string">
            <text:p>{'dealer_value' =&gt; 10, 'player_value' =&gt; 5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39];&quot;,&quot;;&quot; 'player_value'&quot;;&quot; =&gt; &quot;;[.C139];&quot;,&quot;;&quot; 'action'&quot;;&quot; =&gt; &quot;;&quot;'&quot;;[.D139];&quot;'&quot;;&quot;}&quot;;&quot;,&quot;)" office:value-type="string" office:string-value="{'dealer_value' =&gt; 10, 'player_value' =&gt; 6, 'action' =&gt; 'H'}," calcext:value-type="string">
            <text:p>{'dealer_value' =&gt; 10, 'player_value' =&gt; 6, 'action' =&gt; 'H'},</text:p>
          </table:table-cell>
          <table:table-cell office:value-type="string" calcext:value-type="string">
            <text:p>{'dealer_value' =&gt; 10, 'player_value' =&gt; 6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40];&quot;,&quot;;&quot; 'player_value'&quot;;&quot; =&gt; &quot;;[.C140];&quot;,&quot;;&quot; 'action'&quot;;&quot; =&gt; &quot;;&quot;'&quot;;[.D140];&quot;'&quot;;&quot;}&quot;;&quot;,&quot;)" office:value-type="string" office:string-value="{'dealer_value' =&gt; 10, 'player_value' =&gt; 7, 'action' =&gt; 'H'}," calcext:value-type="string">
            <text:p>{'dealer_value' =&gt; 10, 'player_value' =&gt; 7, 'action' =&gt; 'H'},</text:p>
          </table:table-cell>
          <table:table-cell office:value-type="string" calcext:value-type="string">
            <text:p>{'dealer_value' =&gt; 10, 'player_value' =&gt; 7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41];&quot;,&quot;;&quot; 'player_value'&quot;;&quot; =&gt; &quot;;[.C141];&quot;,&quot;;&quot; 'action'&quot;;&quot; =&gt; &quot;;&quot;'&quot;;[.D141];&quot;'&quot;;&quot;}&quot;;&quot;,&quot;)" office:value-type="string" office:string-value="{'dealer_value' =&gt; 10, 'player_value' =&gt; 8, 'action' =&gt; 'H'}," calcext:value-type="string">
            <text:p>{'dealer_value' =&gt; 10, 'player_value' =&gt; 8, 'action' =&gt; 'H'},</text:p>
          </table:table-cell>
          <table:table-cell office:value-type="string" calcext:value-type="string">
            <text:p>{'dealer_value' =&gt; 10, 'player_value' =&gt; 8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42];&quot;,&quot;;&quot; 'player_value'&quot;;&quot; =&gt; &quot;;[.C142];&quot;,&quot;;&quot; 'action'&quot;;&quot; =&gt; &quot;;&quot;'&quot;;[.D142];&quot;'&quot;;&quot;}&quot;;&quot;,&quot;)" office:value-type="string" office:string-value="{'dealer_value' =&gt; 10, 'player_value' =&gt; 9, 'action' =&gt; 'H'}," calcext:value-type="string">
            <text:p>{'dealer_value' =&gt; 10, 'player_value' =&gt; 9, 'action' =&gt; 'H'},</text:p>
          </table:table-cell>
          <table:table-cell office:value-type="string" calcext:value-type="string">
            <text:p>{'dealer_value' =&gt; 10, 'player_value' =&gt; 9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43];&quot;,&quot;;&quot; 'player_value'&quot;;&quot; =&gt; &quot;;[.C143];&quot;,&quot;;&quot; 'action'&quot;;&quot; =&gt; &quot;;&quot;'&quot;;[.D143];&quot;'&quot;;&quot;}&quot;;&quot;,&quot;)" office:value-type="string" office:string-value="{'dealer_value' =&gt; 10, 'player_value' =&gt; 10, 'action' =&gt; 'H'}," calcext:value-type="string">
            <text:p>{'dealer_value' =&gt; 10, 'player_value' =&gt; 10, 'action' =&gt; 'H'},</text:p>
          </table:table-cell>
          <table:table-cell office:value-type="string" calcext:value-type="string">
            <text:p>{'dealer_value' =&gt; 10, 'player_value' =&gt; 10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144];&quot;,&quot;;&quot; 'player_value'&quot;;&quot; =&gt; &quot;;[.C144];&quot;,&quot;;&quot; 'action'&quot;;&quot; =&gt; &quot;;&quot;'&quot;;[.D144];&quot;'&quot;;&quot;}&quot;;&quot;,&quot;)" office:value-type="string" office:string-value="{'dealer_value' =&gt; 10, 'player_value' =&gt; 11, 'action' =&gt; 'Dh'}," calcext:value-type="string">
            <text:p>{'dealer_value' =&gt; 10, 'player_value' =&gt; 11, 'action' =&gt; 'Dh'},</text:p>
          </table:table-cell>
          <table:table-cell office:value-type="string" calcext:value-type="string">
            <text:p>{'dealer_value' =&gt; 10, 'player_value' =&gt; 11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45];&quot;,&quot;;&quot; 'player_value'&quot;;&quot; =&gt; &quot;;[.C145];&quot;,&quot;;&quot; 'action'&quot;;&quot; =&gt; &quot;;&quot;'&quot;;[.D145];&quot;'&quot;;&quot;}&quot;;&quot;,&quot;)" office:value-type="string" office:string-value="{'dealer_value' =&gt; 10, 'player_value' =&gt; 12, 'action' =&gt; 'H'}," calcext:value-type="string">
            <text:p>{'dealer_value' =&gt; 10, 'player_value' =&gt; 12, 'action' =&gt; 'H'},</text:p>
          </table:table-cell>
          <table:table-cell office:value-type="string" calcext:value-type="string">
            <text:p>{'dealer_value' =&gt; 10, 'player_value' =&gt; 12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46];&quot;,&quot;;&quot; 'player_value'&quot;;&quot; =&gt; &quot;;[.C146];&quot;,&quot;;&quot; 'action'&quot;;&quot; =&gt; &quot;;&quot;'&quot;;[.D146];&quot;'&quot;;&quot;}&quot;;&quot;,&quot;)" office:value-type="string" office:string-value="{'dealer_value' =&gt; 10, 'player_value' =&gt; 13, 'action' =&gt; 'H'}," calcext:value-type="string">
            <text:p>{'dealer_value' =&gt; 10, 'player_value' =&gt; 13, 'action' =&gt; 'H'},</text:p>
          </table:table-cell>
          <table:table-cell office:value-type="string" calcext:value-type="string">
            <text:p>{'dealer_value' =&gt; 10, 'player_value' =&gt; 13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47];&quot;,&quot;;&quot; 'player_value'&quot;;&quot; =&gt; &quot;;[.C147];&quot;,&quot;;&quot; 'action'&quot;;&quot; =&gt; &quot;;&quot;'&quot;;[.D147];&quot;'&quot;;&quot;}&quot;;&quot;,&quot;)" office:value-type="string" office:string-value="{'dealer_value' =&gt; 10, 'player_value' =&gt; 14, 'action' =&gt; 'H'}," calcext:value-type="string">
            <text:p>{'dealer_value' =&gt; 10, 'player_value' =&gt; 14, 'action' =&gt; 'H'},</text:p>
          </table:table-cell>
          <table:table-cell office:value-type="string" calcext:value-type="string">
            <text:p>{'dealer_value' =&gt; 10, 'player_value' =&gt; 14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48];&quot;,&quot;;&quot; 'player_value'&quot;;&quot; =&gt; &quot;;[.C148];&quot;,&quot;;&quot; 'action'&quot;;&quot; =&gt; &quot;;&quot;'&quot;;[.D148];&quot;'&quot;;&quot;}&quot;;&quot;,&quot;)" office:value-type="string" office:string-value="{'dealer_value' =&gt; 10, 'player_value' =&gt; 15, 'action' =&gt; 'H'}," calcext:value-type="string">
            <text:p>{'dealer_value' =&gt; 10, 'player_value' =&gt; 15, 'action' =&gt; 'H'},</text:p>
          </table:table-cell>
          <table:table-cell office:value-type="string" calcext:value-type="string">
            <text:p>{'dealer_value' =&gt; 10, 'player_value' =&gt; 15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49];&quot;,&quot;;&quot; 'player_value'&quot;;&quot; =&gt; &quot;;[.C149];&quot;,&quot;;&quot; 'action'&quot;;&quot; =&gt; &quot;;&quot;'&quot;;[.D149];&quot;'&quot;;&quot;}&quot;;&quot;,&quot;)" office:value-type="string" office:string-value="{'dealer_value' =&gt; 10, 'player_value' =&gt; 16, 'action' =&gt; 'H'}," calcext:value-type="string">
            <text:p>{'dealer_value' =&gt; 10, 'player_value' =&gt; 16, 'action' =&gt; 'H'},</text:p>
          </table:table-cell>
          <table:table-cell office:value-type="string" calcext:value-type="string">
            <text:p>{'dealer_value' =&gt; 10, 'player_value' =&gt; 16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50];&quot;,&quot;;&quot; 'player_value'&quot;;&quot; =&gt; &quot;;[.C150];&quot;,&quot;;&quot; 'action'&quot;;&quot; =&gt; &quot;;&quot;'&quot;;[.D150];&quot;'&quot;;&quot;}&quot;;&quot;,&quot;)" office:value-type="string" office:string-value="{'dealer_value' =&gt; 10, 'player_value' =&gt; 17, 'action' =&gt; 'S'}," calcext:value-type="string">
            <text:p>{'dealer_value' =&gt; 10, 'player_value' =&gt; 17, 'action' =&gt; 'S'},</text:p>
          </table:table-cell>
          <table:table-cell office:value-type="string" calcext:value-type="string">
            <text:p>{'dealer_value' =&gt; 10, 'player_value' =&gt; 17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51];&quot;,&quot;;&quot; 'player_value'&quot;;&quot; =&gt; &quot;;[.C151];&quot;,&quot;;&quot; 'action'&quot;;&quot; =&gt; &quot;;&quot;'&quot;;[.D151];&quot;'&quot;;&quot;}&quot;;&quot;,&quot;)" office:value-type="string" office:string-value="{'dealer_value' =&gt; 10, 'player_value' =&gt; 18, 'action' =&gt; 'S'}," calcext:value-type="string">
            <text:p>{'dealer_value' =&gt; 10, 'player_value' =&gt; 18, 'action' =&gt; 'S'},</text:p>
          </table:table-cell>
          <table:table-cell office:value-type="string" calcext:value-type="string">
            <text:p>{'dealer_value' =&gt; 10, 'player_value' =&gt; 18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52];&quot;,&quot;;&quot; 'player_value'&quot;;&quot; =&gt; &quot;;[.C152];&quot;,&quot;;&quot; 'action'&quot;;&quot; =&gt; &quot;;&quot;'&quot;;[.D152];&quot;'&quot;;&quot;}&quot;;&quot;,&quot;)" office:value-type="string" office:string-value="{'dealer_value' =&gt; 10, 'player_value' =&gt; 19, 'action' =&gt; 'S'}," calcext:value-type="string">
            <text:p>{'dealer_value' =&gt; 10, 'player_value' =&gt; 19, 'action' =&gt; 'S'},</text:p>
          </table:table-cell>
          <table:table-cell office:value-type="string" calcext:value-type="string">
            <text:p>{'dealer_value' =&gt; 10, 'player_value' =&gt; 19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53];&quot;,&quot;;&quot; 'player_value'&quot;;&quot; =&gt; &quot;;[.C153];&quot;,&quot;;&quot; 'action'&quot;;&quot; =&gt; &quot;;&quot;'&quot;;[.D153];&quot;'&quot;;&quot;}&quot;;&quot;,&quot;)" office:value-type="string" office:string-value="{'dealer_value' =&gt; 10, 'player_value' =&gt; 20, 'action' =&gt; 'S'}," calcext:value-type="string">
            <text:p>{'dealer_value' =&gt; 10, 'player_value' =&gt; 20, 'action' =&gt; 'S'},</text:p>
          </table:table-cell>
          <table:table-cell office:value-type="string" calcext:value-type="string">
            <text:p>{'dealer_value' =&gt; 10, 'player_value' =&gt; 20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54];&quot;,&quot;;&quot; 'player_value'&quot;;&quot; =&gt; &quot;;[.C154];&quot;,&quot;;&quot; 'action'&quot;;&quot; =&gt; &quot;;&quot;'&quot;;[.D154];&quot;'&quot;;&quot;}&quot;;&quot;,&quot;)" office:value-type="string" office:string-value="{'dealer_value' =&gt; 10, 'player_value' =&gt; 21, 'action' =&gt; 'S'}," calcext:value-type="string">
            <text:p>{'dealer_value' =&gt; 10, 'player_value' =&gt; 21, 'action' =&gt; 'S'},</text:p>
          </table:table-cell>
          <table:table-cell office:value-type="string" calcext:value-type="string">
            <text:p>{'dealer_value' =&gt; 10, 'player_value' =&gt; 21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55];&quot;,&quot;;&quot; 'player_value'&quot;;&quot; =&gt; &quot;;[.C155];&quot;,&quot;;&quot; 'action'&quot;;&quot; =&gt; &quot;;&quot;'&quot;;[.D155];&quot;'&quot;;&quot;}&quot;;&quot;,&quot;)" office:value-type="string" office:string-value="{'dealer_value' =&gt; 11, 'player_value' =&gt; 5, 'action' =&gt; 'H'}," calcext:value-type="string">
            <text:p>{'dealer_value' =&gt; 11, 'player_value' =&gt; 5, 'action' =&gt; 'H'},</text:p>
          </table:table-cell>
          <table:table-cell office:value-type="string" calcext:value-type="string">
            <text:p>{'dealer_value' =&gt; 11, 'player_value' =&gt; 5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56];&quot;,&quot;;&quot; 'player_value'&quot;;&quot; =&gt; &quot;;[.C156];&quot;,&quot;;&quot; 'action'&quot;;&quot; =&gt; &quot;;&quot;'&quot;;[.D156];&quot;'&quot;;&quot;}&quot;;&quot;,&quot;)" office:value-type="string" office:string-value="{'dealer_value' =&gt; 11, 'player_value' =&gt; 6, 'action' =&gt; 'H'}," calcext:value-type="string">
            <text:p>{'dealer_value' =&gt; 11, 'player_value' =&gt; 6, 'action' =&gt; 'H'},</text:p>
          </table:table-cell>
          <table:table-cell office:value-type="string" calcext:value-type="string">
            <text:p>{'dealer_value' =&gt; 11, 'player_value' =&gt; 6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57];&quot;,&quot;;&quot; 'player_value'&quot;;&quot; =&gt; &quot;;[.C157];&quot;,&quot;;&quot; 'action'&quot;;&quot; =&gt; &quot;;&quot;'&quot;;[.D157];&quot;'&quot;;&quot;}&quot;;&quot;,&quot;)" office:value-type="string" office:string-value="{'dealer_value' =&gt; 11, 'player_value' =&gt; 7, 'action' =&gt; 'H'}," calcext:value-type="string">
            <text:p>{'dealer_value' =&gt; 11, 'player_value' =&gt; 7, 'action' =&gt; 'H'},</text:p>
          </table:table-cell>
          <table:table-cell office:value-type="string" calcext:value-type="string">
            <text:p>{'dealer_value' =&gt; 11, 'player_value' =&gt; 7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58];&quot;,&quot;;&quot; 'player_value'&quot;;&quot; =&gt; &quot;;[.C158];&quot;,&quot;;&quot; 'action'&quot;;&quot; =&gt; &quot;;&quot;'&quot;;[.D158];&quot;'&quot;;&quot;}&quot;;&quot;,&quot;)" office:value-type="string" office:string-value="{'dealer_value' =&gt; 11, 'player_value' =&gt; 8, 'action' =&gt; 'H'}," calcext:value-type="string">
            <text:p>{'dealer_value' =&gt; 11, 'player_value' =&gt; 8, 'action' =&gt; 'H'},</text:p>
          </table:table-cell>
          <table:table-cell office:value-type="string" calcext:value-type="string">
            <text:p>{'dealer_value' =&gt; 11, 'player_value' =&gt; 8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59];&quot;,&quot;;&quot; 'player_value'&quot;;&quot; =&gt; &quot;;[.C159];&quot;,&quot;;&quot; 'action'&quot;;&quot; =&gt; &quot;;&quot;'&quot;;[.D159];&quot;'&quot;;&quot;}&quot;;&quot;,&quot;)" office:value-type="string" office:string-value="{'dealer_value' =&gt; 11, 'player_value' =&gt; 9, 'action' =&gt; 'H'}," calcext:value-type="string">
            <text:p>{'dealer_value' =&gt; 11, 'player_value' =&gt; 9, 'action' =&gt; 'H'},</text:p>
          </table:table-cell>
          <table:table-cell office:value-type="string" calcext:value-type="string">
            <text:p>{'dealer_value' =&gt; 11, 'player_value' =&gt; 9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60];&quot;,&quot;;&quot; 'player_value'&quot;;&quot; =&gt; &quot;;[.C160];&quot;,&quot;;&quot; 'action'&quot;;&quot; =&gt; &quot;;&quot;'&quot;;[.D160];&quot;'&quot;;&quot;}&quot;;&quot;,&quot;)" office:value-type="string" office:string-value="{'dealer_value' =&gt; 11, 'player_value' =&gt; 10, 'action' =&gt; 'H'}," calcext:value-type="string">
            <text:p>{'dealer_value' =&gt; 11, 'player_value' =&gt; 10, 'action' =&gt; 'H'},</text:p>
          </table:table-cell>
          <table:table-cell office:value-type="string" calcext:value-type="string">
            <text:p>{'dealer_value' =&gt; 11, 'player_value' =&gt; 10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161];&quot;,&quot;;&quot; 'player_value'&quot;;&quot; =&gt; &quot;;[.C161];&quot;,&quot;;&quot; 'action'&quot;;&quot; =&gt; &quot;;&quot;'&quot;;[.D161];&quot;'&quot;;&quot;}&quot;;&quot;,&quot;)" office:value-type="string" office:string-value="{'dealer_value' =&gt; 11, 'player_value' =&gt; 11, 'action' =&gt; 'Dh'}," calcext:value-type="string">
            <text:p>{'dealer_value' =&gt; 11, 'player_value' =&gt; 11, 'action' =&gt; 'Dh'},</text:p>
          </table:table-cell>
          <table:table-cell office:value-type="string" calcext:value-type="string">
            <text:p>{'dealer_value' =&gt; 11, 'player_value' =&gt; 11, 'action' =&gt; 'D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62];&quot;,&quot;;&quot; 'player_value'&quot;;&quot; =&gt; &quot;;[.C162];&quot;,&quot;;&quot; 'action'&quot;;&quot; =&gt; &quot;;&quot;'&quot;;[.D162];&quot;'&quot;;&quot;}&quot;;&quot;,&quot;)" office:value-type="string" office:string-value="{'dealer_value' =&gt; 11, 'player_value' =&gt; 12, 'action' =&gt; 'H'}," calcext:value-type="string">
            <text:p>{'dealer_value' =&gt; 11, 'player_value' =&gt; 12, 'action' =&gt; 'H'},</text:p>
          </table:table-cell>
          <table:table-cell office:value-type="string" calcext:value-type="string">
            <text:p>{'dealer_value' =&gt; 11, 'player_value' =&gt; 12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63];&quot;,&quot;;&quot; 'player_value'&quot;;&quot; =&gt; &quot;;[.C163];&quot;,&quot;;&quot; 'action'&quot;;&quot; =&gt; &quot;;&quot;'&quot;;[.D163];&quot;'&quot;;&quot;}&quot;;&quot;,&quot;)" office:value-type="string" office:string-value="{'dealer_value' =&gt; 11, 'player_value' =&gt; 13, 'action' =&gt; 'H'}," calcext:value-type="string">
            <text:p>{'dealer_value' =&gt; 11, 'player_value' =&gt; 13, 'action' =&gt; 'H'},</text:p>
          </table:table-cell>
          <table:table-cell office:value-type="string" calcext:value-type="string">
            <text:p>{'dealer_value' =&gt; 11, 'player_value' =&gt; 13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64];&quot;,&quot;;&quot; 'player_value'&quot;;&quot; =&gt; &quot;;[.C164];&quot;,&quot;;&quot; 'action'&quot;;&quot; =&gt; &quot;;&quot;'&quot;;[.D164];&quot;'&quot;;&quot;}&quot;;&quot;,&quot;)" office:value-type="string" office:string-value="{'dealer_value' =&gt; 11, 'player_value' =&gt; 14, 'action' =&gt; 'H'}," calcext:value-type="string">
            <text:p>{'dealer_value' =&gt; 11, 'player_value' =&gt; 14, 'action' =&gt; 'H'},</text:p>
          </table:table-cell>
          <table:table-cell office:value-type="string" calcext:value-type="string">
            <text:p>{'dealer_value' =&gt; 11, 'player_value' =&gt; 14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65];&quot;,&quot;;&quot; 'player_value'&quot;;&quot; =&gt; &quot;;[.C165];&quot;,&quot;;&quot; 'action'&quot;;&quot; =&gt; &quot;;&quot;'&quot;;[.D165];&quot;'&quot;;&quot;}&quot;;&quot;,&quot;)" office:value-type="string" office:string-value="{'dealer_value' =&gt; 11, 'player_value' =&gt; 15, 'action' =&gt; 'H'}," calcext:value-type="string">
            <text:p>{'dealer_value' =&gt; 11, 'player_value' =&gt; 15, 'action' =&gt; 'H'},</text:p>
          </table:table-cell>
          <table:table-cell office:value-type="string" calcext:value-type="string">
            <text:p>{'dealer_value' =&gt; 11, 'player_value' =&gt; 15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66];&quot;,&quot;;&quot; 'player_value'&quot;;&quot; =&gt; &quot;;[.C166];&quot;,&quot;;&quot; 'action'&quot;;&quot; =&gt; &quot;;&quot;'&quot;;[.D166];&quot;'&quot;;&quot;}&quot;;&quot;,&quot;)" office:value-type="string" office:string-value="{'dealer_value' =&gt; 11, 'player_value' =&gt; 16, 'action' =&gt; 'H'}," calcext:value-type="string">
            <text:p>{'dealer_value' =&gt; 11, 'player_value' =&gt; 16, 'action' =&gt; 'H'},</text:p>
          </table:table-cell>
          <table:table-cell office:value-type="string" calcext:value-type="string">
            <text:p>{'dealer_value' =&gt; 11, 'player_value' =&gt; 16, 'action' =&gt; 'H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67];&quot;,&quot;;&quot; 'player_value'&quot;;&quot; =&gt; &quot;;[.C167];&quot;,&quot;;&quot; 'action'&quot;;&quot; =&gt; &quot;;&quot;'&quot;;[.D167];&quot;'&quot;;&quot;}&quot;;&quot;,&quot;)" office:value-type="string" office:string-value="{'dealer_value' =&gt; 11, 'player_value' =&gt; 17, 'action' =&gt; 'S'}," calcext:value-type="string">
            <text:p>{'dealer_value' =&gt; 11, 'player_value' =&gt; 17, 'action' =&gt; 'S'},</text:p>
          </table:table-cell>
          <table:table-cell office:value-type="string" calcext:value-type="string">
            <text:p>{'dealer_value' =&gt; 11, 'player_value' =&gt; 17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68];&quot;,&quot;;&quot; 'player_value'&quot;;&quot; =&gt; &quot;;[.C168];&quot;,&quot;;&quot; 'action'&quot;;&quot; =&gt; &quot;;&quot;'&quot;;[.D168];&quot;'&quot;;&quot;}&quot;;&quot;,&quot;)" office:value-type="string" office:string-value="{'dealer_value' =&gt; 11, 'player_value' =&gt; 18, 'action' =&gt; 'S'}," calcext:value-type="string">
            <text:p>{'dealer_value' =&gt; 11, 'player_value' =&gt; 18, 'action' =&gt; 'S'},</text:p>
          </table:table-cell>
          <table:table-cell office:value-type="string" calcext:value-type="string">
            <text:p>{'dealer_value' =&gt; 11, 'player_value' =&gt; 18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69];&quot;,&quot;;&quot; 'player_value'&quot;;&quot; =&gt; &quot;;[.C169];&quot;,&quot;;&quot; 'action'&quot;;&quot; =&gt; &quot;;&quot;'&quot;;[.D169];&quot;'&quot;;&quot;}&quot;;&quot;,&quot;)" office:value-type="string" office:string-value="{'dealer_value' =&gt; 11, 'player_value' =&gt; 19, 'action' =&gt; 'S'}," calcext:value-type="string">
            <text:p>{'dealer_value' =&gt; 11, 'player_value' =&gt; 19, 'action' =&gt; 'S'},</text:p>
          </table:table-cell>
          <table:table-cell office:value-type="string" calcext:value-type="string">
            <text:p>{'dealer_value' =&gt; 11, 'player_value' =&gt; 19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70];&quot;,&quot;;&quot; 'player_value'&quot;;&quot; =&gt; &quot;;[.C170];&quot;,&quot;;&quot; 'action'&quot;;&quot; =&gt; &quot;;&quot;'&quot;;[.D170];&quot;'&quot;;&quot;}&quot;;&quot;,&quot;)" office:value-type="string" office:string-value="{'dealer_value' =&gt; 11, 'player_value' =&gt; 20, 'action' =&gt; 'S'}," calcext:value-type="string">
            <text:p>{'dealer_value' =&gt; 11, 'player_value' =&gt; 20, 'action' =&gt; 'S'},</text:p>
          </table:table-cell>
          <table:table-cell office:value-type="string" calcext:value-type="string">
            <text:p>{'dealer_value' =&gt; 11, 'player_value' =&gt; 20, 'action' =&gt; 'S'}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71];&quot;,&quot;;&quot; 'player_value'&quot;;&quot; =&gt; &quot;;[.C171];&quot;,&quot;;&quot; 'action'&quot;;&quot; =&gt; &quot;;&quot;'&quot;;[.D171];&quot;'&quot;;&quot;}&quot;;&quot;]&quot;)" office:value-type="string" office:string-value="{'dealer_value' =&gt; 11, 'player_value' =&gt; 21, 'action' =&gt; 'S'}]" calcext:value-type="string">
            <text:p>{'dealer_value' =&gt; 11, 'player_value' =&gt; 21, 'action' =&gt; 'S'}]</text:p>
          </table:table-cell>
          <table:table-cell office:value-type="string" calcext:value-type="string">
            <text:p>{'dealer_value' =&gt; 11, 'player_value' =&gt; 21, 'action' =&gt; 'S'}]</text:p>
          </table:table-cell>
          <table:table-cell table:number-columns-repeated="6"/>
        </table:table-row>
      </table:table>
      <table:table table:name="Soft Hand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hand_type</text:p>
          </table:table-cell>
          <table:table-cell table:style-name="ce1" office:value-type="string" calcext:value-type="string">
            <text:p>dealer_value</text:p>
          </table:table-cell>
          <table:table-cell office:value-type="string" calcext:value-type="string">
            <text:p>player_valu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hash</text:p>
          </table:table-cell>
          <table:table-cell table:number-columns-repeated="2"/>
          <table:table-cell table:style-name="ce1" table:number-columns-repeated="11"/>
        </table:table-row>
        <table:table-row table:style-name="ro1">
          <table:table-cell office:value-type="string" calcext:value-type="string">
            <text:p>Soft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formula="of:=COM.MICROSOFT.CONCAT(&quot;[&quot;;&quot;{&quot;;&quot;'dealer_value'&quot;;&quot; =&gt; &quot;;[.B2];&quot;,&quot;;&quot; 'player_value'&quot;;&quot; =&gt; &quot;;[.C2];&quot;,&quot;;&quot; 'action'&quot;;&quot; =&gt; &quot;;&quot;'&quot;;[.D2];&quot;'&quot;;&quot;}&quot;;&quot;,&quot;)" office:value-type="string" office:string-value="[{'dealer_value' =&gt; 2, 'player_value' =&gt; 13, 'action' =&gt; 'H'}," calcext:value-type="string">
            <text:p>[{'dealer_value' =&gt; 2, 'player_value' =&gt; 13, 'action' =&gt; 'H'},</text:p>
          </table:table-cell>
          <table:table-cell office:value-type="string" calcext:value-type="string">
            <text:p>[{'dealer_value' =&gt; 2, 'player_value' =&gt; 13, 'action' =&gt; 'H'},</text:p>
          </table:table-cell>
          <table:table-cell/>
          <table:table-cell table:style-name="ce1"/>
          <table:table-cell table:style-name="ce2" table:number-columns-repeated="10"/>
        </table:table-row>
        <table:table-row table:style-name="ro1">
          <table:table-cell office:value-type="string" calcext:value-type="string">
            <text:p>Soft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3];&quot;,&quot;;&quot; 'player_value'&quot;;&quot; =&gt; &quot;;[.C3];&quot;,&quot;;&quot; 'action'&quot;;&quot; =&gt; &quot;;&quot;'&quot;;[.D3];&quot;'&quot;;&quot;}&quot;;&quot;,&quot;)" office:value-type="string" office:string-value="{'dealer_value' =&gt; 2, 'player_value' =&gt; 14, 'action' =&gt; 'H'}," calcext:value-type="string">
            <text:p>{'dealer_value' =&gt; 2, 'player_value' =&gt; 14, 'action' =&gt; 'H'},</text:p>
          </table:table-cell>
          <table:table-cell office:value-type="string" calcext:value-type="string">
            <text:p>{'dealer_value' =&gt; 2, 'player_value' =&gt; 14, 'action' =&gt; 'H'},</text:p>
          </table:table-cell>
          <table:table-cell/>
          <table:table-cell table:style-name="ce1"/>
          <table:table-cell table:style-name="ce2" table:number-columns-repeated="10"/>
        </table:table-row>
        <table:table-row table:style-name="ro1">
          <table:table-cell office:value-type="string" calcext:value-type="string">
            <text:p>Soft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4];&quot;,&quot;;&quot; 'player_value'&quot;;&quot; =&gt; &quot;;[.C4];&quot;,&quot;;&quot; 'action'&quot;;&quot; =&gt; &quot;;&quot;'&quot;;[.D4];&quot;'&quot;;&quot;}&quot;;&quot;,&quot;)" office:value-type="string" office:string-value="{'dealer_value' =&gt; 2, 'player_value' =&gt; 15, 'action' =&gt; 'H'}," calcext:value-type="string">
            <text:p>{'dealer_value' =&gt; 2, 'player_value' =&gt; 15, 'action' =&gt; 'H'},</text:p>
          </table:table-cell>
          <table:table-cell office:value-type="string" calcext:value-type="string">
            <text:p>{'dealer_value' =&gt; 2, 'player_value' =&gt; 15, 'action' =&gt; 'H'},</text:p>
          </table:table-cell>
          <table:table-cell/>
          <table:table-cell table:style-name="ce1"/>
          <table:table-cell table:style-name="ce2" table:number-columns-repeated="10"/>
        </table:table-row>
        <table:table-row table:style-name="ro1">
          <table:table-cell office:value-type="string" calcext:value-type="string">
            <text:p>Soft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5];&quot;,&quot;;&quot; 'player_value'&quot;;&quot; =&gt; &quot;;[.C5];&quot;,&quot;;&quot; 'action'&quot;;&quot; =&gt; &quot;;&quot;'&quot;;[.D5];&quot;'&quot;;&quot;}&quot;;&quot;,&quot;)" office:value-type="string" office:string-value="{'dealer_value' =&gt; 2, 'player_value' =&gt; 16, 'action' =&gt; 'H'}," calcext:value-type="string">
            <text:p>{'dealer_value' =&gt; 2, 'player_value' =&gt; 16, 'action' =&gt; 'H'},</text:p>
          </table:table-cell>
          <table:table-cell office:value-type="string" calcext:value-type="string">
            <text:p>{'dealer_value' =&gt; 2, 'player_value' =&gt; 16, 'action' =&gt; 'H'},</text:p>
          </table:table-cell>
          <table:table-cell/>
          <table:table-cell table:style-name="ce1"/>
          <table:table-cell table:style-name="ce2" table:number-columns-repeated="10"/>
        </table:table-row>
        <table:table-row table:style-name="ro1">
          <table:table-cell office:value-type="string" calcext:value-type="string">
            <text:p>Soft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6];&quot;,&quot;;&quot; 'player_value'&quot;;&quot; =&gt; &quot;;[.C6];&quot;,&quot;;&quot; 'action'&quot;;&quot; =&gt; &quot;;&quot;'&quot;;[.D6];&quot;'&quot;;&quot;}&quot;;&quot;,&quot;)" office:value-type="string" office:string-value="{'dealer_value' =&gt; 2, 'player_value' =&gt; 17, 'action' =&gt; 'Dh'}," calcext:value-type="string">
            <text:p>{'dealer_value' =&gt; 2, 'player_value' =&gt; 17, 'action' =&gt; 'Dh'},</text:p>
          </table:table-cell>
          <table:table-cell office:value-type="string" calcext:value-type="string">
            <text:p>{'dealer_value' =&gt; 2, 'player_value' =&gt; 17, 'action' =&gt; 'Dh'},</text:p>
          </table:table-cell>
          <table:table-cell/>
          <table:table-cell table:style-name="ce1"/>
          <table:table-cell table:style-name="ce2" table:number-columns-repeated="10"/>
        </table:table-row>
        <table:table-row table:style-name="ro1">
          <table:table-cell office:value-type="string" calcext:value-type="string">
            <text:p>Soft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7];&quot;,&quot;;&quot; 'player_value'&quot;;&quot; =&gt; &quot;;[.C7];&quot;,&quot;;&quot; 'action'&quot;;&quot; =&gt; &quot;;&quot;'&quot;;[.D7];&quot;'&quot;;&quot;}&quot;;&quot;,&quot;)" office:value-type="string" office:string-value="{'dealer_value' =&gt; 2, 'player_value' =&gt; 18, 'action' =&gt; 'S'}," calcext:value-type="string">
            <text:p>{'dealer_value' =&gt; 2, 'player_value' =&gt; 18, 'action' =&gt; 'S'},</text:p>
          </table:table-cell>
          <table:table-cell office:value-type="string" calcext:value-type="string">
            <text:p>{'dealer_value' =&gt; 2, 'player_value' =&gt; 18, 'action' =&gt; 'S'},</text:p>
          </table:table-cell>
          <table:table-cell/>
          <table:table-cell table:style-name="ce1"/>
          <table:table-cell table:style-name="ce2" table:number-columns-repeated="10"/>
        </table:table-row>
        <table:table-row table:style-name="ro1">
          <table:table-cell office:value-type="string" calcext:value-type="string">
            <text:p>Soft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8];&quot;,&quot;;&quot; 'player_value'&quot;;&quot; =&gt; &quot;;[.C8];&quot;,&quot;;&quot; 'action'&quot;;&quot; =&gt; &quot;;&quot;'&quot;;[.D8];&quot;'&quot;;&quot;}&quot;;&quot;,&quot;)" office:value-type="string" office:string-value="{'dealer_value' =&gt; 2, 'player_value' =&gt; 19, 'action' =&gt; 'S'}," calcext:value-type="string">
            <text:p>{'dealer_value' =&gt; 2, 'player_value' =&gt; 19, 'action' =&gt; 'S'},</text:p>
          </table:table-cell>
          <table:table-cell office:value-type="string" calcext:value-type="string">
            <text:p>{'dealer_value' =&gt; 2, 'player_value' =&gt; 19, 'action' =&gt; 'S'},</text:p>
          </table:table-cell>
          <table:table-cell/>
          <table:table-cell table:style-name="ce1"/>
          <table:table-cell table:style-name="ce2" table:number-columns-repeated="10"/>
        </table:table-row>
        <table:table-row table:style-name="ro1">
          <table:table-cell office:value-type="string" calcext:value-type="string">
            <text:p>Soft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9];&quot;,&quot;;&quot; 'player_value'&quot;;&quot; =&gt; &quot;;[.C9];&quot;,&quot;;&quot; 'action'&quot;;&quot; =&gt; &quot;;&quot;'&quot;;[.D9];&quot;'&quot;;&quot;}&quot;;&quot;,&quot;)" office:value-type="string" office:string-value="{'dealer_value' =&gt; 2, 'player_value' =&gt; 20, 'action' =&gt; 'S'}," calcext:value-type="string">
            <text:p>{'dealer_value' =&gt; 2, 'player_value' =&gt; 20, 'action' =&gt; 'S'},</text:p>
          </table:table-cell>
          <table:table-cell office:value-type="string" calcext:value-type="string">
            <text:p>{'dealer_value' =&gt; 2, 'player_value' =&gt; 20, 'action' =&gt; 'S'},</text:p>
          </table:table-cell>
          <table:table-cell/>
          <table:table-cell table:style-name="ce1"/>
          <table:table-cell table:style-name="ce2" table:number-columns-repeated="10"/>
        </table:table-row>
        <table:table-row table:style-name="ro1">
          <table:table-cell office:value-type="string" calcext:value-type="string">
            <text:p>Soft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0];&quot;,&quot;;&quot; 'player_value'&quot;;&quot; =&gt; &quot;;[.C10];&quot;,&quot;;&quot; 'action'&quot;;&quot; =&gt; &quot;;&quot;'&quot;;[.D10];&quot;'&quot;;&quot;}&quot;;&quot;,&quot;)" office:value-type="string" office:string-value="{'dealer_value' =&gt; 2, 'player_value' =&gt; 21, 'action' =&gt; 'S'}," calcext:value-type="string">
            <text:p>{'dealer_value' =&gt; 2, 'player_value' =&gt; 21, 'action' =&gt; 'S'},</text:p>
          </table:table-cell>
          <table:table-cell office:value-type="string" calcext:value-type="string">
            <text:p>{'dealer_value' =&gt; 2, 'player_value' =&gt; 21, 'action' =&gt; 'S'},</text:p>
          </table:table-cell>
          <table:table-cell/>
          <table:table-cell table:style-name="ce1"/>
          <table:table-cell table:style-name="ce2" table:number-columns-repeated="10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1];&quot;,&quot;;&quot; 'player_value'&quot;;&quot; =&gt; &quot;;[.C11];&quot;,&quot;;&quot; 'action'&quot;;&quot; =&gt; &quot;;&quot;'&quot;;[.D11];&quot;'&quot;;&quot;}&quot;;&quot;,&quot;)" office:value-type="string" office:string-value="{'dealer_value' =&gt; 3, 'player_value' =&gt; 13, 'action' =&gt; 'H'}," calcext:value-type="string">
            <text:p>{'dealer_value' =&gt; 3, 'player_value' =&gt; 13, 'action' =&gt; 'H'},</text:p>
          </table:table-cell>
          <table:table-cell office:value-type="string" calcext:value-type="string">
            <text:p>{'dealer_value' =&gt; 3, 'player_value' =&gt; 13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2];&quot;,&quot;;&quot; 'player_value'&quot;;&quot; =&gt; &quot;;[.C12];&quot;,&quot;;&quot; 'action'&quot;;&quot; =&gt; &quot;;&quot;'&quot;;[.D12];&quot;'&quot;;&quot;}&quot;;&quot;,&quot;)" office:value-type="string" office:string-value="{'dealer_value' =&gt; 3, 'player_value' =&gt; 14, 'action' =&gt; 'H'}," calcext:value-type="string">
            <text:p>{'dealer_value' =&gt; 3, 'player_value' =&gt; 14, 'action' =&gt; 'H'},</text:p>
          </table:table-cell>
          <table:table-cell office:value-type="string" calcext:value-type="string">
            <text:p>{'dealer_value' =&gt; 3, 'player_value' =&gt; 14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3];&quot;,&quot;;&quot; 'player_value'&quot;;&quot; =&gt; &quot;;[.C13];&quot;,&quot;;&quot; 'action'&quot;;&quot; =&gt; &quot;;&quot;'&quot;;[.D13];&quot;'&quot;;&quot;}&quot;;&quot;,&quot;)" office:value-type="string" office:string-value="{'dealer_value' =&gt; 3, 'player_value' =&gt; 15, 'action' =&gt; 'H'}," calcext:value-type="string">
            <text:p>{'dealer_value' =&gt; 3, 'player_value' =&gt; 15, 'action' =&gt; 'H'},</text:p>
          </table:table-cell>
          <table:table-cell office:value-type="string" calcext:value-type="string">
            <text:p>{'dealer_value' =&gt; 3, 'player_value' =&gt; 15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4];&quot;,&quot;;&quot; 'player_value'&quot;;&quot; =&gt; &quot;;[.C14];&quot;,&quot;;&quot; 'action'&quot;;&quot; =&gt; &quot;;&quot;'&quot;;[.D14];&quot;'&quot;;&quot;}&quot;;&quot;,&quot;)" office:value-type="string" office:string-value="{'dealer_value' =&gt; 3, 'player_value' =&gt; 16, 'action' =&gt; 'H'}," calcext:value-type="string">
            <text:p>{'dealer_value' =&gt; 3, 'player_value' =&gt; 16, 'action' =&gt; 'H'},</text:p>
          </table:table-cell>
          <table:table-cell office:value-type="string" calcext:value-type="string">
            <text:p>{'dealer_value' =&gt; 3, 'player_value' =&gt; 16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15];&quot;,&quot;;&quot; 'player_value'&quot;;&quot; =&gt; &quot;;[.C15];&quot;,&quot;;&quot; 'action'&quot;;&quot; =&gt; &quot;;&quot;'&quot;;[.D15];&quot;'&quot;;&quot;}&quot;;&quot;,&quot;)" office:value-type="string" office:string-value="{'dealer_value' =&gt; 3, 'player_value' =&gt; 17, 'action' =&gt; 'Dh'}," calcext:value-type="string">
            <text:p>{'dealer_value' =&gt; 3, 'player_value' =&gt; 17, 'action' =&gt; 'Dh'},</text:p>
          </table:table-cell>
          <table:table-cell office:value-type="string" calcext:value-type="string">
            <text:p>{'dealer_value' =&gt; 3, 'player_value' =&gt; 17, 'action' =&gt; 'D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s</text:p>
          </table:table-cell>
          <table:table-cell table:formula="of:=COM.MICROSOFT.CONCAT(&quot;{&quot;;&quot;'dealer_value'&quot;;&quot; =&gt; &quot;;[.B16];&quot;,&quot;;&quot; 'player_value'&quot;;&quot; =&gt; &quot;;[.C16];&quot;,&quot;;&quot; 'action'&quot;;&quot; =&gt; &quot;;&quot;'&quot;;[.D16];&quot;'&quot;;&quot;}&quot;;&quot;,&quot;)" office:value-type="string" office:string-value="{'dealer_value' =&gt; 3, 'player_value' =&gt; 18, 'action' =&gt; 'Ds'}," calcext:value-type="string">
            <text:p>{'dealer_value' =&gt; 3, 'player_value' =&gt; 18, 'action' =&gt; 'Ds'},</text:p>
          </table:table-cell>
          <table:table-cell office:value-type="string" calcext:value-type="string">
            <text:p>{'dealer_value' =&gt; 3, 'player_value' =&gt; 18, 'action' =&gt; 'D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7];&quot;,&quot;;&quot; 'player_value'&quot;;&quot; =&gt; &quot;;[.C17];&quot;,&quot;;&quot; 'action'&quot;;&quot; =&gt; &quot;;&quot;'&quot;;[.D17];&quot;'&quot;;&quot;}&quot;;&quot;,&quot;)" office:value-type="string" office:string-value="{'dealer_value' =&gt; 3, 'player_value' =&gt; 19, 'action' =&gt; 'S'}," calcext:value-type="string">
            <text:p>{'dealer_value' =&gt; 3, 'player_value' =&gt; 19, 'action' =&gt; 'S'},</text:p>
          </table:table-cell>
          <table:table-cell office:value-type="string" calcext:value-type="string">
            <text:p>{'dealer_value' =&gt; 3, 'player_value' =&gt; 19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8];&quot;,&quot;;&quot; 'player_value'&quot;;&quot; =&gt; &quot;;[.C18];&quot;,&quot;;&quot; 'action'&quot;;&quot; =&gt; &quot;;&quot;'&quot;;[.D18];&quot;'&quot;;&quot;}&quot;;&quot;,&quot;)" office:value-type="string" office:string-value="{'dealer_value' =&gt; 3, 'player_value' =&gt; 20, 'action' =&gt; 'S'}," calcext:value-type="string">
            <text:p>{'dealer_value' =&gt; 3, 'player_value' =&gt; 20, 'action' =&gt; 'S'},</text:p>
          </table:table-cell>
          <table:table-cell office:value-type="string" calcext:value-type="string">
            <text:p>{'dealer_value' =&gt; 3, 'player_value' =&gt; 20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9];&quot;,&quot;;&quot; 'player_value'&quot;;&quot; =&gt; &quot;;[.C19];&quot;,&quot;;&quot; 'action'&quot;;&quot; =&gt; &quot;;&quot;'&quot;;[.D19];&quot;'&quot;;&quot;}&quot;;&quot;,&quot;)" office:value-type="string" office:string-value="{'dealer_value' =&gt; 3, 'player_value' =&gt; 21, 'action' =&gt; 'S'}," calcext:value-type="string">
            <text:p>{'dealer_value' =&gt; 3, 'player_value' =&gt; 21, 'action' =&gt; 'S'},</text:p>
          </table:table-cell>
          <table:table-cell office:value-type="string" calcext:value-type="string">
            <text:p>{'dealer_value' =&gt; 3, 'player_value' =&gt; 21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20];&quot;,&quot;;&quot; 'player_value'&quot;;&quot; =&gt; &quot;;[.C20];&quot;,&quot;;&quot; 'action'&quot;;&quot; =&gt; &quot;;&quot;'&quot;;[.D20];&quot;'&quot;;&quot;}&quot;;&quot;,&quot;)" office:value-type="string" office:string-value="{'dealer_value' =&gt; 4, 'player_value' =&gt; 13, 'action' =&gt; 'Dh'}," calcext:value-type="string">
            <text:p>{'dealer_value' =&gt; 4, 'player_value' =&gt; 13, 'action' =&gt; 'Dh'},</text:p>
          </table:table-cell>
          <table:table-cell office:value-type="string" calcext:value-type="string">
            <text:p>{'dealer_value' =&gt; 4, 'player_value' =&gt; 13, 'action' =&gt; 'D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21];&quot;,&quot;;&quot; 'player_value'&quot;;&quot; =&gt; &quot;;[.C21];&quot;,&quot;;&quot; 'action'&quot;;&quot; =&gt; &quot;;&quot;'&quot;;[.D21];&quot;'&quot;;&quot;}&quot;;&quot;,&quot;)" office:value-type="string" office:string-value="{'dealer_value' =&gt; 4, 'player_value' =&gt; 14, 'action' =&gt; 'Dh'}," calcext:value-type="string">
            <text:p>{'dealer_value' =&gt; 4, 'player_value' =&gt; 14, 'action' =&gt; 'Dh'},</text:p>
          </table:table-cell>
          <table:table-cell office:value-type="string" calcext:value-type="string">
            <text:p>{'dealer_value' =&gt; 4, 'player_value' =&gt; 14, 'action' =&gt; 'D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22];&quot;,&quot;;&quot; 'player_value'&quot;;&quot; =&gt; &quot;;[.C22];&quot;,&quot;;&quot; 'action'&quot;;&quot; =&gt; &quot;;&quot;'&quot;;[.D22];&quot;'&quot;;&quot;}&quot;;&quot;,&quot;)" office:value-type="string" office:string-value="{'dealer_value' =&gt; 4, 'player_value' =&gt; 15, 'action' =&gt; 'Dh'}," calcext:value-type="string">
            <text:p>{'dealer_value' =&gt; 4, 'player_value' =&gt; 15, 'action' =&gt; 'Dh'},</text:p>
          </table:table-cell>
          <table:table-cell office:value-type="string" calcext:value-type="string">
            <text:p>{'dealer_value' =&gt; 4, 'player_value' =&gt; 15, 'action' =&gt; 'D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23];&quot;,&quot;;&quot; 'player_value'&quot;;&quot; =&gt; &quot;;[.C23];&quot;,&quot;;&quot; 'action'&quot;;&quot; =&gt; &quot;;&quot;'&quot;;[.D23];&quot;'&quot;;&quot;}&quot;;&quot;,&quot;)" office:value-type="string" office:string-value="{'dealer_value' =&gt; 4, 'player_value' =&gt; 16, 'action' =&gt; 'Dh'}," calcext:value-type="string">
            <text:p>{'dealer_value' =&gt; 4, 'player_value' =&gt; 16, 'action' =&gt; 'Dh'},</text:p>
          </table:table-cell>
          <table:table-cell office:value-type="string" calcext:value-type="string">
            <text:p>{'dealer_value' =&gt; 4, 'player_value' =&gt; 16, 'action' =&gt; 'D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24];&quot;,&quot;;&quot; 'player_value'&quot;;&quot; =&gt; &quot;;[.C24];&quot;,&quot;;&quot; 'action'&quot;;&quot; =&gt; &quot;;&quot;'&quot;;[.D24];&quot;'&quot;;&quot;}&quot;;&quot;,&quot;)" office:value-type="string" office:string-value="{'dealer_value' =&gt; 4, 'player_value' =&gt; 17, 'action' =&gt; 'Dh'}," calcext:value-type="string">
            <text:p>{'dealer_value' =&gt; 4, 'player_value' =&gt; 17, 'action' =&gt; 'Dh'},</text:p>
          </table:table-cell>
          <table:table-cell office:value-type="string" calcext:value-type="string">
            <text:p>{'dealer_value' =&gt; 4, 'player_value' =&gt; 17, 'action' =&gt; 'D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s</text:p>
          </table:table-cell>
          <table:table-cell table:formula="of:=COM.MICROSOFT.CONCAT(&quot;{&quot;;&quot;'dealer_value'&quot;;&quot; =&gt; &quot;;[.B25];&quot;,&quot;;&quot; 'player_value'&quot;;&quot; =&gt; &quot;;[.C25];&quot;,&quot;;&quot; 'action'&quot;;&quot; =&gt; &quot;;&quot;'&quot;;[.D25];&quot;'&quot;;&quot;}&quot;;&quot;,&quot;)" office:value-type="string" office:string-value="{'dealer_value' =&gt; 4, 'player_value' =&gt; 18, 'action' =&gt; 'Ds'}," calcext:value-type="string">
            <text:p>{'dealer_value' =&gt; 4, 'player_value' =&gt; 18, 'action' =&gt; 'Ds'},</text:p>
          </table:table-cell>
          <table:table-cell office:value-type="string" calcext:value-type="string">
            <text:p>{'dealer_value' =&gt; 4, 'player_value' =&gt; 18, 'action' =&gt; 'D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26];&quot;,&quot;;&quot; 'player_value'&quot;;&quot; =&gt; &quot;;[.C26];&quot;,&quot;;&quot; 'action'&quot;;&quot; =&gt; &quot;;&quot;'&quot;;[.D26];&quot;'&quot;;&quot;}&quot;;&quot;,&quot;)" office:value-type="string" office:string-value="{'dealer_value' =&gt; 4, 'player_value' =&gt; 19, 'action' =&gt; 'S'}," calcext:value-type="string">
            <text:p>{'dealer_value' =&gt; 4, 'player_value' =&gt; 19, 'action' =&gt; 'S'},</text:p>
          </table:table-cell>
          <table:table-cell office:value-type="string" calcext:value-type="string">
            <text:p>{'dealer_value' =&gt; 4, 'player_value' =&gt; 19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27];&quot;,&quot;;&quot; 'player_value'&quot;;&quot; =&gt; &quot;;[.C27];&quot;,&quot;;&quot; 'action'&quot;;&quot; =&gt; &quot;;&quot;'&quot;;[.D27];&quot;'&quot;;&quot;}&quot;;&quot;,&quot;)" office:value-type="string" office:string-value="{'dealer_value' =&gt; 4, 'player_value' =&gt; 20, 'action' =&gt; 'S'}," calcext:value-type="string">
            <text:p>{'dealer_value' =&gt; 4, 'player_value' =&gt; 20, 'action' =&gt; 'S'},</text:p>
          </table:table-cell>
          <table:table-cell office:value-type="string" calcext:value-type="string">
            <text:p>{'dealer_value' =&gt; 4, 'player_value' =&gt; 20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28];&quot;,&quot;;&quot; 'player_value'&quot;;&quot; =&gt; &quot;;[.C28];&quot;,&quot;;&quot; 'action'&quot;;&quot; =&gt; &quot;;&quot;'&quot;;[.D28];&quot;'&quot;;&quot;}&quot;;&quot;,&quot;)" office:value-type="string" office:string-value="{'dealer_value' =&gt; 4, 'player_value' =&gt; 21, 'action' =&gt; 'S'}," calcext:value-type="string">
            <text:p>{'dealer_value' =&gt; 4, 'player_value' =&gt; 21, 'action' =&gt; 'S'},</text:p>
          </table:table-cell>
          <table:table-cell office:value-type="string" calcext:value-type="string">
            <text:p>{'dealer_value' =&gt; 4, 'player_value' =&gt; 21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29];&quot;,&quot;;&quot; 'player_value'&quot;;&quot; =&gt; &quot;;[.C29];&quot;,&quot;;&quot; 'action'&quot;;&quot; =&gt; &quot;;&quot;'&quot;;[.D29];&quot;'&quot;;&quot;}&quot;;&quot;,&quot;)" office:value-type="string" office:string-value="{'dealer_value' =&gt; 5, 'player_value' =&gt; 13, 'action' =&gt; 'Dh'}," calcext:value-type="string">
            <text:p>{'dealer_value' =&gt; 5, 'player_value' =&gt; 13, 'action' =&gt; 'Dh'},</text:p>
          </table:table-cell>
          <table:table-cell office:value-type="string" calcext:value-type="string">
            <text:p>{'dealer_value' =&gt; 5, 'player_value' =&gt; 13, 'action' =&gt; 'D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30];&quot;,&quot;;&quot; 'player_value'&quot;;&quot; =&gt; &quot;;[.C30];&quot;,&quot;;&quot; 'action'&quot;;&quot; =&gt; &quot;;&quot;'&quot;;[.D30];&quot;'&quot;;&quot;}&quot;;&quot;,&quot;)" office:value-type="string" office:string-value="{'dealer_value' =&gt; 5, 'player_value' =&gt; 14, 'action' =&gt; 'Dh'}," calcext:value-type="string">
            <text:p>{'dealer_value' =&gt; 5, 'player_value' =&gt; 14, 'action' =&gt; 'Dh'},</text:p>
          </table:table-cell>
          <table:table-cell office:value-type="string" calcext:value-type="string">
            <text:p>{'dealer_value' =&gt; 5, 'player_value' =&gt; 14, 'action' =&gt; 'D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31];&quot;,&quot;;&quot; 'player_value'&quot;;&quot; =&gt; &quot;;[.C31];&quot;,&quot;;&quot; 'action'&quot;;&quot; =&gt; &quot;;&quot;'&quot;;[.D31];&quot;'&quot;;&quot;}&quot;;&quot;,&quot;)" office:value-type="string" office:string-value="{'dealer_value' =&gt; 5, 'player_value' =&gt; 15, 'action' =&gt; 'Dh'}," calcext:value-type="string">
            <text:p>{'dealer_value' =&gt; 5, 'player_value' =&gt; 15, 'action' =&gt; 'Dh'},</text:p>
          </table:table-cell>
          <table:table-cell office:value-type="string" calcext:value-type="string">
            <text:p>{'dealer_value' =&gt; 5, 'player_value' =&gt; 15, 'action' =&gt; 'D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32];&quot;,&quot;;&quot; 'player_value'&quot;;&quot; =&gt; &quot;;[.C32];&quot;,&quot;;&quot; 'action'&quot;;&quot; =&gt; &quot;;&quot;'&quot;;[.D32];&quot;'&quot;;&quot;}&quot;;&quot;,&quot;)" office:value-type="string" office:string-value="{'dealer_value' =&gt; 5, 'player_value' =&gt; 16, 'action' =&gt; 'Dh'}," calcext:value-type="string">
            <text:p>{'dealer_value' =&gt; 5, 'player_value' =&gt; 16, 'action' =&gt; 'Dh'},</text:p>
          </table:table-cell>
          <table:table-cell office:value-type="string" calcext:value-type="string">
            <text:p>{'dealer_value' =&gt; 5, 'player_value' =&gt; 16, 'action' =&gt; 'D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33];&quot;,&quot;;&quot; 'player_value'&quot;;&quot; =&gt; &quot;;[.C33];&quot;,&quot;;&quot; 'action'&quot;;&quot; =&gt; &quot;;&quot;'&quot;;[.D33];&quot;'&quot;;&quot;}&quot;;&quot;,&quot;)" office:value-type="string" office:string-value="{'dealer_value' =&gt; 5, 'player_value' =&gt; 17, 'action' =&gt; 'Dh'}," calcext:value-type="string">
            <text:p>{'dealer_value' =&gt; 5, 'player_value' =&gt; 17, 'action' =&gt; 'Dh'},</text:p>
          </table:table-cell>
          <table:table-cell office:value-type="string" calcext:value-type="string">
            <text:p>{'dealer_value' =&gt; 5, 'player_value' =&gt; 17, 'action' =&gt; 'D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s</text:p>
          </table:table-cell>
          <table:table-cell table:formula="of:=COM.MICROSOFT.CONCAT(&quot;{&quot;;&quot;'dealer_value'&quot;;&quot; =&gt; &quot;;[.B34];&quot;,&quot;;&quot; 'player_value'&quot;;&quot; =&gt; &quot;;[.C34];&quot;,&quot;;&quot; 'action'&quot;;&quot; =&gt; &quot;;&quot;'&quot;;[.D34];&quot;'&quot;;&quot;}&quot;;&quot;,&quot;)" office:value-type="string" office:string-value="{'dealer_value' =&gt; 5, 'player_value' =&gt; 18, 'action' =&gt; 'Ds'}," calcext:value-type="string">
            <text:p>{'dealer_value' =&gt; 5, 'player_value' =&gt; 18, 'action' =&gt; 'Ds'},</text:p>
          </table:table-cell>
          <table:table-cell office:value-type="string" calcext:value-type="string">
            <text:p>{'dealer_value' =&gt; 5, 'player_value' =&gt; 18, 'action' =&gt; 'D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35];&quot;,&quot;;&quot; 'player_value'&quot;;&quot; =&gt; &quot;;[.C35];&quot;,&quot;;&quot; 'action'&quot;;&quot; =&gt; &quot;;&quot;'&quot;;[.D35];&quot;'&quot;;&quot;}&quot;;&quot;,&quot;)" office:value-type="string" office:string-value="{'dealer_value' =&gt; 5, 'player_value' =&gt; 19, 'action' =&gt; 'S'}," calcext:value-type="string">
            <text:p>{'dealer_value' =&gt; 5, 'player_value' =&gt; 19, 'action' =&gt; 'S'},</text:p>
          </table:table-cell>
          <table:table-cell office:value-type="string" calcext:value-type="string">
            <text:p>{'dealer_value' =&gt; 5, 'player_value' =&gt; 19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36];&quot;,&quot;;&quot; 'player_value'&quot;;&quot; =&gt; &quot;;[.C36];&quot;,&quot;;&quot; 'action'&quot;;&quot; =&gt; &quot;;&quot;'&quot;;[.D36];&quot;'&quot;;&quot;}&quot;;&quot;,&quot;)" office:value-type="string" office:string-value="{'dealer_value' =&gt; 5, 'player_value' =&gt; 20, 'action' =&gt; 'S'}," calcext:value-type="string">
            <text:p>{'dealer_value' =&gt; 5, 'player_value' =&gt; 20, 'action' =&gt; 'S'},</text:p>
          </table:table-cell>
          <table:table-cell office:value-type="string" calcext:value-type="string">
            <text:p>{'dealer_value' =&gt; 5, 'player_value' =&gt; 20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37];&quot;,&quot;;&quot; 'player_value'&quot;;&quot; =&gt; &quot;;[.C37];&quot;,&quot;;&quot; 'action'&quot;;&quot; =&gt; &quot;;&quot;'&quot;;[.D37];&quot;'&quot;;&quot;}&quot;;&quot;,&quot;)" office:value-type="string" office:string-value="{'dealer_value' =&gt; 5, 'player_value' =&gt; 21, 'action' =&gt; 'S'}," calcext:value-type="string">
            <text:p>{'dealer_value' =&gt; 5, 'player_value' =&gt; 21, 'action' =&gt; 'S'},</text:p>
          </table:table-cell>
          <table:table-cell office:value-type="string" calcext:value-type="string">
            <text:p>{'dealer_value' =&gt; 5, 'player_value' =&gt; 21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38];&quot;,&quot;;&quot; 'player_value'&quot;;&quot; =&gt; &quot;;[.C38];&quot;,&quot;;&quot; 'action'&quot;;&quot; =&gt; &quot;;&quot;'&quot;;[.D38];&quot;'&quot;;&quot;}&quot;;&quot;,&quot;)" office:value-type="string" office:string-value="{'dealer_value' =&gt; 6, 'player_value' =&gt; 13, 'action' =&gt; 'Dh'}," calcext:value-type="string">
            <text:p>{'dealer_value' =&gt; 6, 'player_value' =&gt; 13, 'action' =&gt; 'Dh'},</text:p>
          </table:table-cell>
          <table:table-cell office:value-type="string" calcext:value-type="string">
            <text:p>{'dealer_value' =&gt; 6, 'player_value' =&gt; 13, 'action' =&gt; 'D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39];&quot;,&quot;;&quot; 'player_value'&quot;;&quot; =&gt; &quot;;[.C39];&quot;,&quot;;&quot; 'action'&quot;;&quot; =&gt; &quot;;&quot;'&quot;;[.D39];&quot;'&quot;;&quot;}&quot;;&quot;,&quot;)" office:value-type="string" office:string-value="{'dealer_value' =&gt; 6, 'player_value' =&gt; 14, 'action' =&gt; 'Dh'}," calcext:value-type="string">
            <text:p>{'dealer_value' =&gt; 6, 'player_value' =&gt; 14, 'action' =&gt; 'Dh'},</text:p>
          </table:table-cell>
          <table:table-cell office:value-type="string" calcext:value-type="string">
            <text:p>{'dealer_value' =&gt; 6, 'player_value' =&gt; 14, 'action' =&gt; 'D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40];&quot;,&quot;;&quot; 'player_value'&quot;;&quot; =&gt; &quot;;[.C40];&quot;,&quot;;&quot; 'action'&quot;;&quot; =&gt; &quot;;&quot;'&quot;;[.D40];&quot;'&quot;;&quot;}&quot;;&quot;,&quot;)" office:value-type="string" office:string-value="{'dealer_value' =&gt; 6, 'player_value' =&gt; 15, 'action' =&gt; 'Dh'}," calcext:value-type="string">
            <text:p>{'dealer_value' =&gt; 6, 'player_value' =&gt; 15, 'action' =&gt; 'Dh'},</text:p>
          </table:table-cell>
          <table:table-cell office:value-type="string" calcext:value-type="string">
            <text:p>{'dealer_value' =&gt; 6, 'player_value' =&gt; 15, 'action' =&gt; 'D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41];&quot;,&quot;;&quot; 'player_value'&quot;;&quot; =&gt; &quot;;[.C41];&quot;,&quot;;&quot; 'action'&quot;;&quot; =&gt; &quot;;&quot;'&quot;;[.D41];&quot;'&quot;;&quot;}&quot;;&quot;,&quot;)" office:value-type="string" office:string-value="{'dealer_value' =&gt; 6, 'player_value' =&gt; 16, 'action' =&gt; 'Dh'}," calcext:value-type="string">
            <text:p>{'dealer_value' =&gt; 6, 'player_value' =&gt; 16, 'action' =&gt; 'Dh'},</text:p>
          </table:table-cell>
          <table:table-cell office:value-type="string" calcext:value-type="string">
            <text:p>{'dealer_value' =&gt; 6, 'player_value' =&gt; 16, 'action' =&gt; 'D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42];&quot;,&quot;;&quot; 'player_value'&quot;;&quot; =&gt; &quot;;[.C42];&quot;,&quot;;&quot; 'action'&quot;;&quot; =&gt; &quot;;&quot;'&quot;;[.D42];&quot;'&quot;;&quot;}&quot;;&quot;,&quot;)" office:value-type="string" office:string-value="{'dealer_value' =&gt; 6, 'player_value' =&gt; 17, 'action' =&gt; 'Dh'}," calcext:value-type="string">
            <text:p>{'dealer_value' =&gt; 6, 'player_value' =&gt; 17, 'action' =&gt; 'Dh'},</text:p>
          </table:table-cell>
          <table:table-cell office:value-type="string" calcext:value-type="string">
            <text:p>{'dealer_value' =&gt; 6, 'player_value' =&gt; 17, 'action' =&gt; 'D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s</text:p>
          </table:table-cell>
          <table:table-cell table:formula="of:=COM.MICROSOFT.CONCAT(&quot;{&quot;;&quot;'dealer_value'&quot;;&quot; =&gt; &quot;;[.B43];&quot;,&quot;;&quot; 'player_value'&quot;;&quot; =&gt; &quot;;[.C43];&quot;,&quot;;&quot; 'action'&quot;;&quot; =&gt; &quot;;&quot;'&quot;;[.D43];&quot;'&quot;;&quot;}&quot;;&quot;,&quot;)" office:value-type="string" office:string-value="{'dealer_value' =&gt; 6, 'player_value' =&gt; 18, 'action' =&gt; 'Ds'}," calcext:value-type="string">
            <text:p>{'dealer_value' =&gt; 6, 'player_value' =&gt; 18, 'action' =&gt; 'Ds'},</text:p>
          </table:table-cell>
          <table:table-cell office:value-type="string" calcext:value-type="string">
            <text:p>{'dealer_value' =&gt; 6, 'player_value' =&gt; 18, 'action' =&gt; 'D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s</text:p>
          </table:table-cell>
          <table:table-cell table:formula="of:=COM.MICROSOFT.CONCAT(&quot;{&quot;;&quot;'dealer_value'&quot;;&quot; =&gt; &quot;;[.B44];&quot;,&quot;;&quot; 'player_value'&quot;;&quot; =&gt; &quot;;[.C44];&quot;,&quot;;&quot; 'action'&quot;;&quot; =&gt; &quot;;&quot;'&quot;;[.D44];&quot;'&quot;;&quot;}&quot;;&quot;,&quot;)" office:value-type="string" office:string-value="{'dealer_value' =&gt; 6, 'player_value' =&gt; 19, 'action' =&gt; 'Ds'}," calcext:value-type="string">
            <text:p>{'dealer_value' =&gt; 6, 'player_value' =&gt; 19, 'action' =&gt; 'Ds'},</text:p>
          </table:table-cell>
          <table:table-cell office:value-type="string" calcext:value-type="string">
            <text:p>{'dealer_value' =&gt; 6, 'player_value' =&gt; 19, 'action' =&gt; 'D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45];&quot;,&quot;;&quot; 'player_value'&quot;;&quot; =&gt; &quot;;[.C45];&quot;,&quot;;&quot; 'action'&quot;;&quot; =&gt; &quot;;&quot;'&quot;;[.D45];&quot;'&quot;;&quot;}&quot;;&quot;,&quot;)" office:value-type="string" office:string-value="{'dealer_value' =&gt; 6, 'player_value' =&gt; 20, 'action' =&gt; 'S'}," calcext:value-type="string">
            <text:p>{'dealer_value' =&gt; 6, 'player_value' =&gt; 20, 'action' =&gt; 'S'},</text:p>
          </table:table-cell>
          <table:table-cell office:value-type="string" calcext:value-type="string">
            <text:p>{'dealer_value' =&gt; 6, 'player_value' =&gt; 20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46];&quot;,&quot;;&quot; 'player_value'&quot;;&quot; =&gt; &quot;;[.C46];&quot;,&quot;;&quot; 'action'&quot;;&quot; =&gt; &quot;;&quot;'&quot;;[.D46];&quot;'&quot;;&quot;}&quot;;&quot;,&quot;)" office:value-type="string" office:string-value="{'dealer_value' =&gt; 6, 'player_value' =&gt; 21, 'action' =&gt; 'S'}," calcext:value-type="string">
            <text:p>{'dealer_value' =&gt; 6, 'player_value' =&gt; 21, 'action' =&gt; 'S'},</text:p>
          </table:table-cell>
          <table:table-cell office:value-type="string" calcext:value-type="string">
            <text:p>{'dealer_value' =&gt; 6, 'player_value' =&gt; 21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47];&quot;,&quot;;&quot; 'player_value'&quot;;&quot; =&gt; &quot;;[.C47];&quot;,&quot;;&quot; 'action'&quot;;&quot; =&gt; &quot;;&quot;'&quot;;[.D47];&quot;'&quot;;&quot;}&quot;;&quot;,&quot;)" office:value-type="string" office:string-value="{'dealer_value' =&gt; 7, 'player_value' =&gt; 13, 'action' =&gt; 'H'}," calcext:value-type="string">
            <text:p>{'dealer_value' =&gt; 7, 'player_value' =&gt; 13, 'action' =&gt; 'H'},</text:p>
          </table:table-cell>
          <table:table-cell office:value-type="string" calcext:value-type="string">
            <text:p>{'dealer_value' =&gt; 7, 'player_value' =&gt; 13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48];&quot;,&quot;;&quot; 'player_value'&quot;;&quot; =&gt; &quot;;[.C48];&quot;,&quot;;&quot; 'action'&quot;;&quot; =&gt; &quot;;&quot;'&quot;;[.D48];&quot;'&quot;;&quot;}&quot;;&quot;,&quot;)" office:value-type="string" office:string-value="{'dealer_value' =&gt; 7, 'player_value' =&gt; 14, 'action' =&gt; 'H'}," calcext:value-type="string">
            <text:p>{'dealer_value' =&gt; 7, 'player_value' =&gt; 14, 'action' =&gt; 'H'},</text:p>
          </table:table-cell>
          <table:table-cell office:value-type="string" calcext:value-type="string">
            <text:p>{'dealer_value' =&gt; 7, 'player_value' =&gt; 14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49];&quot;,&quot;;&quot; 'player_value'&quot;;&quot; =&gt; &quot;;[.C49];&quot;,&quot;;&quot; 'action'&quot;;&quot; =&gt; &quot;;&quot;'&quot;;[.D49];&quot;'&quot;;&quot;}&quot;;&quot;,&quot;)" office:value-type="string" office:string-value="{'dealer_value' =&gt; 7, 'player_value' =&gt; 15, 'action' =&gt; 'H'}," calcext:value-type="string">
            <text:p>{'dealer_value' =&gt; 7, 'player_value' =&gt; 15, 'action' =&gt; 'H'},</text:p>
          </table:table-cell>
          <table:table-cell office:value-type="string" calcext:value-type="string">
            <text:p>{'dealer_value' =&gt; 7, 'player_value' =&gt; 15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50];&quot;,&quot;;&quot; 'player_value'&quot;;&quot; =&gt; &quot;;[.C50];&quot;,&quot;;&quot; 'action'&quot;;&quot; =&gt; &quot;;&quot;'&quot;;[.D50];&quot;'&quot;;&quot;}&quot;;&quot;,&quot;)" office:value-type="string" office:string-value="{'dealer_value' =&gt; 7, 'player_value' =&gt; 16, 'action' =&gt; 'H'}," calcext:value-type="string">
            <text:p>{'dealer_value' =&gt; 7, 'player_value' =&gt; 16, 'action' =&gt; 'H'},</text:p>
          </table:table-cell>
          <table:table-cell office:value-type="string" calcext:value-type="string">
            <text:p>{'dealer_value' =&gt; 7, 'player_value' =&gt; 16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51];&quot;,&quot;;&quot; 'player_value'&quot;;&quot; =&gt; &quot;;[.C51];&quot;,&quot;;&quot; 'action'&quot;;&quot; =&gt; &quot;;&quot;'&quot;;[.D51];&quot;'&quot;;&quot;}&quot;;&quot;,&quot;)" office:value-type="string" office:string-value="{'dealer_value' =&gt; 7, 'player_value' =&gt; 17, 'action' =&gt; 'H'}," calcext:value-type="string">
            <text:p>{'dealer_value' =&gt; 7, 'player_value' =&gt; 17, 'action' =&gt; 'H'},</text:p>
          </table:table-cell>
          <table:table-cell office:value-type="string" calcext:value-type="string">
            <text:p>{'dealer_value' =&gt; 7, 'player_value' =&gt; 17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52];&quot;,&quot;;&quot; 'player_value'&quot;;&quot; =&gt; &quot;;[.C52];&quot;,&quot;;&quot; 'action'&quot;;&quot; =&gt; &quot;;&quot;'&quot;;[.D52];&quot;'&quot;;&quot;}&quot;;&quot;,&quot;)" office:value-type="string" office:string-value="{'dealer_value' =&gt; 7, 'player_value' =&gt; 18, 'action' =&gt; 'S'}," calcext:value-type="string">
            <text:p>{'dealer_value' =&gt; 7, 'player_value' =&gt; 18, 'action' =&gt; 'S'},</text:p>
          </table:table-cell>
          <table:table-cell office:value-type="string" calcext:value-type="string">
            <text:p>{'dealer_value' =&gt; 7, 'player_value' =&gt; 18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53];&quot;,&quot;;&quot; 'player_value'&quot;;&quot; =&gt; &quot;;[.C53];&quot;,&quot;;&quot; 'action'&quot;;&quot; =&gt; &quot;;&quot;'&quot;;[.D53];&quot;'&quot;;&quot;}&quot;;&quot;,&quot;)" office:value-type="string" office:string-value="{'dealer_value' =&gt; 7, 'player_value' =&gt; 19, 'action' =&gt; 'S'}," calcext:value-type="string">
            <text:p>{'dealer_value' =&gt; 7, 'player_value' =&gt; 19, 'action' =&gt; 'S'},</text:p>
          </table:table-cell>
          <table:table-cell office:value-type="string" calcext:value-type="string">
            <text:p>{'dealer_value' =&gt; 7, 'player_value' =&gt; 19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54];&quot;,&quot;;&quot; 'player_value'&quot;;&quot; =&gt; &quot;;[.C54];&quot;,&quot;;&quot; 'action'&quot;;&quot; =&gt; &quot;;&quot;'&quot;;[.D54];&quot;'&quot;;&quot;}&quot;;&quot;,&quot;)" office:value-type="string" office:string-value="{'dealer_value' =&gt; 7, 'player_value' =&gt; 20, 'action' =&gt; 'S'}," calcext:value-type="string">
            <text:p>{'dealer_value' =&gt; 7, 'player_value' =&gt; 20, 'action' =&gt; 'S'},</text:p>
          </table:table-cell>
          <table:table-cell office:value-type="string" calcext:value-type="string">
            <text:p>{'dealer_value' =&gt; 7, 'player_value' =&gt; 20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55];&quot;,&quot;;&quot; 'player_value'&quot;;&quot; =&gt; &quot;;[.C55];&quot;,&quot;;&quot; 'action'&quot;;&quot; =&gt; &quot;;&quot;'&quot;;[.D55];&quot;'&quot;;&quot;}&quot;;&quot;,&quot;)" office:value-type="string" office:string-value="{'dealer_value' =&gt; 7, 'player_value' =&gt; 21, 'action' =&gt; 'S'}," calcext:value-type="string">
            <text:p>{'dealer_value' =&gt; 7, 'player_value' =&gt; 21, 'action' =&gt; 'S'},</text:p>
          </table:table-cell>
          <table:table-cell office:value-type="string" calcext:value-type="string">
            <text:p>{'dealer_value' =&gt; 7, 'player_value' =&gt; 21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56];&quot;,&quot;;&quot; 'player_value'&quot;;&quot; =&gt; &quot;;[.C56];&quot;,&quot;;&quot; 'action'&quot;;&quot; =&gt; &quot;;&quot;'&quot;;[.D56];&quot;'&quot;;&quot;}&quot;;&quot;,&quot;)" office:value-type="string" office:string-value="{'dealer_value' =&gt; 8, 'player_value' =&gt; 13, 'action' =&gt; 'H'}," calcext:value-type="string">
            <text:p>{'dealer_value' =&gt; 8, 'player_value' =&gt; 13, 'action' =&gt; 'H'},</text:p>
          </table:table-cell>
          <table:table-cell office:value-type="string" calcext:value-type="string">
            <text:p>{'dealer_value' =&gt; 8, 'player_value' =&gt; 13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57];&quot;,&quot;;&quot; 'player_value'&quot;;&quot; =&gt; &quot;;[.C57];&quot;,&quot;;&quot; 'action'&quot;;&quot; =&gt; &quot;;&quot;'&quot;;[.D57];&quot;'&quot;;&quot;}&quot;;&quot;,&quot;)" office:value-type="string" office:string-value="{'dealer_value' =&gt; 8, 'player_value' =&gt; 14, 'action' =&gt; 'H'}," calcext:value-type="string">
            <text:p>{'dealer_value' =&gt; 8, 'player_value' =&gt; 14, 'action' =&gt; 'H'},</text:p>
          </table:table-cell>
          <table:table-cell office:value-type="string" calcext:value-type="string">
            <text:p>{'dealer_value' =&gt; 8, 'player_value' =&gt; 14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58];&quot;,&quot;;&quot; 'player_value'&quot;;&quot; =&gt; &quot;;[.C58];&quot;,&quot;;&quot; 'action'&quot;;&quot; =&gt; &quot;;&quot;'&quot;;[.D58];&quot;'&quot;;&quot;}&quot;;&quot;,&quot;)" office:value-type="string" office:string-value="{'dealer_value' =&gt; 8, 'player_value' =&gt; 15, 'action' =&gt; 'H'}," calcext:value-type="string">
            <text:p>{'dealer_value' =&gt; 8, 'player_value' =&gt; 15, 'action' =&gt; 'H'},</text:p>
          </table:table-cell>
          <table:table-cell office:value-type="string" calcext:value-type="string">
            <text:p>{'dealer_value' =&gt; 8, 'player_value' =&gt; 15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59];&quot;,&quot;;&quot; 'player_value'&quot;;&quot; =&gt; &quot;;[.C59];&quot;,&quot;;&quot; 'action'&quot;;&quot; =&gt; &quot;;&quot;'&quot;;[.D59];&quot;'&quot;;&quot;}&quot;;&quot;,&quot;)" office:value-type="string" office:string-value="{'dealer_value' =&gt; 8, 'player_value' =&gt; 16, 'action' =&gt; 'H'}," calcext:value-type="string">
            <text:p>{'dealer_value' =&gt; 8, 'player_value' =&gt; 16, 'action' =&gt; 'H'},</text:p>
          </table:table-cell>
          <table:table-cell office:value-type="string" calcext:value-type="string">
            <text:p>{'dealer_value' =&gt; 8, 'player_value' =&gt; 16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60];&quot;,&quot;;&quot; 'player_value'&quot;;&quot; =&gt; &quot;;[.C60];&quot;,&quot;;&quot; 'action'&quot;;&quot; =&gt; &quot;;&quot;'&quot;;[.D60];&quot;'&quot;;&quot;}&quot;;&quot;,&quot;)" office:value-type="string" office:string-value="{'dealer_value' =&gt; 8, 'player_value' =&gt; 17, 'action' =&gt; 'H'}," calcext:value-type="string">
            <text:p>{'dealer_value' =&gt; 8, 'player_value' =&gt; 17, 'action' =&gt; 'H'},</text:p>
          </table:table-cell>
          <table:table-cell office:value-type="string" calcext:value-type="string">
            <text:p>{'dealer_value' =&gt; 8, 'player_value' =&gt; 17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61];&quot;,&quot;;&quot; 'player_value'&quot;;&quot; =&gt; &quot;;[.C61];&quot;,&quot;;&quot; 'action'&quot;;&quot; =&gt; &quot;;&quot;'&quot;;[.D61];&quot;'&quot;;&quot;}&quot;;&quot;,&quot;)" office:value-type="string" office:string-value="{'dealer_value' =&gt; 8, 'player_value' =&gt; 18, 'action' =&gt; 'S'}," calcext:value-type="string">
            <text:p>{'dealer_value' =&gt; 8, 'player_value' =&gt; 18, 'action' =&gt; 'S'},</text:p>
          </table:table-cell>
          <table:table-cell office:value-type="string" calcext:value-type="string">
            <text:p>{'dealer_value' =&gt; 8, 'player_value' =&gt; 18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62];&quot;,&quot;;&quot; 'player_value'&quot;;&quot; =&gt; &quot;;[.C62];&quot;,&quot;;&quot; 'action'&quot;;&quot; =&gt; &quot;;&quot;'&quot;;[.D62];&quot;'&quot;;&quot;}&quot;;&quot;,&quot;)" office:value-type="string" office:string-value="{'dealer_value' =&gt; 8, 'player_value' =&gt; 19, 'action' =&gt; 'S'}," calcext:value-type="string">
            <text:p>{'dealer_value' =&gt; 8, 'player_value' =&gt; 19, 'action' =&gt; 'S'},</text:p>
          </table:table-cell>
          <table:table-cell office:value-type="string" calcext:value-type="string">
            <text:p>{'dealer_value' =&gt; 8, 'player_value' =&gt; 19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63];&quot;,&quot;;&quot; 'player_value'&quot;;&quot; =&gt; &quot;;[.C63];&quot;,&quot;;&quot; 'action'&quot;;&quot; =&gt; &quot;;&quot;'&quot;;[.D63];&quot;'&quot;;&quot;}&quot;;&quot;,&quot;)" office:value-type="string" office:string-value="{'dealer_value' =&gt; 8, 'player_value' =&gt; 20, 'action' =&gt; 'S'}," calcext:value-type="string">
            <text:p>{'dealer_value' =&gt; 8, 'player_value' =&gt; 20, 'action' =&gt; 'S'},</text:p>
          </table:table-cell>
          <table:table-cell office:value-type="string" calcext:value-type="string">
            <text:p>{'dealer_value' =&gt; 8, 'player_value' =&gt; 20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64];&quot;,&quot;;&quot; 'player_value'&quot;;&quot; =&gt; &quot;;[.C64];&quot;,&quot;;&quot; 'action'&quot;;&quot; =&gt; &quot;;&quot;'&quot;;[.D64];&quot;'&quot;;&quot;}&quot;;&quot;,&quot;)" office:value-type="string" office:string-value="{'dealer_value' =&gt; 8, 'player_value' =&gt; 21, 'action' =&gt; 'S'}," calcext:value-type="string">
            <text:p>{'dealer_value' =&gt; 8, 'player_value' =&gt; 21, 'action' =&gt; 'S'},</text:p>
          </table:table-cell>
          <table:table-cell office:value-type="string" calcext:value-type="string">
            <text:p>{'dealer_value' =&gt; 8, 'player_value' =&gt; 21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65];&quot;,&quot;;&quot; 'player_value'&quot;;&quot; =&gt; &quot;;[.C65];&quot;,&quot;;&quot; 'action'&quot;;&quot; =&gt; &quot;;&quot;'&quot;;[.D65];&quot;'&quot;;&quot;}&quot;;&quot;,&quot;)" office:value-type="string" office:string-value="{'dealer_value' =&gt; 9, 'player_value' =&gt; 13, 'action' =&gt; 'H'}," calcext:value-type="string">
            <text:p>{'dealer_value' =&gt; 9, 'player_value' =&gt; 13, 'action' =&gt; 'H'},</text:p>
          </table:table-cell>
          <table:table-cell office:value-type="string" calcext:value-type="string">
            <text:p>{'dealer_value' =&gt; 9, 'player_value' =&gt; 13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66];&quot;,&quot;;&quot; 'player_value'&quot;;&quot; =&gt; &quot;;[.C66];&quot;,&quot;;&quot; 'action'&quot;;&quot; =&gt; &quot;;&quot;'&quot;;[.D66];&quot;'&quot;;&quot;}&quot;;&quot;,&quot;)" office:value-type="string" office:string-value="{'dealer_value' =&gt; 9, 'player_value' =&gt; 14, 'action' =&gt; 'H'}," calcext:value-type="string">
            <text:p>{'dealer_value' =&gt; 9, 'player_value' =&gt; 14, 'action' =&gt; 'H'},</text:p>
          </table:table-cell>
          <table:table-cell office:value-type="string" calcext:value-type="string">
            <text:p>{'dealer_value' =&gt; 9, 'player_value' =&gt; 14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67];&quot;,&quot;;&quot; 'player_value'&quot;;&quot; =&gt; &quot;;[.C67];&quot;,&quot;;&quot; 'action'&quot;;&quot; =&gt; &quot;;&quot;'&quot;;[.D67];&quot;'&quot;;&quot;}&quot;;&quot;,&quot;)" office:value-type="string" office:string-value="{'dealer_value' =&gt; 9, 'player_value' =&gt; 15, 'action' =&gt; 'H'}," calcext:value-type="string">
            <text:p>{'dealer_value' =&gt; 9, 'player_value' =&gt; 15, 'action' =&gt; 'H'},</text:p>
          </table:table-cell>
          <table:table-cell office:value-type="string" calcext:value-type="string">
            <text:p>{'dealer_value' =&gt; 9, 'player_value' =&gt; 15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68];&quot;,&quot;;&quot; 'player_value'&quot;;&quot; =&gt; &quot;;[.C68];&quot;,&quot;;&quot; 'action'&quot;;&quot; =&gt; &quot;;&quot;'&quot;;[.D68];&quot;'&quot;;&quot;}&quot;;&quot;,&quot;)" office:value-type="string" office:string-value="{'dealer_value' =&gt; 9, 'player_value' =&gt; 16, 'action' =&gt; 'H'}," calcext:value-type="string">
            <text:p>{'dealer_value' =&gt; 9, 'player_value' =&gt; 16, 'action' =&gt; 'H'},</text:p>
          </table:table-cell>
          <table:table-cell office:value-type="string" calcext:value-type="string">
            <text:p>{'dealer_value' =&gt; 9, 'player_value' =&gt; 16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69];&quot;,&quot;;&quot; 'player_value'&quot;;&quot; =&gt; &quot;;[.C69];&quot;,&quot;;&quot; 'action'&quot;;&quot; =&gt; &quot;;&quot;'&quot;;[.D69];&quot;'&quot;;&quot;}&quot;;&quot;,&quot;)" office:value-type="string" office:string-value="{'dealer_value' =&gt; 9, 'player_value' =&gt; 17, 'action' =&gt; 'H'}," calcext:value-type="string">
            <text:p>{'dealer_value' =&gt; 9, 'player_value' =&gt; 17, 'action' =&gt; 'H'},</text:p>
          </table:table-cell>
          <table:table-cell office:value-type="string" calcext:value-type="string">
            <text:p>{'dealer_value' =&gt; 9, 'player_value' =&gt; 17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70];&quot;,&quot;;&quot; 'player_value'&quot;;&quot; =&gt; &quot;;[.C70];&quot;,&quot;;&quot; 'action'&quot;;&quot; =&gt; &quot;;&quot;'&quot;;[.D70];&quot;'&quot;;&quot;}&quot;;&quot;,&quot;)" office:value-type="string" office:string-value="{'dealer_value' =&gt; 9, 'player_value' =&gt; 18, 'action' =&gt; 'H'}," calcext:value-type="string">
            <text:p>{'dealer_value' =&gt; 9, 'player_value' =&gt; 18, 'action' =&gt; 'H'},</text:p>
          </table:table-cell>
          <table:table-cell office:value-type="string" calcext:value-type="string">
            <text:p>{'dealer_value' =&gt; 9, 'player_value' =&gt; 18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71];&quot;,&quot;;&quot; 'player_value'&quot;;&quot; =&gt; &quot;;[.C71];&quot;,&quot;;&quot; 'action'&quot;;&quot; =&gt; &quot;;&quot;'&quot;;[.D71];&quot;'&quot;;&quot;}&quot;;&quot;,&quot;)" office:value-type="string" office:string-value="{'dealer_value' =&gt; 9, 'player_value' =&gt; 19, 'action' =&gt; 'S'}," calcext:value-type="string">
            <text:p>{'dealer_value' =&gt; 9, 'player_value' =&gt; 19, 'action' =&gt; 'S'},</text:p>
          </table:table-cell>
          <table:table-cell office:value-type="string" calcext:value-type="string">
            <text:p>{'dealer_value' =&gt; 9, 'player_value' =&gt; 19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72];&quot;,&quot;;&quot; 'player_value'&quot;;&quot; =&gt; &quot;;[.C72];&quot;,&quot;;&quot; 'action'&quot;;&quot; =&gt; &quot;;&quot;'&quot;;[.D72];&quot;'&quot;;&quot;}&quot;;&quot;,&quot;)" office:value-type="string" office:string-value="{'dealer_value' =&gt; 9, 'player_value' =&gt; 20, 'action' =&gt; 'S'}," calcext:value-type="string">
            <text:p>{'dealer_value' =&gt; 9, 'player_value' =&gt; 20, 'action' =&gt; 'S'},</text:p>
          </table:table-cell>
          <table:table-cell office:value-type="string" calcext:value-type="string">
            <text:p>{'dealer_value' =&gt; 9, 'player_value' =&gt; 20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73];&quot;,&quot;;&quot; 'player_value'&quot;;&quot; =&gt; &quot;;[.C73];&quot;,&quot;;&quot; 'action'&quot;;&quot; =&gt; &quot;;&quot;'&quot;;[.D73];&quot;'&quot;;&quot;}&quot;;&quot;,&quot;)" office:value-type="string" office:string-value="{'dealer_value' =&gt; 9, 'player_value' =&gt; 21, 'action' =&gt; 'S'}," calcext:value-type="string">
            <text:p>{'dealer_value' =&gt; 9, 'player_value' =&gt; 21, 'action' =&gt; 'S'},</text:p>
          </table:table-cell>
          <table:table-cell office:value-type="string" calcext:value-type="string">
            <text:p>{'dealer_value' =&gt; 9, 'player_value' =&gt; 21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74];&quot;,&quot;;&quot; 'player_value'&quot;;&quot; =&gt; &quot;;[.C74];&quot;,&quot;;&quot; 'action'&quot;;&quot; =&gt; &quot;;&quot;'&quot;;[.D74];&quot;'&quot;;&quot;}&quot;;&quot;,&quot;)" office:value-type="string" office:string-value="{'dealer_value' =&gt; 10, 'player_value' =&gt; 13, 'action' =&gt; 'H'}," calcext:value-type="string">
            <text:p>{'dealer_value' =&gt; 10, 'player_value' =&gt; 13, 'action' =&gt; 'H'},</text:p>
          </table:table-cell>
          <table:table-cell office:value-type="string" calcext:value-type="string">
            <text:p>{'dealer_value' =&gt; 10, 'player_value' =&gt; 13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75];&quot;,&quot;;&quot; 'player_value'&quot;;&quot; =&gt; &quot;;[.C75];&quot;,&quot;;&quot; 'action'&quot;;&quot; =&gt; &quot;;&quot;'&quot;;[.D75];&quot;'&quot;;&quot;}&quot;;&quot;,&quot;)" office:value-type="string" office:string-value="{'dealer_value' =&gt; 10, 'player_value' =&gt; 14, 'action' =&gt; 'H'}," calcext:value-type="string">
            <text:p>{'dealer_value' =&gt; 10, 'player_value' =&gt; 14, 'action' =&gt; 'H'},</text:p>
          </table:table-cell>
          <table:table-cell office:value-type="string" calcext:value-type="string">
            <text:p>{'dealer_value' =&gt; 10, 'player_value' =&gt; 14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76];&quot;,&quot;;&quot; 'player_value'&quot;;&quot; =&gt; &quot;;[.C76];&quot;,&quot;;&quot; 'action'&quot;;&quot; =&gt; &quot;;&quot;'&quot;;[.D76];&quot;'&quot;;&quot;}&quot;;&quot;,&quot;)" office:value-type="string" office:string-value="{'dealer_value' =&gt; 10, 'player_value' =&gt; 15, 'action' =&gt; 'H'}," calcext:value-type="string">
            <text:p>{'dealer_value' =&gt; 10, 'player_value' =&gt; 15, 'action' =&gt; 'H'},</text:p>
          </table:table-cell>
          <table:table-cell office:value-type="string" calcext:value-type="string">
            <text:p>{'dealer_value' =&gt; 10, 'player_value' =&gt; 15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77];&quot;,&quot;;&quot; 'player_value'&quot;;&quot; =&gt; &quot;;[.C77];&quot;,&quot;;&quot; 'action'&quot;;&quot; =&gt; &quot;;&quot;'&quot;;[.D77];&quot;'&quot;;&quot;}&quot;;&quot;,&quot;)" office:value-type="string" office:string-value="{'dealer_value' =&gt; 10, 'player_value' =&gt; 16, 'action' =&gt; 'H'}," calcext:value-type="string">
            <text:p>{'dealer_value' =&gt; 10, 'player_value' =&gt; 16, 'action' =&gt; 'H'},</text:p>
          </table:table-cell>
          <table:table-cell office:value-type="string" calcext:value-type="string">
            <text:p>{'dealer_value' =&gt; 10, 'player_value' =&gt; 16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78];&quot;,&quot;;&quot; 'player_value'&quot;;&quot; =&gt; &quot;;[.C78];&quot;,&quot;;&quot; 'action'&quot;;&quot; =&gt; &quot;;&quot;'&quot;;[.D78];&quot;'&quot;;&quot;}&quot;;&quot;,&quot;)" office:value-type="string" office:string-value="{'dealer_value' =&gt; 10, 'player_value' =&gt; 17, 'action' =&gt; 'H'}," calcext:value-type="string">
            <text:p>{'dealer_value' =&gt; 10, 'player_value' =&gt; 17, 'action' =&gt; 'H'},</text:p>
          </table:table-cell>
          <table:table-cell office:value-type="string" calcext:value-type="string">
            <text:p>{'dealer_value' =&gt; 10, 'player_value' =&gt; 17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79];&quot;,&quot;;&quot; 'player_value'&quot;;&quot; =&gt; &quot;;[.C79];&quot;,&quot;;&quot; 'action'&quot;;&quot; =&gt; &quot;;&quot;'&quot;;[.D79];&quot;'&quot;;&quot;}&quot;;&quot;,&quot;)" office:value-type="string" office:string-value="{'dealer_value' =&gt; 10, 'player_value' =&gt; 18, 'action' =&gt; 'H'}," calcext:value-type="string">
            <text:p>{'dealer_value' =&gt; 10, 'player_value' =&gt; 18, 'action' =&gt; 'H'},</text:p>
          </table:table-cell>
          <table:table-cell office:value-type="string" calcext:value-type="string">
            <text:p>{'dealer_value' =&gt; 10, 'player_value' =&gt; 18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80];&quot;,&quot;;&quot; 'player_value'&quot;;&quot; =&gt; &quot;;[.C80];&quot;,&quot;;&quot; 'action'&quot;;&quot; =&gt; &quot;;&quot;'&quot;;[.D80];&quot;'&quot;;&quot;}&quot;;&quot;,&quot;)" office:value-type="string" office:string-value="{'dealer_value' =&gt; 10, 'player_value' =&gt; 19, 'action' =&gt; 'S'}," calcext:value-type="string">
            <text:p>{'dealer_value' =&gt; 10, 'player_value' =&gt; 19, 'action' =&gt; 'S'},</text:p>
          </table:table-cell>
          <table:table-cell office:value-type="string" calcext:value-type="string">
            <text:p>{'dealer_value' =&gt; 10, 'player_value' =&gt; 19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81];&quot;,&quot;;&quot; 'player_value'&quot;;&quot; =&gt; &quot;;[.C81];&quot;,&quot;;&quot; 'action'&quot;;&quot; =&gt; &quot;;&quot;'&quot;;[.D81];&quot;'&quot;;&quot;}&quot;;&quot;,&quot;)" office:value-type="string" office:string-value="{'dealer_value' =&gt; 10, 'player_value' =&gt; 20, 'action' =&gt; 'S'}," calcext:value-type="string">
            <text:p>{'dealer_value' =&gt; 10, 'player_value' =&gt; 20, 'action' =&gt; 'S'},</text:p>
          </table:table-cell>
          <table:table-cell office:value-type="string" calcext:value-type="string">
            <text:p>{'dealer_value' =&gt; 10, 'player_value' =&gt; 20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82];&quot;,&quot;;&quot; 'player_value'&quot;;&quot; =&gt; &quot;;[.C82];&quot;,&quot;;&quot; 'action'&quot;;&quot; =&gt; &quot;;&quot;'&quot;;[.D82];&quot;'&quot;;&quot;}&quot;;&quot;,&quot;)" office:value-type="string" office:string-value="{'dealer_value' =&gt; 10, 'player_value' =&gt; 21, 'action' =&gt; 'S'}," calcext:value-type="string">
            <text:p>{'dealer_value' =&gt; 10, 'player_value' =&gt; 21, 'action' =&gt; 'S'},</text:p>
          </table:table-cell>
          <table:table-cell office:value-type="string" calcext:value-type="string">
            <text:p>{'dealer_value' =&gt; 10, 'player_value' =&gt; 21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83];&quot;,&quot;;&quot; 'player_value'&quot;;&quot; =&gt; &quot;;[.C83];&quot;,&quot;;&quot; 'action'&quot;;&quot; =&gt; &quot;;&quot;'&quot;;[.D83];&quot;'&quot;;&quot;}&quot;;&quot;,&quot;)" office:value-type="string" office:string-value="{'dealer_value' =&gt; 11, 'player_value' =&gt; 13, 'action' =&gt; 'H'}," calcext:value-type="string">
            <text:p>{'dealer_value' =&gt; 11, 'player_value' =&gt; 13, 'action' =&gt; 'H'},</text:p>
          </table:table-cell>
          <table:table-cell office:value-type="string" calcext:value-type="string">
            <text:p>{'dealer_value' =&gt; 11, 'player_value' =&gt; 13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84];&quot;,&quot;;&quot; 'player_value'&quot;;&quot; =&gt; &quot;;[.C84];&quot;,&quot;;&quot; 'action'&quot;;&quot; =&gt; &quot;;&quot;'&quot;;[.D84];&quot;'&quot;;&quot;}&quot;;&quot;,&quot;)" office:value-type="string" office:string-value="{'dealer_value' =&gt; 11, 'player_value' =&gt; 14, 'action' =&gt; 'H'}," calcext:value-type="string">
            <text:p>{'dealer_value' =&gt; 11, 'player_value' =&gt; 14, 'action' =&gt; 'H'},</text:p>
          </table:table-cell>
          <table:table-cell office:value-type="string" calcext:value-type="string">
            <text:p>{'dealer_value' =&gt; 11, 'player_value' =&gt; 14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85];&quot;,&quot;;&quot; 'player_value'&quot;;&quot; =&gt; &quot;;[.C85];&quot;,&quot;;&quot; 'action'&quot;;&quot; =&gt; &quot;;&quot;'&quot;;[.D85];&quot;'&quot;;&quot;}&quot;;&quot;,&quot;)" office:value-type="string" office:string-value="{'dealer_value' =&gt; 11, 'player_value' =&gt; 15, 'action' =&gt; 'H'}," calcext:value-type="string">
            <text:p>{'dealer_value' =&gt; 11, 'player_value' =&gt; 15, 'action' =&gt; 'H'},</text:p>
          </table:table-cell>
          <table:table-cell office:value-type="string" calcext:value-type="string">
            <text:p>{'dealer_value' =&gt; 11, 'player_value' =&gt; 15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86];&quot;,&quot;;&quot; 'player_value'&quot;;&quot; =&gt; &quot;;[.C86];&quot;,&quot;;&quot; 'action'&quot;;&quot; =&gt; &quot;;&quot;'&quot;;[.D86];&quot;'&quot;;&quot;}&quot;;&quot;,&quot;)" office:value-type="string" office:string-value="{'dealer_value' =&gt; 11, 'player_value' =&gt; 16, 'action' =&gt; 'H'}," calcext:value-type="string">
            <text:p>{'dealer_value' =&gt; 11, 'player_value' =&gt; 16, 'action' =&gt; 'H'},</text:p>
          </table:table-cell>
          <table:table-cell office:value-type="string" calcext:value-type="string">
            <text:p>{'dealer_value' =&gt; 11, 'player_value' =&gt; 16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87];&quot;,&quot;;&quot; 'player_value'&quot;;&quot; =&gt; &quot;;[.C87];&quot;,&quot;;&quot; 'action'&quot;;&quot; =&gt; &quot;;&quot;'&quot;;[.D87];&quot;'&quot;;&quot;}&quot;;&quot;,&quot;)" office:value-type="string" office:string-value="{'dealer_value' =&gt; 11, 'player_value' =&gt; 17, 'action' =&gt; 'H'}," calcext:value-type="string">
            <text:p>{'dealer_value' =&gt; 11, 'player_value' =&gt; 17, 'action' =&gt; 'H'},</text:p>
          </table:table-cell>
          <table:table-cell office:value-type="string" calcext:value-type="string">
            <text:p>{'dealer_value' =&gt; 11, 'player_value' =&gt; 17, 'action' =&gt; 'H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88];&quot;,&quot;;&quot; 'player_value'&quot;;&quot; =&gt; &quot;;[.C88];&quot;,&quot;;&quot; 'action'&quot;;&quot; =&gt; &quot;;&quot;'&quot;;[.D88];&quot;'&quot;;&quot;}&quot;;&quot;,&quot;)" office:value-type="string" office:string-value="{'dealer_value' =&gt; 11, 'player_value' =&gt; 18, 'action' =&gt; 'S'}," calcext:value-type="string">
            <text:p>{'dealer_value' =&gt; 11, 'player_value' =&gt; 18, 'action' =&gt; 'S'},</text:p>
          </table:table-cell>
          <table:table-cell office:value-type="string" calcext:value-type="string">
            <text:p>{'dealer_value' =&gt; 11, 'player_value' =&gt; 18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89];&quot;,&quot;;&quot; 'player_value'&quot;;&quot; =&gt; &quot;;[.C89];&quot;,&quot;;&quot; 'action'&quot;;&quot; =&gt; &quot;;&quot;'&quot;;[.D89];&quot;'&quot;;&quot;}&quot;;&quot;,&quot;)" office:value-type="string" office:string-value="{'dealer_value' =&gt; 11, 'player_value' =&gt; 19, 'action' =&gt; 'S'}," calcext:value-type="string">
            <text:p>{'dealer_value' =&gt; 11, 'player_value' =&gt; 19, 'action' =&gt; 'S'},</text:p>
          </table:table-cell>
          <table:table-cell office:value-type="string" calcext:value-type="string">
            <text:p>{'dealer_value' =&gt; 11, 'player_value' =&gt; 19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90];&quot;,&quot;;&quot; 'player_value'&quot;;&quot; =&gt; &quot;;[.C90];&quot;,&quot;;&quot; 'action'&quot;;&quot; =&gt; &quot;;&quot;'&quot;;[.D90];&quot;'&quot;;&quot;}&quot;;&quot;,&quot;)" office:value-type="string" office:string-value="{'dealer_value' =&gt; 11, 'player_value' =&gt; 20, 'action' =&gt; 'S'}," calcext:value-type="string">
            <text:p>{'dealer_value' =&gt; 11, 'player_value' =&gt; 20, 'action' =&gt; 'S'},</text:p>
          </table:table-cell>
          <table:table-cell office:value-type="string" calcext:value-type="string">
            <text:p>{'dealer_value' =&gt; 11, 'player_value' =&gt; 20, 'action' =&gt; 'S'}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91];&quot;,&quot;;&quot; 'player_value'&quot;;&quot; =&gt; &quot;;[.C91];&quot;,&quot;;&quot; 'action'&quot;;&quot; =&gt; &quot;;&quot;'&quot;;[.D91];&quot;'&quot;;&quot;}&quot;;&quot;]&quot;)" office:value-type="string" office:string-value="{'dealer_value' =&gt; 11, 'player_value' =&gt; 21, 'action' =&gt; 'S'}]" calcext:value-type="string">
            <text:p>{'dealer_value' =&gt; 11, 'player_value' =&gt; 21, 'action' =&gt; 'S'}]</text:p>
          </table:table-cell>
          <table:table-cell office:value-type="string" calcext:value-type="string">
            <text:p>{'dealer_value' =&gt; 11, 'player_value' =&gt; 21, 'action' =&gt; 'S'}]</text:p>
          </table:table-cell>
          <table:table-cell table:number-columns-repeated="12"/>
        </table:table-row>
      </table:table>
      <table:table table:name="Pair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hand_type</text:p>
          </table:table-cell>
          <table:table-cell table:style-name="ce1" office:value-type="string" calcext:value-type="string">
            <text:p>dealer_value</text:p>
          </table:table-cell>
          <table:table-cell table:style-name="ce1" office:value-type="string" calcext:value-type="string">
            <text:p>player_valu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hash</text:p>
          </table:table-cell>
          <table:table-cell/>
          <table:table-cell table:style-name="ce1" table:number-columns-repeated="10"/>
          <table:table-cell/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formula="of:=COM.MICROSOFT.CONCAT(&quot;[&quot;;&quot;{&quot;;&quot;'dealer_value'&quot;;&quot; =&gt; &quot;;[.B2];&quot;,&quot;;&quot; 'player_value'&quot;;&quot; =&gt; &quot;;[.C2];&quot;,&quot;;&quot; 'action'&quot;;&quot; =&gt; &quot;;&quot;'&quot;;[.D2];&quot;'&quot;;&quot;}&quot;;&quot;,&quot;)" office:value-type="string" office:string-value="[{'dealer_value' =&gt; 2, 'player_value' =&gt; 2, 'action' =&gt; 'P'}," calcext:value-type="string">
            <text:p>[{'dealer_value' =&gt; 2, 'player_value' =&gt; 2, 'action' =&gt; 'P'},</text:p>
          </table:table-cell>
          <table:table-cell office:value-type="string" calcext:value-type="string">
            <text:p>[{'dealer_value' =&gt; 2, 'player_value' =&gt; 2, 'action' =&gt; 'P'},</text:p>
          </table:table-cell>
          <table:table-cell table:style-name="ce1" office:value-type="string" calcext:value-type="string">
            <text:p>Pai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3];&quot;,&quot;;&quot; 'player_value'&quot;;&quot; =&gt; &quot;;[.C3];&quot;,&quot;;&quot; 'action'&quot;;&quot; =&gt; &quot;;&quot;'&quot;;[.D3];&quot;'&quot;;&quot;}&quot;;&quot;,&quot;)" office:value-type="string" office:string-value="{'dealer_value' =&gt; 2, 'player_value' =&gt; 3, 'action' =&gt; 'P'}," calcext:value-type="string">
            <text:p>{'dealer_value' =&gt; 2, 'player_value' =&gt; 3, 'action' =&gt; 'P'},</text:p>
          </table:table-cell>
          <table:table-cell office:value-type="string" calcext:value-type="string">
            <text:p>{'dealer_value' =&gt; 2, 'player_value' =&gt; 3, 'action' =&gt; 'P'},</text:p>
          </table:table-cell>
          <table:table-cell table:style-name="ce1" office:value-type="string" calcext:value-type="string">
            <text:p>2,2</text:p>
          </table:table-cell>
          <table:table-cell table:number-columns-repeated="6" table:style-name="ce2" office:value-type="string" calcext:value-type="string">
            <text:p>P</text:p>
          </table:table-cell>
          <table:table-cell table:number-columns-repeated="4"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4];&quot;,&quot;;&quot; 'player_value'&quot;;&quot; =&gt; &quot;;[.C4];&quot;,&quot;;&quot; 'action'&quot;;&quot; =&gt; &quot;;&quot;'&quot;;[.D4];&quot;'&quot;;&quot;}&quot;;&quot;,&quot;)" office:value-type="string" office:string-value="{'dealer_value' =&gt; 2, 'player_value' =&gt; 4, 'action' =&gt; 'H'}," calcext:value-type="string">
            <text:p>{'dealer_value' =&gt; 2, 'player_value' =&gt; 4, 'action' =&gt; 'H'},</text:p>
          </table:table-cell>
          <table:table-cell office:value-type="string" calcext:value-type="string">
            <text:p>{'dealer_value' =&gt; 2, 'player_value' =&gt; 4, 'action' =&gt; 'H'},</text:p>
          </table:table-cell>
          <table:table-cell table:style-name="ce1" office:value-type="string" calcext:value-type="string">
            <text:p>3,3</text:p>
          </table:table-cell>
          <table:table-cell table:number-columns-repeated="7" table:style-name="ce2" office:value-type="string" calcext:value-type="string">
            <text:p>P</text:p>
          </table:table-cell>
          <table:table-cell table:number-columns-repeated="3"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5];&quot;,&quot;;&quot; 'player_value'&quot;;&quot; =&gt; &quot;;[.C5];&quot;,&quot;;&quot; 'action'&quot;;&quot; =&gt; &quot;;&quot;'&quot;;[.D5];&quot;'&quot;;&quot;}&quot;;&quot;,&quot;)" office:value-type="string" office:string-value="{'dealer_value' =&gt; 2, 'player_value' =&gt; 5, 'action' =&gt; 'Dh'}," calcext:value-type="string">
            <text:p>{'dealer_value' =&gt; 2, 'player_value' =&gt; 5, 'action' =&gt; 'Dh'},</text:p>
          </table:table-cell>
          <table:table-cell office:value-type="string" calcext:value-type="string">
            <text:p>{'dealer_value' =&gt; 2, 'player_value' =&gt; 5, 'action' =&gt; 'Dh'},</text:p>
          </table:table-cell>
          <table:table-cell table:style-name="ce1" office:value-type="string" calcext:value-type="string">
            <text:p>4,4</text:p>
          </table:table-cell>
          <table:table-cell table:number-columns-repeated="2" table:style-name="ce2" office:value-type="string" calcext:value-type="string">
            <text:p>H</text:p>
          </table:table-cell>
          <table:table-cell table:number-columns-repeated="3" table:style-name="ce2" office:value-type="string" calcext:value-type="string">
            <text:p>P</text:p>
          </table:table-cell>
          <table:table-cell table:number-columns-repeated="5"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6];&quot;,&quot;;&quot; 'player_value'&quot;;&quot; =&gt; &quot;;[.C6];&quot;,&quot;;&quot; 'action'&quot;;&quot; =&gt; &quot;;&quot;'&quot;;[.D6];&quot;'&quot;;&quot;}&quot;;&quot;,&quot;)" office:value-type="string" office:string-value="{'dealer_value' =&gt; 2, 'player_value' =&gt; 6, 'action' =&gt; 'P'}," calcext:value-type="string">
            <text:p>{'dealer_value' =&gt; 2, 'player_value' =&gt; 6, 'action' =&gt; 'P'},</text:p>
          </table:table-cell>
          <table:table-cell office:value-type="string" calcext:value-type="string">
            <text:p>{'dealer_value' =&gt; 2, 'player_value' =&gt; 6, 'action' =&gt; 'P'},</text:p>
          </table:table-cell>
          <table:table-cell table:style-name="ce1" office:value-type="string" calcext:value-type="string">
            <text:p>5,5</text:p>
          </table:table-cell>
          <table:table-cell table:number-columns-repeated="8" table:style-name="ce2" office:value-type="string" calcext:value-type="string">
            <text:p>Dh</text:p>
          </table:table-cell>
          <table:table-cell table:number-columns-repeated="2"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7];&quot;,&quot;;&quot; 'player_value'&quot;;&quot; =&gt; &quot;;[.C7];&quot;,&quot;;&quot; 'action'&quot;;&quot; =&gt; &quot;;&quot;'&quot;;[.D7];&quot;'&quot;;&quot;}&quot;;&quot;,&quot;)" office:value-type="string" office:string-value="{'dealer_value' =&gt; 2, 'player_value' =&gt; 7, 'action' =&gt; 'P'}," calcext:value-type="string">
            <text:p>{'dealer_value' =&gt; 2, 'player_value' =&gt; 7, 'action' =&gt; 'P'},</text:p>
          </table:table-cell>
          <table:table-cell office:value-type="string" calcext:value-type="string">
            <text:p>{'dealer_value' =&gt; 2, 'player_value' =&gt; 7, 'action' =&gt; 'P'},</text:p>
          </table:table-cell>
          <table:table-cell table:style-name="ce1" office:value-type="string" calcext:value-type="string">
            <text:p>6,6</text:p>
          </table:table-cell>
          <table:table-cell table:number-columns-repeated="6" table:style-name="ce2" office:value-type="string" calcext:value-type="string">
            <text:p>P</text:p>
          </table:table-cell>
          <table:table-cell table:number-columns-repeated="4"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8];&quot;,&quot;;&quot; 'player_value'&quot;;&quot; =&gt; &quot;;[.C8];&quot;,&quot;;&quot; 'action'&quot;;&quot; =&gt; &quot;;&quot;'&quot;;[.D8];&quot;'&quot;;&quot;}&quot;;&quot;,&quot;)" office:value-type="string" office:string-value="{'dealer_value' =&gt; 2, 'player_value' =&gt; 8, 'action' =&gt; 'P'}," calcext:value-type="string">
            <text:p>{'dealer_value' =&gt; 2, 'player_value' =&gt; 8, 'action' =&gt; 'P'},</text:p>
          </table:table-cell>
          <table:table-cell office:value-type="string" calcext:value-type="string">
            <text:p>{'dealer_value' =&gt; 2, 'player_value' =&gt; 8, 'action' =&gt; 'P'},</text:p>
          </table:table-cell>
          <table:table-cell table:style-name="ce1" office:value-type="string" calcext:value-type="string">
            <text:p>7,7</text:p>
          </table:table-cell>
          <table:table-cell table:number-columns-repeated="7" table:style-name="ce2" office:value-type="string" calcext:value-type="string">
            <text:p>P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9];&quot;,&quot;;&quot; 'player_value'&quot;;&quot; =&gt; &quot;;[.C9];&quot;,&quot;;&quot; 'action'&quot;;&quot; =&gt; &quot;;&quot;'&quot;;[.D9];&quot;'&quot;;&quot;}&quot;;&quot;,&quot;)" office:value-type="string" office:string-value="{'dealer_value' =&gt; 2, 'player_value' =&gt; 9, 'action' =&gt; 'P'}," calcext:value-type="string">
            <text:p>{'dealer_value' =&gt; 2, 'player_value' =&gt; 9, 'action' =&gt; 'P'},</text:p>
          </table:table-cell>
          <table:table-cell office:value-type="string" calcext:value-type="string">
            <text:p>{'dealer_value' =&gt; 2, 'player_value' =&gt; 9, 'action' =&gt; 'P'},</text:p>
          </table:table-cell>
          <table:table-cell table:style-name="ce1" office:value-type="string" calcext:value-type="string">
            <text:p>8,8</text:p>
          </table:table-cell>
          <table:table-cell table:number-columns-repeated="10" table:style-name="ce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0];&quot;,&quot;;&quot; 'player_value'&quot;;&quot; =&gt; &quot;;[.C10];&quot;,&quot;;&quot; 'action'&quot;;&quot; =&gt; &quot;;&quot;'&quot;;[.D10];&quot;'&quot;;&quot;}&quot;;&quot;,&quot;)" office:value-type="string" office:string-value="{'dealer_value' =&gt; 2, 'player_value' =&gt; 10, 'action' =&gt; 'S'}," calcext:value-type="string">
            <text:p>{'dealer_value' =&gt; 2, 'player_value' =&gt; 10, 'action' =&gt; 'S'},</text:p>
          </table:table-cell>
          <table:table-cell office:value-type="string" calcext:value-type="string">
            <text:p>{'dealer_value' =&gt; 2, 'player_value' =&gt; 10, 'action' =&gt; 'S'},</text:p>
          </table:table-cell>
          <table:table-cell table:style-name="ce1" office:value-type="string" calcext:value-type="string">
            <text:p>9,9</text:p>
          </table:table-cell>
          <table:table-cell table:number-columns-repeated="5" table:style-name="ce2" office:value-type="string" calcext:value-type="string">
            <text:p>P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11];&quot;,&quot;;&quot; 'player_value'&quot;;&quot; =&gt; &quot;;[.C11];&quot;,&quot;;&quot; 'action'&quot;;&quot; =&gt; &quot;;&quot;'&quot;;[.D11];&quot;'&quot;;&quot;}&quot;;&quot;,&quot;)" office:value-type="string" office:string-value="{'dealer_value' =&gt; 2, 'player_value' =&gt; 11, 'action' =&gt; 'P'}," calcext:value-type="string">
            <text:p>{'dealer_value' =&gt; 2, 'player_value' =&gt; 11, 'action' =&gt; 'P'},</text:p>
          </table:table-cell>
          <table:table-cell office:value-type="string" calcext:value-type="string">
            <text:p>{'dealer_value' =&gt; 2, 'player_value' =&gt; 11, 'action' =&gt; 'P'},</text:p>
          </table:table-cell>
          <table:table-cell table:style-name="ce1" office:value-type="string" calcext:value-type="string">
            <text:p>10,10</text:p>
          </table:table-cell>
          <table:table-cell table:number-columns-repeated="10" table:style-name="ce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12];&quot;,&quot;;&quot; 'player_value'&quot;;&quot; =&gt; &quot;;[.C12];&quot;,&quot;;&quot; 'action'&quot;;&quot; =&gt; &quot;;&quot;'&quot;;[.D12];&quot;'&quot;;&quot;}&quot;;&quot;,&quot;)" office:value-type="string" office:string-value="{'dealer_value' =&gt; 3, 'player_value' =&gt; 2, 'action' =&gt; 'P'}," calcext:value-type="string">
            <text:p>{'dealer_value' =&gt; 3, 'player_value' =&gt; 2, 'action' =&gt; 'P'},</text:p>
          </table:table-cell>
          <table:table-cell office:value-type="string" calcext:value-type="string">
            <text:p>{'dealer_value' =&gt; 3, 'player_value' =&gt; 2, 'action' =&gt; 'P'},</text:p>
          </table:table-cell>
          <table:table-cell table:style-name="ce1" office:value-type="string" calcext:value-type="string">
            <text:p>A,A</text:p>
          </table:table-cell>
          <table:table-cell table:number-columns-repeated="10" table:style-name="ce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13];&quot;,&quot;;&quot; 'player_value'&quot;;&quot; =&gt; &quot;;[.C13];&quot;,&quot;;&quot; 'action'&quot;;&quot; =&gt; &quot;;&quot;'&quot;;[.D13];&quot;'&quot;;&quot;}&quot;;&quot;,&quot;)" office:value-type="string" office:string-value="{'dealer_value' =&gt; 3, 'player_value' =&gt; 3, 'action' =&gt; 'P'}," calcext:value-type="string">
            <text:p>{'dealer_value' =&gt; 3, 'player_value' =&gt; 3, 'action' =&gt; 'P'},</text:p>
          </table:table-cell>
          <table:table-cell office:value-type="string" calcext:value-type="string">
            <text:p>{'dealer_value' =&gt; 3, 'player_value' =&gt; 3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14];&quot;,&quot;;&quot; 'player_value'&quot;;&quot; =&gt; &quot;;[.C14];&quot;,&quot;;&quot; 'action'&quot;;&quot; =&gt; &quot;;&quot;'&quot;;[.D14];&quot;'&quot;;&quot;}&quot;;&quot;,&quot;)" office:value-type="string" office:string-value="{'dealer_value' =&gt; 3, 'player_value' =&gt; 4, 'action' =&gt; 'H'}," calcext:value-type="string">
            <text:p>{'dealer_value' =&gt; 3, 'player_value' =&gt; 4, 'action' =&gt; 'H'},</text:p>
          </table:table-cell>
          <table:table-cell office:value-type="string" calcext:value-type="string">
            <text:p>{'dealer_value' =&gt; 3, 'player_value' =&gt; 4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15];&quot;,&quot;;&quot; 'player_value'&quot;;&quot; =&gt; &quot;;[.C15];&quot;,&quot;;&quot; 'action'&quot;;&quot; =&gt; &quot;;&quot;'&quot;;[.D15];&quot;'&quot;;&quot;}&quot;;&quot;,&quot;)" office:value-type="string" office:string-value="{'dealer_value' =&gt; 3, 'player_value' =&gt; 5, 'action' =&gt; 'Dh'}," calcext:value-type="string">
            <text:p>{'dealer_value' =&gt; 3, 'player_value' =&gt; 5, 'action' =&gt; 'Dh'},</text:p>
          </table:table-cell>
          <table:table-cell office:value-type="string" calcext:value-type="string">
            <text:p>{'dealer_value' =&gt; 3, 'player_value' =&gt; 5, 'action' =&gt; 'D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16];&quot;,&quot;;&quot; 'player_value'&quot;;&quot; =&gt; &quot;;[.C16];&quot;,&quot;;&quot; 'action'&quot;;&quot; =&gt; &quot;;&quot;'&quot;;[.D16];&quot;'&quot;;&quot;}&quot;;&quot;,&quot;)" office:value-type="string" office:string-value="{'dealer_value' =&gt; 3, 'player_value' =&gt; 6, 'action' =&gt; 'P'}," calcext:value-type="string">
            <text:p>{'dealer_value' =&gt; 3, 'player_value' =&gt; 6, 'action' =&gt; 'P'},</text:p>
          </table:table-cell>
          <table:table-cell office:value-type="string" calcext:value-type="string">
            <text:p>{'dealer_value' =&gt; 3, 'player_value' =&gt; 6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17];&quot;,&quot;;&quot; 'player_value'&quot;;&quot; =&gt; &quot;;[.C17];&quot;,&quot;;&quot; 'action'&quot;;&quot; =&gt; &quot;;&quot;'&quot;;[.D17];&quot;'&quot;;&quot;}&quot;;&quot;,&quot;)" office:value-type="string" office:string-value="{'dealer_value' =&gt; 3, 'player_value' =&gt; 7, 'action' =&gt; 'P'}," calcext:value-type="string">
            <text:p>{'dealer_value' =&gt; 3, 'player_value' =&gt; 7, 'action' =&gt; 'P'},</text:p>
          </table:table-cell>
          <table:table-cell office:value-type="string" calcext:value-type="string">
            <text:p>{'dealer_value' =&gt; 3, 'player_value' =&gt; 7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18];&quot;,&quot;;&quot; 'player_value'&quot;;&quot; =&gt; &quot;;[.C18];&quot;,&quot;;&quot; 'action'&quot;;&quot; =&gt; &quot;;&quot;'&quot;;[.D18];&quot;'&quot;;&quot;}&quot;;&quot;,&quot;)" office:value-type="string" office:string-value="{'dealer_value' =&gt; 3, 'player_value' =&gt; 8, 'action' =&gt; 'P'}," calcext:value-type="string">
            <text:p>{'dealer_value' =&gt; 3, 'player_value' =&gt; 8, 'action' =&gt; 'P'},</text:p>
          </table:table-cell>
          <table:table-cell office:value-type="string" calcext:value-type="string">
            <text:p>{'dealer_value' =&gt; 3, 'player_value' =&gt; 8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19];&quot;,&quot;;&quot; 'player_value'&quot;;&quot; =&gt; &quot;;[.C19];&quot;,&quot;;&quot; 'action'&quot;;&quot; =&gt; &quot;;&quot;'&quot;;[.D19];&quot;'&quot;;&quot;}&quot;;&quot;,&quot;)" office:value-type="string" office:string-value="{'dealer_value' =&gt; 3, 'player_value' =&gt; 9, 'action' =&gt; 'P'}," calcext:value-type="string">
            <text:p>{'dealer_value' =&gt; 3, 'player_value' =&gt; 9, 'action' =&gt; 'P'},</text:p>
          </table:table-cell>
          <table:table-cell office:value-type="string" calcext:value-type="string">
            <text:p>{'dealer_value' =&gt; 3, 'player_value' =&gt; 9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20];&quot;,&quot;;&quot; 'player_value'&quot;;&quot; =&gt; &quot;;[.C20];&quot;,&quot;;&quot; 'action'&quot;;&quot; =&gt; &quot;;&quot;'&quot;;[.D20];&quot;'&quot;;&quot;}&quot;;&quot;,&quot;)" office:value-type="string" office:string-value="{'dealer_value' =&gt; 3, 'player_value' =&gt; 10, 'action' =&gt; 'S'}," calcext:value-type="string">
            <text:p>{'dealer_value' =&gt; 3, 'player_value' =&gt; 10, 'action' =&gt; 'S'},</text:p>
          </table:table-cell>
          <table:table-cell office:value-type="string" calcext:value-type="string">
            <text:p>{'dealer_value' =&gt; 3, 'player_value' =&gt; 10, 'action' =&gt; 'S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21];&quot;,&quot;;&quot; 'player_value'&quot;;&quot; =&gt; &quot;;[.C21];&quot;,&quot;;&quot; 'action'&quot;;&quot; =&gt; &quot;;&quot;'&quot;;[.D21];&quot;'&quot;;&quot;}&quot;;&quot;,&quot;)" office:value-type="string" office:string-value="{'dealer_value' =&gt; 3, 'player_value' =&gt; 11, 'action' =&gt; 'P'}," calcext:value-type="string">
            <text:p>{'dealer_value' =&gt; 3, 'player_value' =&gt; 11, 'action' =&gt; 'P'},</text:p>
          </table:table-cell>
          <table:table-cell office:value-type="string" calcext:value-type="string">
            <text:p>{'dealer_value' =&gt; 3, 'player_value' =&gt; 11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22];&quot;,&quot;;&quot; 'player_value'&quot;;&quot; =&gt; &quot;;[.C22];&quot;,&quot;;&quot; 'action'&quot;;&quot; =&gt; &quot;;&quot;'&quot;;[.D22];&quot;'&quot;;&quot;}&quot;;&quot;,&quot;)" office:value-type="string" office:string-value="{'dealer_value' =&gt; 4, 'player_value' =&gt; 2, 'action' =&gt; 'P'}," calcext:value-type="string">
            <text:p>{'dealer_value' =&gt; 4, 'player_value' =&gt; 2, 'action' =&gt; 'P'},</text:p>
          </table:table-cell>
          <table:table-cell office:value-type="string" calcext:value-type="string">
            <text:p>{'dealer_value' =&gt; 4, 'player_value' =&gt; 2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23];&quot;,&quot;;&quot; 'player_value'&quot;;&quot; =&gt; &quot;;[.C23];&quot;,&quot;;&quot; 'action'&quot;;&quot; =&gt; &quot;;&quot;'&quot;;[.D23];&quot;'&quot;;&quot;}&quot;;&quot;,&quot;)" office:value-type="string" office:string-value="{'dealer_value' =&gt; 4, 'player_value' =&gt; 3, 'action' =&gt; 'P'}," calcext:value-type="string">
            <text:p>{'dealer_value' =&gt; 4, 'player_value' =&gt; 3, 'action' =&gt; 'P'},</text:p>
          </table:table-cell>
          <table:table-cell office:value-type="string" calcext:value-type="string">
            <text:p>{'dealer_value' =&gt; 4, 'player_value' =&gt; 3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24];&quot;,&quot;;&quot; 'player_value'&quot;;&quot; =&gt; &quot;;[.C24];&quot;,&quot;;&quot; 'action'&quot;;&quot; =&gt; &quot;;&quot;'&quot;;[.D24];&quot;'&quot;;&quot;}&quot;;&quot;,&quot;)" office:value-type="string" office:string-value="{'dealer_value' =&gt; 4, 'player_value' =&gt; 4, 'action' =&gt; 'P'}," calcext:value-type="string">
            <text:p>{'dealer_value' =&gt; 4, 'player_value' =&gt; 4, 'action' =&gt; 'P'},</text:p>
          </table:table-cell>
          <table:table-cell office:value-type="string" calcext:value-type="string">
            <text:p>{'dealer_value' =&gt; 4, 'player_value' =&gt; 4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25];&quot;,&quot;;&quot; 'player_value'&quot;;&quot; =&gt; &quot;;[.C25];&quot;,&quot;;&quot; 'action'&quot;;&quot; =&gt; &quot;;&quot;'&quot;;[.D25];&quot;'&quot;;&quot;}&quot;;&quot;,&quot;)" office:value-type="string" office:string-value="{'dealer_value' =&gt; 4, 'player_value' =&gt; 5, 'action' =&gt; 'Dh'}," calcext:value-type="string">
            <text:p>{'dealer_value' =&gt; 4, 'player_value' =&gt; 5, 'action' =&gt; 'Dh'},</text:p>
          </table:table-cell>
          <table:table-cell office:value-type="string" calcext:value-type="string">
            <text:p>{'dealer_value' =&gt; 4, 'player_value' =&gt; 5, 'action' =&gt; 'D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26];&quot;,&quot;;&quot; 'player_value'&quot;;&quot; =&gt; &quot;;[.C26];&quot;,&quot;;&quot; 'action'&quot;;&quot; =&gt; &quot;;&quot;'&quot;;[.D26];&quot;'&quot;;&quot;}&quot;;&quot;,&quot;)" office:value-type="string" office:string-value="{'dealer_value' =&gt; 4, 'player_value' =&gt; 6, 'action' =&gt; 'P'}," calcext:value-type="string">
            <text:p>{'dealer_value' =&gt; 4, 'player_value' =&gt; 6, 'action' =&gt; 'P'},</text:p>
          </table:table-cell>
          <table:table-cell office:value-type="string" calcext:value-type="string">
            <text:p>{'dealer_value' =&gt; 4, 'player_value' =&gt; 6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27];&quot;,&quot;;&quot; 'player_value'&quot;;&quot; =&gt; &quot;;[.C27];&quot;,&quot;;&quot; 'action'&quot;;&quot; =&gt; &quot;;&quot;'&quot;;[.D27];&quot;'&quot;;&quot;}&quot;;&quot;,&quot;)" office:value-type="string" office:string-value="{'dealer_value' =&gt; 4, 'player_value' =&gt; 7, 'action' =&gt; 'P'}," calcext:value-type="string">
            <text:p>{'dealer_value' =&gt; 4, 'player_value' =&gt; 7, 'action' =&gt; 'P'},</text:p>
          </table:table-cell>
          <table:table-cell office:value-type="string" calcext:value-type="string">
            <text:p>{'dealer_value' =&gt; 4, 'player_value' =&gt; 7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28];&quot;,&quot;;&quot; 'player_value'&quot;;&quot; =&gt; &quot;;[.C28];&quot;,&quot;;&quot; 'action'&quot;;&quot; =&gt; &quot;;&quot;'&quot;;[.D28];&quot;'&quot;;&quot;}&quot;;&quot;,&quot;)" office:value-type="string" office:string-value="{'dealer_value' =&gt; 4, 'player_value' =&gt; 8, 'action' =&gt; 'P'}," calcext:value-type="string">
            <text:p>{'dealer_value' =&gt; 4, 'player_value' =&gt; 8, 'action' =&gt; 'P'},</text:p>
          </table:table-cell>
          <table:table-cell office:value-type="string" calcext:value-type="string">
            <text:p>{'dealer_value' =&gt; 4, 'player_value' =&gt; 8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29];&quot;,&quot;;&quot; 'player_value'&quot;;&quot; =&gt; &quot;;[.C29];&quot;,&quot;;&quot; 'action'&quot;;&quot; =&gt; &quot;;&quot;'&quot;;[.D29];&quot;'&quot;;&quot;}&quot;;&quot;,&quot;)" office:value-type="string" office:string-value="{'dealer_value' =&gt; 4, 'player_value' =&gt; 9, 'action' =&gt; 'P'}," calcext:value-type="string">
            <text:p>{'dealer_value' =&gt; 4, 'player_value' =&gt; 9, 'action' =&gt; 'P'},</text:p>
          </table:table-cell>
          <table:table-cell office:value-type="string" calcext:value-type="string">
            <text:p>{'dealer_value' =&gt; 4, 'player_value' =&gt; 9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30];&quot;,&quot;;&quot; 'player_value'&quot;;&quot; =&gt; &quot;;[.C30];&quot;,&quot;;&quot; 'action'&quot;;&quot; =&gt; &quot;;&quot;'&quot;;[.D30];&quot;'&quot;;&quot;}&quot;;&quot;,&quot;)" office:value-type="string" office:string-value="{'dealer_value' =&gt; 4, 'player_value' =&gt; 10, 'action' =&gt; 'S'}," calcext:value-type="string">
            <text:p>{'dealer_value' =&gt; 4, 'player_value' =&gt; 10, 'action' =&gt; 'S'},</text:p>
          </table:table-cell>
          <table:table-cell office:value-type="string" calcext:value-type="string">
            <text:p>{'dealer_value' =&gt; 4, 'player_value' =&gt; 10, 'action' =&gt; 'S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31];&quot;,&quot;;&quot; 'player_value'&quot;;&quot; =&gt; &quot;;[.C31];&quot;,&quot;;&quot; 'action'&quot;;&quot; =&gt; &quot;;&quot;'&quot;;[.D31];&quot;'&quot;;&quot;}&quot;;&quot;,&quot;)" office:value-type="string" office:string-value="{'dealer_value' =&gt; 4, 'player_value' =&gt; 11, 'action' =&gt; 'P'}," calcext:value-type="string">
            <text:p>{'dealer_value' =&gt; 4, 'player_value' =&gt; 11, 'action' =&gt; 'P'},</text:p>
          </table:table-cell>
          <table:table-cell office:value-type="string" calcext:value-type="string">
            <text:p>{'dealer_value' =&gt; 4, 'player_value' =&gt; 11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32];&quot;,&quot;;&quot; 'player_value'&quot;;&quot; =&gt; &quot;;[.C32];&quot;,&quot;;&quot; 'action'&quot;;&quot; =&gt; &quot;;&quot;'&quot;;[.D32];&quot;'&quot;;&quot;}&quot;;&quot;,&quot;)" office:value-type="string" office:string-value="{'dealer_value' =&gt; 5, 'player_value' =&gt; 2, 'action' =&gt; 'P'}," calcext:value-type="string">
            <text:p>{'dealer_value' =&gt; 5, 'player_value' =&gt; 2, 'action' =&gt; 'P'},</text:p>
          </table:table-cell>
          <table:table-cell office:value-type="string" calcext:value-type="string">
            <text:p>{'dealer_value' =&gt; 5, 'player_value' =&gt; 2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33];&quot;,&quot;;&quot; 'player_value'&quot;;&quot; =&gt; &quot;;[.C33];&quot;,&quot;;&quot; 'action'&quot;;&quot; =&gt; &quot;;&quot;'&quot;;[.D33];&quot;'&quot;;&quot;}&quot;;&quot;,&quot;)" office:value-type="string" office:string-value="{'dealer_value' =&gt; 5, 'player_value' =&gt; 3, 'action' =&gt; 'P'}," calcext:value-type="string">
            <text:p>{'dealer_value' =&gt; 5, 'player_value' =&gt; 3, 'action' =&gt; 'P'},</text:p>
          </table:table-cell>
          <table:table-cell office:value-type="string" calcext:value-type="string">
            <text:p>{'dealer_value' =&gt; 5, 'player_value' =&gt; 3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34];&quot;,&quot;;&quot; 'player_value'&quot;;&quot; =&gt; &quot;;[.C34];&quot;,&quot;;&quot; 'action'&quot;;&quot; =&gt; &quot;;&quot;'&quot;;[.D34];&quot;'&quot;;&quot;}&quot;;&quot;,&quot;)" office:value-type="string" office:string-value="{'dealer_value' =&gt; 5, 'player_value' =&gt; 4, 'action' =&gt; 'P'}," calcext:value-type="string">
            <text:p>{'dealer_value' =&gt; 5, 'player_value' =&gt; 4, 'action' =&gt; 'P'},</text:p>
          </table:table-cell>
          <table:table-cell office:value-type="string" calcext:value-type="string">
            <text:p>{'dealer_value' =&gt; 5, 'player_value' =&gt; 4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35];&quot;,&quot;;&quot; 'player_value'&quot;;&quot; =&gt; &quot;;[.C35];&quot;,&quot;;&quot; 'action'&quot;;&quot; =&gt; &quot;;&quot;'&quot;;[.D35];&quot;'&quot;;&quot;}&quot;;&quot;,&quot;)" office:value-type="string" office:string-value="{'dealer_value' =&gt; 5, 'player_value' =&gt; 5, 'action' =&gt; 'Dh'}," calcext:value-type="string">
            <text:p>{'dealer_value' =&gt; 5, 'player_value' =&gt; 5, 'action' =&gt; 'Dh'},</text:p>
          </table:table-cell>
          <table:table-cell office:value-type="string" calcext:value-type="string">
            <text:p>{'dealer_value' =&gt; 5, 'player_value' =&gt; 5, 'action' =&gt; 'D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36];&quot;,&quot;;&quot; 'player_value'&quot;;&quot; =&gt; &quot;;[.C36];&quot;,&quot;;&quot; 'action'&quot;;&quot; =&gt; &quot;;&quot;'&quot;;[.D36];&quot;'&quot;;&quot;}&quot;;&quot;,&quot;)" office:value-type="string" office:string-value="{'dealer_value' =&gt; 5, 'player_value' =&gt; 6, 'action' =&gt; 'P'}," calcext:value-type="string">
            <text:p>{'dealer_value' =&gt; 5, 'player_value' =&gt; 6, 'action' =&gt; 'P'},</text:p>
          </table:table-cell>
          <table:table-cell office:value-type="string" calcext:value-type="string">
            <text:p>{'dealer_value' =&gt; 5, 'player_value' =&gt; 6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37];&quot;,&quot;;&quot; 'player_value'&quot;;&quot; =&gt; &quot;;[.C37];&quot;,&quot;;&quot; 'action'&quot;;&quot; =&gt; &quot;;&quot;'&quot;;[.D37];&quot;'&quot;;&quot;}&quot;;&quot;,&quot;)" office:value-type="string" office:string-value="{'dealer_value' =&gt; 5, 'player_value' =&gt; 7, 'action' =&gt; 'P'}," calcext:value-type="string">
            <text:p>{'dealer_value' =&gt; 5, 'player_value' =&gt; 7, 'action' =&gt; 'P'},</text:p>
          </table:table-cell>
          <table:table-cell office:value-type="string" calcext:value-type="string">
            <text:p>{'dealer_value' =&gt; 5, 'player_value' =&gt; 7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38];&quot;,&quot;;&quot; 'player_value'&quot;;&quot; =&gt; &quot;;[.C38];&quot;,&quot;;&quot; 'action'&quot;;&quot; =&gt; &quot;;&quot;'&quot;;[.D38];&quot;'&quot;;&quot;}&quot;;&quot;,&quot;)" office:value-type="string" office:string-value="{'dealer_value' =&gt; 5, 'player_value' =&gt; 8, 'action' =&gt; 'P'}," calcext:value-type="string">
            <text:p>{'dealer_value' =&gt; 5, 'player_value' =&gt; 8, 'action' =&gt; 'P'},</text:p>
          </table:table-cell>
          <table:table-cell office:value-type="string" calcext:value-type="string">
            <text:p>{'dealer_value' =&gt; 5, 'player_value' =&gt; 8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39];&quot;,&quot;;&quot; 'player_value'&quot;;&quot; =&gt; &quot;;[.C39];&quot;,&quot;;&quot; 'action'&quot;;&quot; =&gt; &quot;;&quot;'&quot;;[.D39];&quot;'&quot;;&quot;}&quot;;&quot;,&quot;)" office:value-type="string" office:string-value="{'dealer_value' =&gt; 5, 'player_value' =&gt; 9, 'action' =&gt; 'P'}," calcext:value-type="string">
            <text:p>{'dealer_value' =&gt; 5, 'player_value' =&gt; 9, 'action' =&gt; 'P'},</text:p>
          </table:table-cell>
          <table:table-cell office:value-type="string" calcext:value-type="string">
            <text:p>{'dealer_value' =&gt; 5, 'player_value' =&gt; 9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40];&quot;,&quot;;&quot; 'player_value'&quot;;&quot; =&gt; &quot;;[.C40];&quot;,&quot;;&quot; 'action'&quot;;&quot; =&gt; &quot;;&quot;'&quot;;[.D40];&quot;'&quot;;&quot;}&quot;;&quot;,&quot;)" office:value-type="string" office:string-value="{'dealer_value' =&gt; 5, 'player_value' =&gt; 10, 'action' =&gt; 'S'}," calcext:value-type="string">
            <text:p>{'dealer_value' =&gt; 5, 'player_value' =&gt; 10, 'action' =&gt; 'S'},</text:p>
          </table:table-cell>
          <table:table-cell office:value-type="string" calcext:value-type="string">
            <text:p>{'dealer_value' =&gt; 5, 'player_value' =&gt; 10, 'action' =&gt; 'S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41];&quot;,&quot;;&quot; 'player_value'&quot;;&quot; =&gt; &quot;;[.C41];&quot;,&quot;;&quot; 'action'&quot;;&quot; =&gt; &quot;;&quot;'&quot;;[.D41];&quot;'&quot;;&quot;}&quot;;&quot;,&quot;)" office:value-type="string" office:string-value="{'dealer_value' =&gt; 5, 'player_value' =&gt; 11, 'action' =&gt; 'P'}," calcext:value-type="string">
            <text:p>{'dealer_value' =&gt; 5, 'player_value' =&gt; 11, 'action' =&gt; 'P'},</text:p>
          </table:table-cell>
          <table:table-cell office:value-type="string" calcext:value-type="string">
            <text:p>{'dealer_value' =&gt; 5, 'player_value' =&gt; 11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42];&quot;,&quot;;&quot; 'player_value'&quot;;&quot; =&gt; &quot;;[.C42];&quot;,&quot;;&quot; 'action'&quot;;&quot; =&gt; &quot;;&quot;'&quot;;[.D42];&quot;'&quot;;&quot;}&quot;;&quot;,&quot;)" office:value-type="string" office:string-value="{'dealer_value' =&gt; 6, 'player_value' =&gt; 2, 'action' =&gt; 'P'}," calcext:value-type="string">
            <text:p>{'dealer_value' =&gt; 6, 'player_value' =&gt; 2, 'action' =&gt; 'P'},</text:p>
          </table:table-cell>
          <table:table-cell office:value-type="string" calcext:value-type="string">
            <text:p>{'dealer_value' =&gt; 6, 'player_value' =&gt; 2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43];&quot;,&quot;;&quot; 'player_value'&quot;;&quot; =&gt; &quot;;[.C43];&quot;,&quot;;&quot; 'action'&quot;;&quot; =&gt; &quot;;&quot;'&quot;;[.D43];&quot;'&quot;;&quot;}&quot;;&quot;,&quot;)" office:value-type="string" office:string-value="{'dealer_value' =&gt; 6, 'player_value' =&gt; 3, 'action' =&gt; 'P'}," calcext:value-type="string">
            <text:p>{'dealer_value' =&gt; 6, 'player_value' =&gt; 3, 'action' =&gt; 'P'},</text:p>
          </table:table-cell>
          <table:table-cell office:value-type="string" calcext:value-type="string">
            <text:p>{'dealer_value' =&gt; 6, 'player_value' =&gt; 3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44];&quot;,&quot;;&quot; 'player_value'&quot;;&quot; =&gt; &quot;;[.C44];&quot;,&quot;;&quot; 'action'&quot;;&quot; =&gt; &quot;;&quot;'&quot;;[.D44];&quot;'&quot;;&quot;}&quot;;&quot;,&quot;)" office:value-type="string" office:string-value="{'dealer_value' =&gt; 6, 'player_value' =&gt; 4, 'action' =&gt; 'P'}," calcext:value-type="string">
            <text:p>{'dealer_value' =&gt; 6, 'player_value' =&gt; 4, 'action' =&gt; 'P'},</text:p>
          </table:table-cell>
          <table:table-cell office:value-type="string" calcext:value-type="string">
            <text:p>{'dealer_value' =&gt; 6, 'player_value' =&gt; 4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45];&quot;,&quot;;&quot; 'player_value'&quot;;&quot; =&gt; &quot;;[.C45];&quot;,&quot;;&quot; 'action'&quot;;&quot; =&gt; &quot;;&quot;'&quot;;[.D45];&quot;'&quot;;&quot;}&quot;;&quot;,&quot;)" office:value-type="string" office:string-value="{'dealer_value' =&gt; 6, 'player_value' =&gt; 5, 'action' =&gt; 'Dh'}," calcext:value-type="string">
            <text:p>{'dealer_value' =&gt; 6, 'player_value' =&gt; 5, 'action' =&gt; 'Dh'},</text:p>
          </table:table-cell>
          <table:table-cell office:value-type="string" calcext:value-type="string">
            <text:p>{'dealer_value' =&gt; 6, 'player_value' =&gt; 5, 'action' =&gt; 'D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46];&quot;,&quot;;&quot; 'player_value'&quot;;&quot; =&gt; &quot;;[.C46];&quot;,&quot;;&quot; 'action'&quot;;&quot; =&gt; &quot;;&quot;'&quot;;[.D46];&quot;'&quot;;&quot;}&quot;;&quot;,&quot;)" office:value-type="string" office:string-value="{'dealer_value' =&gt; 6, 'player_value' =&gt; 6, 'action' =&gt; 'P'}," calcext:value-type="string">
            <text:p>{'dealer_value' =&gt; 6, 'player_value' =&gt; 6, 'action' =&gt; 'P'},</text:p>
          </table:table-cell>
          <table:table-cell office:value-type="string" calcext:value-type="string">
            <text:p>{'dealer_value' =&gt; 6, 'player_value' =&gt; 6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47];&quot;,&quot;;&quot; 'player_value'&quot;;&quot; =&gt; &quot;;[.C47];&quot;,&quot;;&quot; 'action'&quot;;&quot; =&gt; &quot;;&quot;'&quot;;[.D47];&quot;'&quot;;&quot;}&quot;;&quot;,&quot;)" office:value-type="string" office:string-value="{'dealer_value' =&gt; 6, 'player_value' =&gt; 7, 'action' =&gt; 'P'}," calcext:value-type="string">
            <text:p>{'dealer_value' =&gt; 6, 'player_value' =&gt; 7, 'action' =&gt; 'P'},</text:p>
          </table:table-cell>
          <table:table-cell office:value-type="string" calcext:value-type="string">
            <text:p>{'dealer_value' =&gt; 6, 'player_value' =&gt; 7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48];&quot;,&quot;;&quot; 'player_value'&quot;;&quot; =&gt; &quot;;[.C48];&quot;,&quot;;&quot; 'action'&quot;;&quot; =&gt; &quot;;&quot;'&quot;;[.D48];&quot;'&quot;;&quot;}&quot;;&quot;,&quot;)" office:value-type="string" office:string-value="{'dealer_value' =&gt; 6, 'player_value' =&gt; 8, 'action' =&gt; 'P'}," calcext:value-type="string">
            <text:p>{'dealer_value' =&gt; 6, 'player_value' =&gt; 8, 'action' =&gt; 'P'},</text:p>
          </table:table-cell>
          <table:table-cell office:value-type="string" calcext:value-type="string">
            <text:p>{'dealer_value' =&gt; 6, 'player_value' =&gt; 8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49];&quot;,&quot;;&quot; 'player_value'&quot;;&quot; =&gt; &quot;;[.C49];&quot;,&quot;;&quot; 'action'&quot;;&quot; =&gt; &quot;;&quot;'&quot;;[.D49];&quot;'&quot;;&quot;}&quot;;&quot;,&quot;)" office:value-type="string" office:string-value="{'dealer_value' =&gt; 6, 'player_value' =&gt; 9, 'action' =&gt; 'P'}," calcext:value-type="string">
            <text:p>{'dealer_value' =&gt; 6, 'player_value' =&gt; 9, 'action' =&gt; 'P'},</text:p>
          </table:table-cell>
          <table:table-cell office:value-type="string" calcext:value-type="string">
            <text:p>{'dealer_value' =&gt; 6, 'player_value' =&gt; 9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50];&quot;,&quot;;&quot; 'player_value'&quot;;&quot; =&gt; &quot;;[.C50];&quot;,&quot;;&quot; 'action'&quot;;&quot; =&gt; &quot;;&quot;'&quot;;[.D50];&quot;'&quot;;&quot;}&quot;;&quot;,&quot;)" office:value-type="string" office:string-value="{'dealer_value' =&gt; 6, 'player_value' =&gt; 10, 'action' =&gt; 'S'}," calcext:value-type="string">
            <text:p>{'dealer_value' =&gt; 6, 'player_value' =&gt; 10, 'action' =&gt; 'S'},</text:p>
          </table:table-cell>
          <table:table-cell office:value-type="string" calcext:value-type="string">
            <text:p>{'dealer_value' =&gt; 6, 'player_value' =&gt; 10, 'action' =&gt; 'S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51];&quot;,&quot;;&quot; 'player_value'&quot;;&quot; =&gt; &quot;;[.C51];&quot;,&quot;;&quot; 'action'&quot;;&quot; =&gt; &quot;;&quot;'&quot;;[.D51];&quot;'&quot;;&quot;}&quot;;&quot;,&quot;)" office:value-type="string" office:string-value="{'dealer_value' =&gt; 6, 'player_value' =&gt; 11, 'action' =&gt; 'P'}," calcext:value-type="string">
            <text:p>{'dealer_value' =&gt; 6, 'player_value' =&gt; 11, 'action' =&gt; 'P'},</text:p>
          </table:table-cell>
          <table:table-cell office:value-type="string" calcext:value-type="string">
            <text:p>{'dealer_value' =&gt; 6, 'player_value' =&gt; 11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52];&quot;,&quot;;&quot; 'player_value'&quot;;&quot; =&gt; &quot;;[.C52];&quot;,&quot;;&quot; 'action'&quot;;&quot; =&gt; &quot;;&quot;'&quot;;[.D52];&quot;'&quot;;&quot;}&quot;;&quot;,&quot;)" office:value-type="string" office:string-value="{'dealer_value' =&gt; 7, 'player_value' =&gt; 2, 'action' =&gt; 'P'}," calcext:value-type="string">
            <text:p>{'dealer_value' =&gt; 7, 'player_value' =&gt; 2, 'action' =&gt; 'P'},</text:p>
          </table:table-cell>
          <table:table-cell office:value-type="string" calcext:value-type="string">
            <text:p>{'dealer_value' =&gt; 7, 'player_value' =&gt; 2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53];&quot;,&quot;;&quot; 'player_value'&quot;;&quot; =&gt; &quot;;[.C53];&quot;,&quot;;&quot; 'action'&quot;;&quot; =&gt; &quot;;&quot;'&quot;;[.D53];&quot;'&quot;;&quot;}&quot;;&quot;,&quot;)" office:value-type="string" office:string-value="{'dealer_value' =&gt; 7, 'player_value' =&gt; 3, 'action' =&gt; 'P'}," calcext:value-type="string">
            <text:p>{'dealer_value' =&gt; 7, 'player_value' =&gt; 3, 'action' =&gt; 'P'},</text:p>
          </table:table-cell>
          <table:table-cell office:value-type="string" calcext:value-type="string">
            <text:p>{'dealer_value' =&gt; 7, 'player_value' =&gt; 3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54];&quot;,&quot;;&quot; 'player_value'&quot;;&quot; =&gt; &quot;;[.C54];&quot;,&quot;;&quot; 'action'&quot;;&quot; =&gt; &quot;;&quot;'&quot;;[.D54];&quot;'&quot;;&quot;}&quot;;&quot;,&quot;)" office:value-type="string" office:string-value="{'dealer_value' =&gt; 7, 'player_value' =&gt; 4, 'action' =&gt; 'H'}," calcext:value-type="string">
            <text:p>{'dealer_value' =&gt; 7, 'player_value' =&gt; 4, 'action' =&gt; 'H'},</text:p>
          </table:table-cell>
          <table:table-cell office:value-type="string" calcext:value-type="string">
            <text:p>{'dealer_value' =&gt; 7, 'player_value' =&gt; 4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55];&quot;,&quot;;&quot; 'player_value'&quot;;&quot; =&gt; &quot;;[.C55];&quot;,&quot;;&quot; 'action'&quot;;&quot; =&gt; &quot;;&quot;'&quot;;[.D55];&quot;'&quot;;&quot;}&quot;;&quot;,&quot;)" office:value-type="string" office:string-value="{'dealer_value' =&gt; 7, 'player_value' =&gt; 5, 'action' =&gt; 'Dh'}," calcext:value-type="string">
            <text:p>{'dealer_value' =&gt; 7, 'player_value' =&gt; 5, 'action' =&gt; 'Dh'},</text:p>
          </table:table-cell>
          <table:table-cell office:value-type="string" calcext:value-type="string">
            <text:p>{'dealer_value' =&gt; 7, 'player_value' =&gt; 5, 'action' =&gt; 'D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56];&quot;,&quot;;&quot; 'player_value'&quot;;&quot; =&gt; &quot;;[.C56];&quot;,&quot;;&quot; 'action'&quot;;&quot; =&gt; &quot;;&quot;'&quot;;[.D56];&quot;'&quot;;&quot;}&quot;;&quot;,&quot;)" office:value-type="string" office:string-value="{'dealer_value' =&gt; 7, 'player_value' =&gt; 6, 'action' =&gt; 'P'}," calcext:value-type="string">
            <text:p>{'dealer_value' =&gt; 7, 'player_value' =&gt; 6, 'action' =&gt; 'P'},</text:p>
          </table:table-cell>
          <table:table-cell office:value-type="string" calcext:value-type="string">
            <text:p>{'dealer_value' =&gt; 7, 'player_value' =&gt; 6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57];&quot;,&quot;;&quot; 'player_value'&quot;;&quot; =&gt; &quot;;[.C57];&quot;,&quot;;&quot; 'action'&quot;;&quot; =&gt; &quot;;&quot;'&quot;;[.D57];&quot;'&quot;;&quot;}&quot;;&quot;,&quot;)" office:value-type="string" office:string-value="{'dealer_value' =&gt; 7, 'player_value' =&gt; 7, 'action' =&gt; 'P'}," calcext:value-type="string">
            <text:p>{'dealer_value' =&gt; 7, 'player_value' =&gt; 7, 'action' =&gt; 'P'},</text:p>
          </table:table-cell>
          <table:table-cell office:value-type="string" calcext:value-type="string">
            <text:p>{'dealer_value' =&gt; 7, 'player_value' =&gt; 7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58];&quot;,&quot;;&quot; 'player_value'&quot;;&quot; =&gt; &quot;;[.C58];&quot;,&quot;;&quot; 'action'&quot;;&quot; =&gt; &quot;;&quot;'&quot;;[.D58];&quot;'&quot;;&quot;}&quot;;&quot;,&quot;)" office:value-type="string" office:string-value="{'dealer_value' =&gt; 7, 'player_value' =&gt; 8, 'action' =&gt; 'P'}," calcext:value-type="string">
            <text:p>{'dealer_value' =&gt; 7, 'player_value' =&gt; 8, 'action' =&gt; 'P'},</text:p>
          </table:table-cell>
          <table:table-cell office:value-type="string" calcext:value-type="string">
            <text:p>{'dealer_value' =&gt; 7, 'player_value' =&gt; 8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59];&quot;,&quot;;&quot; 'player_value'&quot;;&quot; =&gt; &quot;;[.C59];&quot;,&quot;;&quot; 'action'&quot;;&quot; =&gt; &quot;;&quot;'&quot;;[.D59];&quot;'&quot;;&quot;}&quot;;&quot;,&quot;)" office:value-type="string" office:string-value="{'dealer_value' =&gt; 7, 'player_value' =&gt; 9, 'action' =&gt; 'S'}," calcext:value-type="string">
            <text:p>{'dealer_value' =&gt; 7, 'player_value' =&gt; 9, 'action' =&gt; 'S'},</text:p>
          </table:table-cell>
          <table:table-cell office:value-type="string" calcext:value-type="string">
            <text:p>{'dealer_value' =&gt; 7, 'player_value' =&gt; 9, 'action' =&gt; 'S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60];&quot;,&quot;;&quot; 'player_value'&quot;;&quot; =&gt; &quot;;[.C60];&quot;,&quot;;&quot; 'action'&quot;;&quot; =&gt; &quot;;&quot;'&quot;;[.D60];&quot;'&quot;;&quot;}&quot;;&quot;,&quot;)" office:value-type="string" office:string-value="{'dealer_value' =&gt; 7, 'player_value' =&gt; 10, 'action' =&gt; 'S'}," calcext:value-type="string">
            <text:p>{'dealer_value' =&gt; 7, 'player_value' =&gt; 10, 'action' =&gt; 'S'},</text:p>
          </table:table-cell>
          <table:table-cell office:value-type="string" calcext:value-type="string">
            <text:p>{'dealer_value' =&gt; 7, 'player_value' =&gt; 10, 'action' =&gt; 'S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61];&quot;,&quot;;&quot; 'player_value'&quot;;&quot; =&gt; &quot;;[.C61];&quot;,&quot;;&quot; 'action'&quot;;&quot; =&gt; &quot;;&quot;'&quot;;[.D61];&quot;'&quot;;&quot;}&quot;;&quot;,&quot;)" office:value-type="string" office:string-value="{'dealer_value' =&gt; 7, 'player_value' =&gt; 11, 'action' =&gt; 'P'}," calcext:value-type="string">
            <text:p>{'dealer_value' =&gt; 7, 'player_value' =&gt; 11, 'action' =&gt; 'P'},</text:p>
          </table:table-cell>
          <table:table-cell office:value-type="string" calcext:value-type="string">
            <text:p>{'dealer_value' =&gt; 7, 'player_value' =&gt; 11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62];&quot;,&quot;;&quot; 'player_value'&quot;;&quot; =&gt; &quot;;[.C62];&quot;,&quot;;&quot; 'action'&quot;;&quot; =&gt; &quot;;&quot;'&quot;;[.D62];&quot;'&quot;;&quot;}&quot;;&quot;,&quot;)" office:value-type="string" office:string-value="{'dealer_value' =&gt; 8, 'player_value' =&gt; 2, 'action' =&gt; 'H'}," calcext:value-type="string">
            <text:p>{'dealer_value' =&gt; 8, 'player_value' =&gt; 2, 'action' =&gt; 'H'},</text:p>
          </table:table-cell>
          <table:table-cell office:value-type="string" calcext:value-type="string">
            <text:p>{'dealer_value' =&gt; 8, 'player_value' =&gt; 2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63];&quot;,&quot;;&quot; 'player_value'&quot;;&quot; =&gt; &quot;;[.C63];&quot;,&quot;;&quot; 'action'&quot;;&quot; =&gt; &quot;;&quot;'&quot;;[.D63];&quot;'&quot;;&quot;}&quot;;&quot;,&quot;)" office:value-type="string" office:string-value="{'dealer_value' =&gt; 8, 'player_value' =&gt; 3, 'action' =&gt; 'P'}," calcext:value-type="string">
            <text:p>{'dealer_value' =&gt; 8, 'player_value' =&gt; 3, 'action' =&gt; 'P'},</text:p>
          </table:table-cell>
          <table:table-cell office:value-type="string" calcext:value-type="string">
            <text:p>{'dealer_value' =&gt; 8, 'player_value' =&gt; 3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64];&quot;,&quot;;&quot; 'player_value'&quot;;&quot; =&gt; &quot;;[.C64];&quot;,&quot;;&quot; 'action'&quot;;&quot; =&gt; &quot;;&quot;'&quot;;[.D64];&quot;'&quot;;&quot;}&quot;;&quot;,&quot;)" office:value-type="string" office:string-value="{'dealer_value' =&gt; 8, 'player_value' =&gt; 4, 'action' =&gt; 'H'}," calcext:value-type="string">
            <text:p>{'dealer_value' =&gt; 8, 'player_value' =&gt; 4, 'action' =&gt; 'H'},</text:p>
          </table:table-cell>
          <table:table-cell office:value-type="string" calcext:value-type="string">
            <text:p>{'dealer_value' =&gt; 8, 'player_value' =&gt; 4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65];&quot;,&quot;;&quot; 'player_value'&quot;;&quot; =&gt; &quot;;[.C65];&quot;,&quot;;&quot; 'action'&quot;;&quot; =&gt; &quot;;&quot;'&quot;;[.D65];&quot;'&quot;;&quot;}&quot;;&quot;,&quot;)" office:value-type="string" office:string-value="{'dealer_value' =&gt; 8, 'player_value' =&gt; 5, 'action' =&gt; 'Dh'}," calcext:value-type="string">
            <text:p>{'dealer_value' =&gt; 8, 'player_value' =&gt; 5, 'action' =&gt; 'Dh'},</text:p>
          </table:table-cell>
          <table:table-cell office:value-type="string" calcext:value-type="string">
            <text:p>{'dealer_value' =&gt; 8, 'player_value' =&gt; 5, 'action' =&gt; 'D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66];&quot;,&quot;;&quot; 'player_value'&quot;;&quot; =&gt; &quot;;[.C66];&quot;,&quot;;&quot; 'action'&quot;;&quot; =&gt; &quot;;&quot;'&quot;;[.D66];&quot;'&quot;;&quot;}&quot;;&quot;,&quot;)" office:value-type="string" office:string-value="{'dealer_value' =&gt; 8, 'player_value' =&gt; 6, 'action' =&gt; 'H'}," calcext:value-type="string">
            <text:p>{'dealer_value' =&gt; 8, 'player_value' =&gt; 6, 'action' =&gt; 'H'},</text:p>
          </table:table-cell>
          <table:table-cell office:value-type="string" calcext:value-type="string">
            <text:p>{'dealer_value' =&gt; 8, 'player_value' =&gt; 6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67];&quot;,&quot;;&quot; 'player_value'&quot;;&quot; =&gt; &quot;;[.C67];&quot;,&quot;;&quot; 'action'&quot;;&quot; =&gt; &quot;;&quot;'&quot;;[.D67];&quot;'&quot;;&quot;}&quot;;&quot;,&quot;)" office:value-type="string" office:string-value="{'dealer_value' =&gt; 8, 'player_value' =&gt; 7, 'action' =&gt; 'P'}," calcext:value-type="string">
            <text:p>{'dealer_value' =&gt; 8, 'player_value' =&gt; 7, 'action' =&gt; 'P'},</text:p>
          </table:table-cell>
          <table:table-cell office:value-type="string" calcext:value-type="string">
            <text:p>{'dealer_value' =&gt; 8, 'player_value' =&gt; 7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68];&quot;,&quot;;&quot; 'player_value'&quot;;&quot; =&gt; &quot;;[.C68];&quot;,&quot;;&quot; 'action'&quot;;&quot; =&gt; &quot;;&quot;'&quot;;[.D68];&quot;'&quot;;&quot;}&quot;;&quot;,&quot;)" office:value-type="string" office:string-value="{'dealer_value' =&gt; 8, 'player_value' =&gt; 8, 'action' =&gt; 'P'}," calcext:value-type="string">
            <text:p>{'dealer_value' =&gt; 8, 'player_value' =&gt; 8, 'action' =&gt; 'P'},</text:p>
          </table:table-cell>
          <table:table-cell office:value-type="string" calcext:value-type="string">
            <text:p>{'dealer_value' =&gt; 8, 'player_value' =&gt; 8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69];&quot;,&quot;;&quot; 'player_value'&quot;;&quot; =&gt; &quot;;[.C69];&quot;,&quot;;&quot; 'action'&quot;;&quot; =&gt; &quot;;&quot;'&quot;;[.D69];&quot;'&quot;;&quot;}&quot;;&quot;,&quot;)" office:value-type="string" office:string-value="{'dealer_value' =&gt; 8, 'player_value' =&gt; 9, 'action' =&gt; 'P'}," calcext:value-type="string">
            <text:p>{'dealer_value' =&gt; 8, 'player_value' =&gt; 9, 'action' =&gt; 'P'},</text:p>
          </table:table-cell>
          <table:table-cell office:value-type="string" calcext:value-type="string">
            <text:p>{'dealer_value' =&gt; 8, 'player_value' =&gt; 9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70];&quot;,&quot;;&quot; 'player_value'&quot;;&quot; =&gt; &quot;;[.C70];&quot;,&quot;;&quot; 'action'&quot;;&quot; =&gt; &quot;;&quot;'&quot;;[.D70];&quot;'&quot;;&quot;}&quot;;&quot;,&quot;)" office:value-type="string" office:string-value="{'dealer_value' =&gt; 8, 'player_value' =&gt; 10, 'action' =&gt; 'S'}," calcext:value-type="string">
            <text:p>{'dealer_value' =&gt; 8, 'player_value' =&gt; 10, 'action' =&gt; 'S'},</text:p>
          </table:table-cell>
          <table:table-cell office:value-type="string" calcext:value-type="string">
            <text:p>{'dealer_value' =&gt; 8, 'player_value' =&gt; 10, 'action' =&gt; 'S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71];&quot;,&quot;;&quot; 'player_value'&quot;;&quot; =&gt; &quot;;[.C71];&quot;,&quot;;&quot; 'action'&quot;;&quot; =&gt; &quot;;&quot;'&quot;;[.D71];&quot;'&quot;;&quot;}&quot;;&quot;,&quot;)" office:value-type="string" office:string-value="{'dealer_value' =&gt; 8, 'player_value' =&gt; 11, 'action' =&gt; 'P'}," calcext:value-type="string">
            <text:p>{'dealer_value' =&gt; 8, 'player_value' =&gt; 11, 'action' =&gt; 'P'},</text:p>
          </table:table-cell>
          <table:table-cell office:value-type="string" calcext:value-type="string">
            <text:p>{'dealer_value' =&gt; 8, 'player_value' =&gt; 11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72];&quot;,&quot;;&quot; 'player_value'&quot;;&quot; =&gt; &quot;;[.C72];&quot;,&quot;;&quot; 'action'&quot;;&quot; =&gt; &quot;;&quot;'&quot;;[.D72];&quot;'&quot;;&quot;}&quot;;&quot;,&quot;)" office:value-type="string" office:string-value="{'dealer_value' =&gt; 9, 'player_value' =&gt; 2, 'action' =&gt; 'H'}," calcext:value-type="string">
            <text:p>{'dealer_value' =&gt; 9, 'player_value' =&gt; 2, 'action' =&gt; 'H'},</text:p>
          </table:table-cell>
          <table:table-cell office:value-type="string" calcext:value-type="string">
            <text:p>{'dealer_value' =&gt; 9, 'player_value' =&gt; 2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73];&quot;,&quot;;&quot; 'player_value'&quot;;&quot; =&gt; &quot;;[.C73];&quot;,&quot;;&quot; 'action'&quot;;&quot; =&gt; &quot;;&quot;'&quot;;[.D73];&quot;'&quot;;&quot;}&quot;;&quot;,&quot;)" office:value-type="string" office:string-value="{'dealer_value' =&gt; 9, 'player_value' =&gt; 3, 'action' =&gt; 'H'}," calcext:value-type="string">
            <text:p>{'dealer_value' =&gt; 9, 'player_value' =&gt; 3, 'action' =&gt; 'H'},</text:p>
          </table:table-cell>
          <table:table-cell office:value-type="string" calcext:value-type="string">
            <text:p>{'dealer_value' =&gt; 9, 'player_value' =&gt; 3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74];&quot;,&quot;;&quot; 'player_value'&quot;;&quot; =&gt; &quot;;[.C74];&quot;,&quot;;&quot; 'action'&quot;;&quot; =&gt; &quot;;&quot;'&quot;;[.D74];&quot;'&quot;;&quot;}&quot;;&quot;,&quot;)" office:value-type="string" office:string-value="{'dealer_value' =&gt; 9, 'player_value' =&gt; 4, 'action' =&gt; 'H'}," calcext:value-type="string">
            <text:p>{'dealer_value' =&gt; 9, 'player_value' =&gt; 4, 'action' =&gt; 'H'},</text:p>
          </table:table-cell>
          <table:table-cell office:value-type="string" calcext:value-type="string">
            <text:p>{'dealer_value' =&gt; 9, 'player_value' =&gt; 4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h</text:p>
          </table:table-cell>
          <table:table-cell table:formula="of:=COM.MICROSOFT.CONCAT(&quot;{&quot;;&quot;'dealer_value'&quot;;&quot; =&gt; &quot;;[.B75];&quot;,&quot;;&quot; 'player_value'&quot;;&quot; =&gt; &quot;;[.C75];&quot;,&quot;;&quot; 'action'&quot;;&quot; =&gt; &quot;;&quot;'&quot;;[.D75];&quot;'&quot;;&quot;}&quot;;&quot;,&quot;)" office:value-type="string" office:string-value="{'dealer_value' =&gt; 9, 'player_value' =&gt; 5, 'action' =&gt; 'Dh'}," calcext:value-type="string">
            <text:p>{'dealer_value' =&gt; 9, 'player_value' =&gt; 5, 'action' =&gt; 'Dh'},</text:p>
          </table:table-cell>
          <table:table-cell office:value-type="string" calcext:value-type="string">
            <text:p>{'dealer_value' =&gt; 9, 'player_value' =&gt; 5, 'action' =&gt; 'D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76];&quot;,&quot;;&quot; 'player_value'&quot;;&quot; =&gt; &quot;;[.C76];&quot;,&quot;;&quot; 'action'&quot;;&quot; =&gt; &quot;;&quot;'&quot;;[.D76];&quot;'&quot;;&quot;}&quot;;&quot;,&quot;)" office:value-type="string" office:string-value="{'dealer_value' =&gt; 9, 'player_value' =&gt; 6, 'action' =&gt; 'H'}," calcext:value-type="string">
            <text:p>{'dealer_value' =&gt; 9, 'player_value' =&gt; 6, 'action' =&gt; 'H'},</text:p>
          </table:table-cell>
          <table:table-cell office:value-type="string" calcext:value-type="string">
            <text:p>{'dealer_value' =&gt; 9, 'player_value' =&gt; 6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77];&quot;,&quot;;&quot; 'player_value'&quot;;&quot; =&gt; &quot;;[.C77];&quot;,&quot;;&quot; 'action'&quot;;&quot; =&gt; &quot;;&quot;'&quot;;[.D77];&quot;'&quot;;&quot;}&quot;;&quot;,&quot;)" office:value-type="string" office:string-value="{'dealer_value' =&gt; 9, 'player_value' =&gt; 7, 'action' =&gt; 'H'}," calcext:value-type="string">
            <text:p>{'dealer_value' =&gt; 9, 'player_value' =&gt; 7, 'action' =&gt; 'H'},</text:p>
          </table:table-cell>
          <table:table-cell office:value-type="string" calcext:value-type="string">
            <text:p>{'dealer_value' =&gt; 9, 'player_value' =&gt; 7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78];&quot;,&quot;;&quot; 'player_value'&quot;;&quot; =&gt; &quot;;[.C78];&quot;,&quot;;&quot; 'action'&quot;;&quot; =&gt; &quot;;&quot;'&quot;;[.D78];&quot;'&quot;;&quot;}&quot;;&quot;,&quot;)" office:value-type="string" office:string-value="{'dealer_value' =&gt; 9, 'player_value' =&gt; 8, 'action' =&gt; 'P'}," calcext:value-type="string">
            <text:p>{'dealer_value' =&gt; 9, 'player_value' =&gt; 8, 'action' =&gt; 'P'},</text:p>
          </table:table-cell>
          <table:table-cell office:value-type="string" calcext:value-type="string">
            <text:p>{'dealer_value' =&gt; 9, 'player_value' =&gt; 8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79];&quot;,&quot;;&quot; 'player_value'&quot;;&quot; =&gt; &quot;;[.C79];&quot;,&quot;;&quot; 'action'&quot;;&quot; =&gt; &quot;;&quot;'&quot;;[.D79];&quot;'&quot;;&quot;}&quot;;&quot;,&quot;)" office:value-type="string" office:string-value="{'dealer_value' =&gt; 9, 'player_value' =&gt; 9, 'action' =&gt; 'P'}," calcext:value-type="string">
            <text:p>{'dealer_value' =&gt; 9, 'player_value' =&gt; 9, 'action' =&gt; 'P'},</text:p>
          </table:table-cell>
          <table:table-cell office:value-type="string" calcext:value-type="string">
            <text:p>{'dealer_value' =&gt; 9, 'player_value' =&gt; 9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80];&quot;,&quot;;&quot; 'player_value'&quot;;&quot; =&gt; &quot;;[.C80];&quot;,&quot;;&quot; 'action'&quot;;&quot; =&gt; &quot;;&quot;'&quot;;[.D80];&quot;'&quot;;&quot;}&quot;;&quot;,&quot;)" office:value-type="string" office:string-value="{'dealer_value' =&gt; 9, 'player_value' =&gt; 10, 'action' =&gt; 'S'}," calcext:value-type="string">
            <text:p>{'dealer_value' =&gt; 9, 'player_value' =&gt; 10, 'action' =&gt; 'S'},</text:p>
          </table:table-cell>
          <table:table-cell office:value-type="string" calcext:value-type="string">
            <text:p>{'dealer_value' =&gt; 9, 'player_value' =&gt; 10, 'action' =&gt; 'S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81];&quot;,&quot;;&quot; 'player_value'&quot;;&quot; =&gt; &quot;;[.C81];&quot;,&quot;;&quot; 'action'&quot;;&quot; =&gt; &quot;;&quot;'&quot;;[.D81];&quot;'&quot;;&quot;}&quot;;&quot;,&quot;)" office:value-type="string" office:string-value="{'dealer_value' =&gt; 9, 'player_value' =&gt; 11, 'action' =&gt; 'P'}," calcext:value-type="string">
            <text:p>{'dealer_value' =&gt; 9, 'player_value' =&gt; 11, 'action' =&gt; 'P'},</text:p>
          </table:table-cell>
          <table:table-cell office:value-type="string" calcext:value-type="string">
            <text:p>{'dealer_value' =&gt; 9, 'player_value' =&gt; 11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82];&quot;,&quot;;&quot; 'player_value'&quot;;&quot; =&gt; &quot;;[.C82];&quot;,&quot;;&quot; 'action'&quot;;&quot; =&gt; &quot;;&quot;'&quot;;[.D82];&quot;'&quot;;&quot;}&quot;;&quot;,&quot;)" office:value-type="string" office:string-value="{'dealer_value' =&gt; 10, 'player_value' =&gt; 2, 'action' =&gt; 'H'}," calcext:value-type="string">
            <text:p>{'dealer_value' =&gt; 10, 'player_value' =&gt; 2, 'action' =&gt; 'H'},</text:p>
          </table:table-cell>
          <table:table-cell office:value-type="string" calcext:value-type="string">
            <text:p>{'dealer_value' =&gt; 10, 'player_value' =&gt; 2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83];&quot;,&quot;;&quot; 'player_value'&quot;;&quot; =&gt; &quot;;[.C83];&quot;,&quot;;&quot; 'action'&quot;;&quot; =&gt; &quot;;&quot;'&quot;;[.D83];&quot;'&quot;;&quot;}&quot;;&quot;,&quot;)" office:value-type="string" office:string-value="{'dealer_value' =&gt; 10, 'player_value' =&gt; 3, 'action' =&gt; 'H'}," calcext:value-type="string">
            <text:p>{'dealer_value' =&gt; 10, 'player_value' =&gt; 3, 'action' =&gt; 'H'},</text:p>
          </table:table-cell>
          <table:table-cell office:value-type="string" calcext:value-type="string">
            <text:p>{'dealer_value' =&gt; 10, 'player_value' =&gt; 3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84];&quot;,&quot;;&quot; 'player_value'&quot;;&quot; =&gt; &quot;;[.C84];&quot;,&quot;;&quot; 'action'&quot;;&quot; =&gt; &quot;;&quot;'&quot;;[.D84];&quot;'&quot;;&quot;}&quot;;&quot;,&quot;)" office:value-type="string" office:string-value="{'dealer_value' =&gt; 10, 'player_value' =&gt; 4, 'action' =&gt; 'H'}," calcext:value-type="string">
            <text:p>{'dealer_value' =&gt; 10, 'player_value' =&gt; 4, 'action' =&gt; 'H'},</text:p>
          </table:table-cell>
          <table:table-cell office:value-type="string" calcext:value-type="string">
            <text:p>{'dealer_value' =&gt; 10, 'player_value' =&gt; 4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85];&quot;,&quot;;&quot; 'player_value'&quot;;&quot; =&gt; &quot;;[.C85];&quot;,&quot;;&quot; 'action'&quot;;&quot; =&gt; &quot;;&quot;'&quot;;[.D85];&quot;'&quot;;&quot;}&quot;;&quot;,&quot;)" office:value-type="string" office:string-value="{'dealer_value' =&gt; 10, 'player_value' =&gt; 5, 'action' =&gt; 'H'}," calcext:value-type="string">
            <text:p>{'dealer_value' =&gt; 10, 'player_value' =&gt; 5, 'action' =&gt; 'H'},</text:p>
          </table:table-cell>
          <table:table-cell office:value-type="string" calcext:value-type="string">
            <text:p>{'dealer_value' =&gt; 10, 'player_value' =&gt; 5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86];&quot;,&quot;;&quot; 'player_value'&quot;;&quot; =&gt; &quot;;[.C86];&quot;,&quot;;&quot; 'action'&quot;;&quot; =&gt; &quot;;&quot;'&quot;;[.D86];&quot;'&quot;;&quot;}&quot;;&quot;,&quot;)" office:value-type="string" office:string-value="{'dealer_value' =&gt; 10, 'player_value' =&gt; 6, 'action' =&gt; 'H'}," calcext:value-type="string">
            <text:p>{'dealer_value' =&gt; 10, 'player_value' =&gt; 6, 'action' =&gt; 'H'},</text:p>
          </table:table-cell>
          <table:table-cell office:value-type="string" calcext:value-type="string">
            <text:p>{'dealer_value' =&gt; 10, 'player_value' =&gt; 6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87];&quot;,&quot;;&quot; 'player_value'&quot;;&quot; =&gt; &quot;;[.C87];&quot;,&quot;;&quot; 'action'&quot;;&quot; =&gt; &quot;;&quot;'&quot;;[.D87];&quot;'&quot;;&quot;}&quot;;&quot;,&quot;)" office:value-type="string" office:string-value="{'dealer_value' =&gt; 10, 'player_value' =&gt; 7, 'action' =&gt; 'S'}," calcext:value-type="string">
            <text:p>{'dealer_value' =&gt; 10, 'player_value' =&gt; 7, 'action' =&gt; 'S'},</text:p>
          </table:table-cell>
          <table:table-cell office:value-type="string" calcext:value-type="string">
            <text:p>{'dealer_value' =&gt; 10, 'player_value' =&gt; 7, 'action' =&gt; 'S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88];&quot;,&quot;;&quot; 'player_value'&quot;;&quot; =&gt; &quot;;[.C88];&quot;,&quot;;&quot; 'action'&quot;;&quot; =&gt; &quot;;&quot;'&quot;;[.D88];&quot;'&quot;;&quot;}&quot;;&quot;,&quot;)" office:value-type="string" office:string-value="{'dealer_value' =&gt; 10, 'player_value' =&gt; 8, 'action' =&gt; 'P'}," calcext:value-type="string">
            <text:p>{'dealer_value' =&gt; 10, 'player_value' =&gt; 8, 'action' =&gt; 'P'},</text:p>
          </table:table-cell>
          <table:table-cell office:value-type="string" calcext:value-type="string">
            <text:p>{'dealer_value' =&gt; 10, 'player_value' =&gt; 8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89];&quot;,&quot;;&quot; 'player_value'&quot;;&quot; =&gt; &quot;;[.C89];&quot;,&quot;;&quot; 'action'&quot;;&quot; =&gt; &quot;;&quot;'&quot;;[.D89];&quot;'&quot;;&quot;}&quot;;&quot;,&quot;)" office:value-type="string" office:string-value="{'dealer_value' =&gt; 10, 'player_value' =&gt; 9, 'action' =&gt; 'S'}," calcext:value-type="string">
            <text:p>{'dealer_value' =&gt; 10, 'player_value' =&gt; 9, 'action' =&gt; 'S'},</text:p>
          </table:table-cell>
          <table:table-cell office:value-type="string" calcext:value-type="string">
            <text:p>{'dealer_value' =&gt; 10, 'player_value' =&gt; 9, 'action' =&gt; 'S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90];&quot;,&quot;;&quot; 'player_value'&quot;;&quot; =&gt; &quot;;[.C90];&quot;,&quot;;&quot; 'action'&quot;;&quot; =&gt; &quot;;&quot;'&quot;;[.D90];&quot;'&quot;;&quot;}&quot;;&quot;,&quot;)" office:value-type="string" office:string-value="{'dealer_value' =&gt; 10, 'player_value' =&gt; 10, 'action' =&gt; 'S'}," calcext:value-type="string">
            <text:p>{'dealer_value' =&gt; 10, 'player_value' =&gt; 10, 'action' =&gt; 'S'},</text:p>
          </table:table-cell>
          <table:table-cell office:value-type="string" calcext:value-type="string">
            <text:p>{'dealer_value' =&gt; 10, 'player_value' =&gt; 10, 'action' =&gt; 'S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91];&quot;,&quot;;&quot; 'player_value'&quot;;&quot; =&gt; &quot;;[.C91];&quot;,&quot;;&quot; 'action'&quot;;&quot; =&gt; &quot;;&quot;'&quot;;[.D91];&quot;'&quot;;&quot;}&quot;;&quot;,&quot;)" office:value-type="string" office:string-value="{'dealer_value' =&gt; 10, 'player_value' =&gt; 11, 'action' =&gt; 'P'}," calcext:value-type="string">
            <text:p>{'dealer_value' =&gt; 10, 'player_value' =&gt; 11, 'action' =&gt; 'P'},</text:p>
          </table:table-cell>
          <table:table-cell office:value-type="string" calcext:value-type="string">
            <text:p>{'dealer_value' =&gt; 10, 'player_value' =&gt; 11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92];&quot;,&quot;;&quot; 'player_value'&quot;;&quot; =&gt; &quot;;[.C92];&quot;,&quot;;&quot; 'action'&quot;;&quot; =&gt; &quot;;&quot;'&quot;;[.D92];&quot;'&quot;;&quot;}&quot;;&quot;,&quot;)" office:value-type="string" office:string-value="{'dealer_value' =&gt; 11, 'player_value' =&gt; 2, 'action' =&gt; 'H'}," calcext:value-type="string">
            <text:p>{'dealer_value' =&gt; 11, 'player_value' =&gt; 2, 'action' =&gt; 'H'},</text:p>
          </table:table-cell>
          <table:table-cell office:value-type="string" calcext:value-type="string">
            <text:p>{'dealer_value' =&gt; 11, 'player_value' =&gt; 2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93];&quot;,&quot;;&quot; 'player_value'&quot;;&quot; =&gt; &quot;;[.C93];&quot;,&quot;;&quot; 'action'&quot;;&quot; =&gt; &quot;;&quot;'&quot;;[.D93];&quot;'&quot;;&quot;}&quot;;&quot;,&quot;)" office:value-type="string" office:string-value="{'dealer_value' =&gt; 11, 'player_value' =&gt; 3, 'action' =&gt; 'H'}," calcext:value-type="string">
            <text:p>{'dealer_value' =&gt; 11, 'player_value' =&gt; 3, 'action' =&gt; 'H'},</text:p>
          </table:table-cell>
          <table:table-cell office:value-type="string" calcext:value-type="string">
            <text:p>{'dealer_value' =&gt; 11, 'player_value' =&gt; 3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94];&quot;,&quot;;&quot; 'player_value'&quot;;&quot; =&gt; &quot;;[.C94];&quot;,&quot;;&quot; 'action'&quot;;&quot; =&gt; &quot;;&quot;'&quot;;[.D94];&quot;'&quot;;&quot;}&quot;;&quot;,&quot;)" office:value-type="string" office:string-value="{'dealer_value' =&gt; 11, 'player_value' =&gt; 4, 'action' =&gt; 'H'}," calcext:value-type="string">
            <text:p>{'dealer_value' =&gt; 11, 'player_value' =&gt; 4, 'action' =&gt; 'H'},</text:p>
          </table:table-cell>
          <table:table-cell office:value-type="string" calcext:value-type="string">
            <text:p>{'dealer_value' =&gt; 11, 'player_value' =&gt; 4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95];&quot;,&quot;;&quot; 'player_value'&quot;;&quot; =&gt; &quot;;[.C95];&quot;,&quot;;&quot; 'action'&quot;;&quot; =&gt; &quot;;&quot;'&quot;;[.D95];&quot;'&quot;;&quot;}&quot;;&quot;,&quot;)" office:value-type="string" office:string-value="{'dealer_value' =&gt; 11, 'player_value' =&gt; 5, 'action' =&gt; 'H'}," calcext:value-type="string">
            <text:p>{'dealer_value' =&gt; 11, 'player_value' =&gt; 5, 'action' =&gt; 'H'},</text:p>
          </table:table-cell>
          <table:table-cell office:value-type="string" calcext:value-type="string">
            <text:p>{'dealer_value' =&gt; 11, 'player_value' =&gt; 5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96];&quot;,&quot;;&quot; 'player_value'&quot;;&quot; =&gt; &quot;;[.C96];&quot;,&quot;;&quot; 'action'&quot;;&quot; =&gt; &quot;;&quot;'&quot;;[.D96];&quot;'&quot;;&quot;}&quot;;&quot;,&quot;)" office:value-type="string" office:string-value="{'dealer_value' =&gt; 11, 'player_value' =&gt; 6, 'action' =&gt; 'H'}," calcext:value-type="string">
            <text:p>{'dealer_value' =&gt; 11, 'player_value' =&gt; 6, 'action' =&gt; 'H'},</text:p>
          </table:table-cell>
          <table:table-cell office:value-type="string" calcext:value-type="string">
            <text:p>{'dealer_value' =&gt; 11, 'player_value' =&gt; 6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formula="of:=COM.MICROSOFT.CONCAT(&quot;{&quot;;&quot;'dealer_value'&quot;;&quot; =&gt; &quot;;[.B97];&quot;,&quot;;&quot; 'player_value'&quot;;&quot; =&gt; &quot;;[.C97];&quot;,&quot;;&quot; 'action'&quot;;&quot; =&gt; &quot;;&quot;'&quot;;[.D97];&quot;'&quot;;&quot;}&quot;;&quot;,&quot;)" office:value-type="string" office:string-value="{'dealer_value' =&gt; 11, 'player_value' =&gt; 7, 'action' =&gt; 'H'}," calcext:value-type="string">
            <text:p>{'dealer_value' =&gt; 11, 'player_value' =&gt; 7, 'action' =&gt; 'H'},</text:p>
          </table:table-cell>
          <table:table-cell office:value-type="string" calcext:value-type="string">
            <text:p>{'dealer_value' =&gt; 11, 'player_value' =&gt; 7, 'action' =&gt; 'H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98];&quot;,&quot;;&quot; 'player_value'&quot;;&quot; =&gt; &quot;;[.C98];&quot;,&quot;;&quot; 'action'&quot;;&quot; =&gt; &quot;;&quot;'&quot;;[.D98];&quot;'&quot;;&quot;}&quot;;&quot;,&quot;)" office:value-type="string" office:string-value="{'dealer_value' =&gt; 11, 'player_value' =&gt; 8, 'action' =&gt; 'P'}," calcext:value-type="string">
            <text:p>{'dealer_value' =&gt; 11, 'player_value' =&gt; 8, 'action' =&gt; 'P'},</text:p>
          </table:table-cell>
          <table:table-cell office:value-type="string" calcext:value-type="string">
            <text:p>{'dealer_value' =&gt; 11, 'player_value' =&gt; 8, 'action' =&gt; 'P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99];&quot;,&quot;;&quot; 'player_value'&quot;;&quot; =&gt; &quot;;[.C99];&quot;,&quot;;&quot; 'action'&quot;;&quot; =&gt; &quot;;&quot;'&quot;;[.D99];&quot;'&quot;;&quot;}&quot;;&quot;,&quot;)" office:value-type="string" office:string-value="{'dealer_value' =&gt; 11, 'player_value' =&gt; 9, 'action' =&gt; 'S'}," calcext:value-type="string">
            <text:p>{'dealer_value' =&gt; 11, 'player_value' =&gt; 9, 'action' =&gt; 'S'},</text:p>
          </table:table-cell>
          <table:table-cell office:value-type="string" calcext:value-type="string">
            <text:p>{'dealer_value' =&gt; 11, 'player_value' =&gt; 9, 'action' =&gt; 'S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COM.MICROSOFT.CONCAT(&quot;{&quot;;&quot;'dealer_value'&quot;;&quot; =&gt; &quot;;[.B100];&quot;,&quot;;&quot; 'player_value'&quot;;&quot; =&gt; &quot;;[.C100];&quot;,&quot;;&quot; 'action'&quot;;&quot; =&gt; &quot;;&quot;'&quot;;[.D100];&quot;'&quot;;&quot;}&quot;;&quot;,&quot;)" office:value-type="string" office:string-value="{'dealer_value' =&gt; 11, 'player_value' =&gt; 10, 'action' =&gt; 'S'}," calcext:value-type="string">
            <text:p>{'dealer_value' =&gt; 11, 'player_value' =&gt; 10, 'action' =&gt; 'S'},</text:p>
          </table:table-cell>
          <table:table-cell office:value-type="string" calcext:value-type="string">
            <text:p>{'dealer_value' =&gt; 11, 'player_value' =&gt; 10, 'action' =&gt; 'S'},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formula="of:=COM.MICROSOFT.CONCAT(&quot;{&quot;;&quot;'dealer_value'&quot;;&quot; =&gt; &quot;;[.B101];&quot;,&quot;;&quot; 'player_value'&quot;;&quot; =&gt; &quot;;[.C101];&quot;,&quot;;&quot; 'action'&quot;;&quot; =&gt; &quot;;&quot;'&quot;;[.D101];&quot;'&quot;;&quot;}&quot;;&quot;]&quot;)" office:value-type="string" office:string-value="{'dealer_value' =&gt; 11, 'player_value' =&gt; 11, 'action' =&gt; 'P'}]" calcext:value-type="string">
            <text:p>{'dealer_value' =&gt; 11, 'player_value' =&gt; 11, 'action' =&gt; 'P'}]</text:p>
          </table:table-cell>
          <table:table-cell office:value-type="string" calcext:value-type="string">
            <text:p>{'dealer_value' =&gt; 11, 'player_value' =&gt; 11, 'action' =&gt; 'P'}]</text:p>
          </table:table-cell>
          <table:table-cell table:number-columns-repeated="11"/>
        </table:table-row>
      </table:table>
      <table:table table:name="Sheet4" table:style-name="ta1"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rb(main):016:0&gt; hard_options = [{'dealer_value' =&gt; 2, 'player_value' =&gt; 5, 'action' =&gt; 'H'}, {'dealer_value' =&gt; 2, 'player_value' =&gt; 6, 'action' =&gt; 'H'}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(main):020:0&gt; hard_options.find {|x| x['dealer_value'] == 2 &amp;&amp; x['player_value'] == 6}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rb(main):021:0&gt; hard_options.find {|x| x['dealer_value'] == 2 &amp;&amp; x['player_value'] == 5}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Hit</text:p>
          </table:table-cell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and</text:p>
          </table:table-cell>
        </table:table-row>
        <table:table-row table:style-name="ro1">
          <table:table-cell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Split</text:p>
          </table:table-cell>
        </table:table-row>
        <table:table-row table:style-name="ro2">
          <table:table-cell/>
          <table:table-cell table:style-name="ce2" office:value-type="string" calcext:value-type="string">
            <text:p>Dh</text:p>
          </table:table-cell>
          <table:table-cell table:style-name="ce2" office:value-type="string" calcext:value-type="string">
            <text:p>Double if possible, otherwise Hit</text:p>
          </table:table-cell>
        </table:table-row>
        <table:table-row table:style-name="ro3">
          <table:table-cell/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Double if possible, otherwise St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4:44:58.017487000</meta:creation-date>
    <dc:date>2017-01-12T21:15:02.526300000</dc:date>
    <meta:editing-duration>PT4H57M31S</meta:editing-duration>
    <meta:editing-cycles>16</meta:editing-cycles>
    <meta:generator>LibreOffice_Vanilla/5.2.3.5$MacOSX_X86_64 LibreOffice_project/83adc9c35c74e0badc710d981405858b1179a327</meta:generator>
    <meta:document-statistic meta:table-count="4" meta:cell-count="2309" meta:object-count="0"/>
    <meta:user-defined meta:name=""/>
  </office:meta>
</office:document-meta>
</file>